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59.05pt"/>
    </style:style>
    <style:style style:name="co3" style:family="table-column">
      <style:table-column-properties fo:break-before="auto" style:column-width="397.96pt"/>
    </style:style>
    <style:style style:name="co4" style:family="table-column">
      <style:table-column-properties fo:break-before="auto" style:column-width="266.7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Jan2023">
      <style:table-properties table:display="true" style:writing-mode="lr-tb"/>
    </style:style>
    <style:style style:name="ta2" style:family="table" style:master-page-name="PageStyle_5f_Feb2023">
      <style:table-properties table:display="true" style:writing-mode="lr-tb"/>
    </style:style>
    <style:style style:name="ta3" style:family="table" style:master-page-name="PageStyle_5f_Mar2023">
      <style:table-properties table:display="true" style:writing-mode="lr-tb"/>
    </style:style>
    <style:style style:name="ta4" style:family="table" style:master-page-name="PageStyle_5f_Apr2023">
      <style:table-properties table:display="true" style:writing-mode="lr-tb"/>
    </style:style>
    <style:style style:name="ta5" style:family="table" style:master-page-name="PageStyle_5f_May2023">
      <style:table-properties table:display="true" style:writing-mode="lr-tb"/>
    </style:style>
    <style:style style:name="ta6" style:family="table" style:master-page-name="PageStyle_5f_Jun2023">
      <style:table-properties table:display="true" style:writing-mode="lr-tb"/>
    </style:style>
    <style:style style:name="ta7" style:family="table" style:master-page-name="PageStyle_5f_Jul2023">
      <style:table-properties table:display="true" style:writing-mode="lr-tb"/>
    </style:style>
    <style:style style:name="ta8" style:family="table" style:master-page-name="PageStyle_5f_Aug2023">
      <style:table-properties table:display="true" style:writing-mode="lr-tb"/>
    </style:style>
    <style:style style:name="ta9" style:family="table" style:master-page-name="PageStyle_5f_Sep2023">
      <style:table-properties table:display="true" style:writing-mode="lr-tb"/>
    </style:style>
    <style:style style:name="ta10" style:family="table" style:master-page-name="PageStyle_5f_Oct2023">
      <style:table-properties table:display="true" style:writing-mode="lr-tb"/>
    </style:style>
    <style:style style:name="ta11" style:family="table" style:master-page-name="PageStyle_5f_Nov2023">
      <style:table-properties table:display="true" style:writing-mode="lr-tb"/>
    </style:style>
    <style:style style:name="ta12" style:family="table" style:master-page-name="PageStyle_5f_Dec202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13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13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bbc0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16" style:family="table-cell" style:parent-style-name="Default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an2023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float" office:value="6004" calcext:value-type="float">
            <text:p>6004</text:p>
          </table:table-cell>
          <table:table-cell table:style-name="ce5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style-name="ce5" office:value-type="string" calcext:value-type="string">
            <text:p>Duration</text:p>
          </table:table-cell>
          <table:table-cell table:style-name="ce11" office:value-type="string" calcext:value-type="string">
            <text:p>DecimalTime</text:p>
          </table:table-cell>
          <table:table-cell table:style-name="ce5" office:value-type="string" calcext:value-type="string">
            <text:p>ProjectID</text:p>
          </table:table-cell>
          <table:table-cell table:style-name="ce5" office:value-type="string" calcext:value-type="string">
            <text:p>Directory</text:p>
          </table:table-cell>
          <table:table-cell table:style-name="ce5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1-01" calcext:value-type="date">
            <text:p>1/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2]-[.B2]" office:value-type="time" office:time-value="PT00H29M59.999999712S" calcext:value-type="time">
            <text:p>0:30</text:p>
          </table:table-cell>
          <table:table-cell table:style-name="ce1" table:formula="of:=TIMEVALUE([.D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1-01" calcext:value-type="date">
            <text:p>1/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01" calcext:value-type="date">
            <text:p>1/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01" calcext:value-type="date">
            <text:p>1/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5]-[.B5]" office:value-type="time" office:time-value="PT00H45M00S" calcext:value-type="time">
            <text:p>0:45</text:p>
          </table:table-cell>
          <table:table-cell table:style-name="ce1" table:formula="of:=TIMEVALUE([.D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02" calcext:value-type="date">
            <text:p>1/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8]-[.B8]" office:value-type="time" office:time-value="PT00H29M59.999999712S" calcext:value-type="time">
            <text:p>0:30</text:p>
          </table:table-cell>
          <table:table-cell table:style-name="ce1" table:formula="of:=TIMEVALUE([.D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1-02" calcext:value-type="date">
            <text:p>1/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02" calcext:value-type="date">
            <text:p>1/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02" calcext:value-type="date">
            <text:p>1/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1]-[.B11]" office:value-type="time" office:time-value="PT00H45M00S" calcext:value-type="time">
            <text:p>0:45</text:p>
          </table:table-cell>
          <table:table-cell table:style-name="ce1" table:formula="of:=TIMEVALUE([.D1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03" calcext:value-type="date">
            <text:p>1/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4]-[.B14]" office:value-type="time" office:time-value="PT00H29M59.999999712S" calcext:value-type="time">
            <text:p>0:30</text:p>
          </table:table-cell>
          <table:table-cell table:style-name="ce1" table:formula="of:=TIMEVALUE([.D1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1-03" calcext:value-type="date">
            <text:p>1/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03" calcext:value-type="date">
            <text:p>1/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03" calcext:value-type="date">
            <text:p>1/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7]-[.B17]" office:value-type="time" office:time-value="PT00H45M00S" calcext:value-type="time">
            <text:p>0:45</text:p>
          </table:table-cell>
          <table:table-cell table:style-name="ce1" table:formula="of:=TIMEVALUE([.D1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04" calcext:value-type="date">
            <text:p>1/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20]-[.B20]" office:value-type="time" office:time-value="PT00H29M59.999999712S" calcext:value-type="time">
            <text:p>0:30</text:p>
          </table:table-cell>
          <table:table-cell table:style-name="ce1" table:formula="of:=TIMEVALUE([.D2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1-04" calcext:value-type="date">
            <text:p>1/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04" calcext:value-type="date">
            <text:p>1/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04" calcext:value-type="date">
            <text:p>1/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23]-[.B23]" office:value-type="time" office:time-value="PT00H45M00S" calcext:value-type="time">
            <text:p>0:45</text:p>
          </table:table-cell>
          <table:table-cell table:style-name="ce1" table:formula="of:=TIMEVALUE([.D2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05" calcext:value-type="date">
            <text:p>1/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26]-[.B26]" office:value-type="time" office:time-value="PT00H29M59.999999712S" calcext:value-type="time">
            <text:p>0:30</text:p>
          </table:table-cell>
          <table:table-cell table:style-name="ce1" table:formula="of:=TIMEVALUE([.D2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1-05" calcext:value-type="date">
            <text:p>1/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05" calcext:value-type="date">
            <text:p>1/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05" calcext:value-type="date">
            <text:p>1/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29]-[.B29]" office:value-type="time" office:time-value="PT00H45M00S" calcext:value-type="time">
            <text:p>0:45</text:p>
          </table:table-cell>
          <table:table-cell table:style-name="ce1" table:formula="of:=TIMEVALUE([.D2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06" calcext:value-type="date">
            <text:p>1/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32]-[.B32]" office:value-type="time" office:time-value="PT00H29M59.999999712S" calcext:value-type="time">
            <text:p>0:30</text:p>
          </table:table-cell>
          <table:table-cell table:style-name="ce1" table:formula="of:=TIMEVALUE([.D3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1-06" calcext:value-type="date">
            <text:p>1/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06" calcext:value-type="date">
            <text:p>1/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06" calcext:value-type="date">
            <text:p>1/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35]-[.B35]" office:value-type="time" office:time-value="PT00H45M00S" calcext:value-type="time">
            <text:p>0:45</text:p>
          </table:table-cell>
          <table:table-cell table:style-name="ce1" table:formula="of:=TIMEVALUE([.D3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07" calcext:value-type="date">
            <text:p>1/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38]-[.B38]" office:value-type="time" office:time-value="PT00H29M59.999999712S" calcext:value-type="time">
            <text:p>0:30</text:p>
          </table:table-cell>
          <table:table-cell table:style-name="ce1" table:formula="of:=TIMEVALUE([.D3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1-07" calcext:value-type="date">
            <text:p>1/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07" calcext:value-type="date">
            <text:p>1/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07" calcext:value-type="date">
            <text:p>1/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41]-[.B41]" office:value-type="time" office:time-value="PT00H45M00S" calcext:value-type="time">
            <text:p>0:45</text:p>
          </table:table-cell>
          <table:table-cell table:style-name="ce1" table:formula="of:=TIMEVALUE([.D4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08" calcext:value-type="date">
            <text:p>1/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44]-[.B44]" office:value-type="time" office:time-value="PT00H29M59.999999712S" calcext:value-type="time">
            <text:p>0:30</text:p>
          </table:table-cell>
          <table:table-cell table:style-name="ce1" table:formula="of:=TIMEVALUE([.D4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1-08" calcext:value-type="date">
            <text:p>1/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08" calcext:value-type="date">
            <text:p>1/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08" calcext:value-type="date">
            <text:p>1/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47]-[.B47]" office:value-type="time" office:time-value="PT00H45M00S" calcext:value-type="time">
            <text:p>0:45</text:p>
          </table:table-cell>
          <table:table-cell table:style-name="ce1" table:formula="of:=TIMEVALUE([.D4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09" calcext:value-type="date">
            <text:p>1/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50]-[.B50]" office:value-type="time" office:time-value="PT00H29M59.999999712S" calcext:value-type="time">
            <text:p>0:30</text:p>
          </table:table-cell>
          <table:table-cell table:style-name="ce1" table:formula="of:=TIMEVALUE([.D5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1-09" calcext:value-type="date">
            <text:p>1/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09" calcext:value-type="date">
            <text:p>1/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09" calcext:value-type="date">
            <text:p>1/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53]-[.B53]" office:value-type="time" office:time-value="PT00H45M00S" calcext:value-type="time">
            <text:p>0:45</text:p>
          </table:table-cell>
          <table:table-cell table:style-name="ce1" table:formula="of:=TIMEVALUE([.D5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10" calcext:value-type="date">
            <text:p>1/1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56]-[.B56]" office:value-type="time" office:time-value="PT00H29M59.999999712S" calcext:value-type="time">
            <text:p>0:30</text:p>
          </table:table-cell>
          <table:table-cell table:style-name="ce1" table:formula="of:=TIMEVALUE([.D5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1-10" calcext:value-type="date">
            <text:p>1/1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10" calcext:value-type="date">
            <text:p>1/1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10" calcext:value-type="date">
            <text:p>1/1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59]-[.B59]" office:value-type="time" office:time-value="PT00H45M00S" calcext:value-type="time">
            <text:p>0:45</text:p>
          </table:table-cell>
          <table:table-cell table:style-name="ce1" table:formula="of:=TIMEVALUE([.D5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11" calcext:value-type="date">
            <text:p>1/1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62]-[.B62]" office:value-type="time" office:time-value="PT00H29M59.999999712S" calcext:value-type="time">
            <text:p>0:30</text:p>
          </table:table-cell>
          <table:table-cell table:style-name="ce1" table:formula="of:=TIMEVALUE([.D6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1-11" calcext:value-type="date">
            <text:p>1/1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11" calcext:value-type="date">
            <text:p>1/11/2023</text:p>
          </table:table-cell>
          <table:table-cell table:number-columns-repeated="7"/>
          <table:table-cell table:style-name="ce18"/>
          <table:table-cell table:number-columns-repeated="4"/>
          <table:table-cell table:style-name="ce12"/>
          <table:table-cell table:style-name="ce11" table:number-columns-repeated="2"/>
          <table:table-cell table:style-name="ce18"/>
          <table:table-cell table:number-columns-repeated="4"/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00"/>
        </table:table-row>
        <table:table-row table:style-name="ro1">
          <table:table-cell table:style-name="ce2" office:value-type="date" office:date-value="2023-01-11" calcext:value-type="date">
            <text:p>1/1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65]-[.B65]" office:value-type="time" office:time-value="PT00H45M00S" calcext:value-type="time">
            <text:p>0:45</text:p>
          </table:table-cell>
          <table:table-cell table:style-name="ce1" table:formula="of:=TIMEVALUE([.D6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12" calcext:value-type="date">
            <text:p>1/1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68]-[.B68]" office:value-type="time" office:time-value="PT00H29M59.999999712S" calcext:value-type="time">
            <text:p>0:30</text:p>
          </table:table-cell>
          <table:table-cell table:style-name="ce1" table:formula="of:=TIMEVALUE([.D6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1-12" calcext:value-type="date">
            <text:p>1/1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12" calcext:value-type="date">
            <text:p>1/1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12" calcext:value-type="date">
            <text:p>1/1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71]-[.B71]" office:value-type="time" office:time-value="PT00H45M00S" calcext:value-type="time">
            <text:p>0:45</text:p>
          </table:table-cell>
          <table:table-cell table:style-name="ce1" table:formula="of:=TIMEVALUE([.D7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13" calcext:value-type="date">
            <text:p>1/1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74]-[.B74]" office:value-type="time" office:time-value="PT00H29M59.999999712S" calcext:value-type="time">
            <text:p>0:30</text:p>
          </table:table-cell>
          <table:table-cell table:style-name="ce1" table:formula="of:=TIMEVALUE([.D7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1-13" calcext:value-type="date">
            <text:p>1/1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13" calcext:value-type="date">
            <text:p>1/1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13" calcext:value-type="date">
            <text:p>1/1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77]-[.B77]" office:value-type="time" office:time-value="PT00H45M00S" calcext:value-type="time">
            <text:p>0:45</text:p>
          </table:table-cell>
          <table:table-cell table:style-name="ce1" table:formula="of:=TIMEVALUE([.D7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14" calcext:value-type="date">
            <text:p>1/1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80]-[.B80]" office:value-type="time" office:time-value="PT00H29M59.999999712S" calcext:value-type="time">
            <text:p>0:30</text:p>
          </table:table-cell>
          <table:table-cell table:style-name="ce1" table:formula="of:=TIMEVALUE([.D8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1-14" calcext:value-type="date">
            <text:p>1/1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14" calcext:value-type="date">
            <text:p>1/1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14" calcext:value-type="date">
            <text:p>1/1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83]-[.B83]" office:value-type="time" office:time-value="PT00H45M00S" calcext:value-type="time">
            <text:p>0:45</text:p>
          </table:table-cell>
          <table:table-cell table:style-name="ce1" table:formula="of:=TIMEVALUE([.D8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15" calcext:value-type="date">
            <text:p>1/1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86]-[.B86]" office:value-type="time" office:time-value="PT00H29M59.999999712S" calcext:value-type="time">
            <text:p>0:30</text:p>
          </table:table-cell>
          <table:table-cell table:style-name="ce1" table:formula="of:=TIMEVALUE([.D8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1-15" calcext:value-type="date">
            <text:p>1/1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15" calcext:value-type="date">
            <text:p>1/1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15" calcext:value-type="date">
            <text:p>1/1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89]-[.B89]" office:value-type="time" office:time-value="PT00H45M00S" calcext:value-type="time">
            <text:p>0:45</text:p>
          </table:table-cell>
          <table:table-cell table:style-name="ce1" table:formula="of:=TIMEVALUE([.D8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16" calcext:value-type="date">
            <text:p>1/1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92]-[.B92]" office:value-type="time" office:time-value="PT00H29M59.999999712S" calcext:value-type="time">
            <text:p>0:30</text:p>
          </table:table-cell>
          <table:table-cell table:style-name="ce1" table:formula="of:=TIMEVALUE([.D9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1-16" calcext:value-type="date">
            <text:p>1/1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16" calcext:value-type="date">
            <text:p>1/1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16" calcext:value-type="date">
            <text:p>1/1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95]-[.B95]" office:value-type="time" office:time-value="PT00H45M00S" calcext:value-type="time">
            <text:p>0:45</text:p>
          </table:table-cell>
          <table:table-cell table:style-name="ce1" table:formula="of:=TIMEVALUE([.D9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17" calcext:value-type="date">
            <text:p>1/1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98]-[.B98]" office:value-type="time" office:time-value="PT00H29M59.999999712S" calcext:value-type="time">
            <text:p>0:30</text:p>
          </table:table-cell>
          <table:table-cell table:style-name="ce1" table:formula="of:=TIMEVALUE([.D9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1-17" calcext:value-type="date">
            <text:p>1/1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17" calcext:value-type="date">
            <text:p>1/1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17" calcext:value-type="date">
            <text:p>1/1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01]-[.B101]" office:value-type="time" office:time-value="PT00H45M00S" calcext:value-type="time">
            <text:p>0:45</text:p>
          </table:table-cell>
          <table:table-cell table:style-name="ce1" table:formula="of:=TIMEVALUE([.D10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18" calcext:value-type="date">
            <text:p>1/1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04]-[.B104]" office:value-type="time" office:time-value="PT00H29M59.999999712S" calcext:value-type="time">
            <text:p>0:30</text:p>
          </table:table-cell>
          <table:table-cell table:style-name="ce1" table:formula="of:=TIMEVALUE([.D10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1-18" calcext:value-type="date">
            <text:p>1/1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18" calcext:value-type="date">
            <text:p>1/1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18" calcext:value-type="date">
            <text:p>1/1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07]-[.B107]" office:value-type="time" office:time-value="PT00H45M00S" calcext:value-type="time">
            <text:p>0:45</text:p>
          </table:table-cell>
          <table:table-cell table:style-name="ce1" table:formula="of:=TIMEVALUE([.D10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19" calcext:value-type="date">
            <text:p>1/1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10]-[.B110]" office:value-type="time" office:time-value="PT00H29M59.999999712S" calcext:value-type="time">
            <text:p>0:30</text:p>
          </table:table-cell>
          <table:table-cell table:style-name="ce1" table:formula="of:=TIMEVALUE([.D11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1-19" calcext:value-type="date">
            <text:p>1/1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19" calcext:value-type="date">
            <text:p>1/1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19" calcext:value-type="date">
            <text:p>1/1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13]-[.B113]" office:value-type="time" office:time-value="PT00H45M00S" calcext:value-type="time">
            <text:p>0:45</text:p>
          </table:table-cell>
          <table:table-cell table:style-name="ce1" table:formula="of:=TIMEVALUE([.D11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20" calcext:value-type="date">
            <text:p>1/2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16]-[.B116]" office:value-type="time" office:time-value="PT00H29M59.999999712S" calcext:value-type="time">
            <text:p>0:30</text:p>
          </table:table-cell>
          <table:table-cell table:style-name="ce1" table:formula="of:=TIMEVALUE([.D11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1-20" calcext:value-type="date">
            <text:p>1/2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20" calcext:value-type="date">
            <text:p>1/2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20" calcext:value-type="date">
            <text:p>1/2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19]-[.B119]" office:value-type="time" office:time-value="PT00H45M00S" calcext:value-type="time">
            <text:p>0:45</text:p>
          </table:table-cell>
          <table:table-cell table:style-name="ce1" table:formula="of:=TIMEVALUE([.D11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21" calcext:value-type="date">
            <text:p>1/2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22]-[.B122]" office:value-type="time" office:time-value="PT00H29M59.999999712S" calcext:value-type="time">
            <text:p>0:30</text:p>
          </table:table-cell>
          <table:table-cell table:style-name="ce1" table:formula="of:=TIMEVALUE([.D12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1-21" calcext:value-type="date">
            <text:p>1/2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21" calcext:value-type="date">
            <text:p>1/2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21" calcext:value-type="date">
            <text:p>1/2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25]-[.B125]" office:value-type="time" office:time-value="PT00H45M00S" calcext:value-type="time">
            <text:p>0:45</text:p>
          </table:table-cell>
          <table:table-cell table:style-name="ce1" table:formula="of:=TIMEVALUE([.D12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22" calcext:value-type="date">
            <text:p>1/2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28]-[.B128]" office:value-type="time" office:time-value="PT00H29M59.999999712S" calcext:value-type="time">
            <text:p>0:30</text:p>
          </table:table-cell>
          <table:table-cell table:style-name="ce1" table:formula="of:=TIMEVALUE([.D12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1-22" calcext:value-type="date">
            <text:p>1/2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22" calcext:value-type="date">
            <text:p>1/2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22" calcext:value-type="date">
            <text:p>1/2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31]-[.B131]" office:value-type="time" office:time-value="PT00H45M00S" calcext:value-type="time">
            <text:p>0:45</text:p>
          </table:table-cell>
          <table:table-cell table:style-name="ce1" table:formula="of:=TIMEVALUE([.D13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23" calcext:value-type="date">
            <text:p>1/2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34]-[.B134]" office:value-type="time" office:time-value="PT00H29M59.999999712S" calcext:value-type="time">
            <text:p>0:30</text:p>
          </table:table-cell>
          <table:table-cell table:style-name="ce1" table:formula="of:=TIMEVALUE([.D13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1-23" calcext:value-type="date">
            <text:p>1/2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23" calcext:value-type="date">
            <text:p>1/2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23" calcext:value-type="date">
            <text:p>1/2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37]-[.B137]" office:value-type="time" office:time-value="PT00H45M00S" calcext:value-type="time">
            <text:p>0:45</text:p>
          </table:table-cell>
          <table:table-cell table:style-name="ce1" table:formula="of:=TIMEVALUE([.D13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24" calcext:value-type="date">
            <text:p>1/2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40]-[.B140]" office:value-type="time" office:time-value="PT00H29M59.999999712S" calcext:value-type="time">
            <text:p>0:30</text:p>
          </table:table-cell>
          <table:table-cell table:style-name="ce1" table:formula="of:=TIMEVALUE([.D14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1-24" calcext:value-type="date">
            <text:p>1/2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24" calcext:value-type="date">
            <text:p>1/2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24" calcext:value-type="date">
            <text:p>1/2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43]-[.B143]" office:value-type="time" office:time-value="PT00H45M00S" calcext:value-type="time">
            <text:p>0:45</text:p>
          </table:table-cell>
          <table:table-cell table:style-name="ce1" table:formula="of:=TIMEVALUE([.D14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25" calcext:value-type="date">
            <text:p>1/2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46]-[.B146]" office:value-type="time" office:time-value="PT00H29M59.999999712S" calcext:value-type="time">
            <text:p>0:30</text:p>
          </table:table-cell>
          <table:table-cell table:style-name="ce1" table:formula="of:=TIMEVALUE([.D14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1-25" calcext:value-type="date">
            <text:p>1/2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25" calcext:value-type="date">
            <text:p>1/2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25" calcext:value-type="date">
            <text:p>1/2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49]-[.B149]" office:value-type="time" office:time-value="PT00H45M00S" calcext:value-type="time">
            <text:p>0:45</text:p>
          </table:table-cell>
          <table:table-cell table:style-name="ce1" table:formula="of:=TIMEVALUE([.D14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26" calcext:value-type="date">
            <text:p>1/2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52]-[.B152]" office:value-type="time" office:time-value="PT00H29M59.999999712S" calcext:value-type="time">
            <text:p>0:30</text:p>
          </table:table-cell>
          <table:table-cell table:style-name="ce1" table:formula="of:=TIMEVALUE([.D15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1-26" calcext:value-type="date">
            <text:p>1/2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26" calcext:value-type="date">
            <text:p>1/2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26" calcext:value-type="date">
            <text:p>1/2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55]-[.B155]" office:value-type="time" office:time-value="PT00H45M00S" calcext:value-type="time">
            <text:p>0:45</text:p>
          </table:table-cell>
          <table:table-cell table:style-name="ce1" table:formula="of:=TIMEVALUE([.D15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27" calcext:value-type="date">
            <text:p>1/2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58]-[.B158]" office:value-type="time" office:time-value="PT00H29M59.999999712S" calcext:value-type="time">
            <text:p>0:30</text:p>
          </table:table-cell>
          <table:table-cell table:style-name="ce1" table:formula="of:=TIMEVALUE([.D15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1-27" calcext:value-type="date">
            <text:p>1/2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27" calcext:value-type="date">
            <text:p>1/2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27" calcext:value-type="date">
            <text:p>1/2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61]-[.B161]" office:value-type="time" office:time-value="PT00H45M00S" calcext:value-type="time">
            <text:p>0:45</text:p>
          </table:table-cell>
          <table:table-cell table:style-name="ce1" table:formula="of:=TIMEVALUE([.D16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28" calcext:value-type="date">
            <text:p>1/2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64]-[.B164]" office:value-type="time" office:time-value="PT00H29M59.999999712S" calcext:value-type="time">
            <text:p>0:30</text:p>
          </table:table-cell>
          <table:table-cell table:style-name="ce1" table:formula="of:=TIMEVALUE([.D16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1-28" calcext:value-type="date">
            <text:p>1/2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28" calcext:value-type="date">
            <text:p>1/2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28" calcext:value-type="date">
            <text:p>1/2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67]-[.B167]" office:value-type="time" office:time-value="PT00H45M00S" calcext:value-type="time">
            <text:p>0:45</text:p>
          </table:table-cell>
          <table:table-cell table:style-name="ce1" table:formula="of:=TIMEVALUE([.D16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29" calcext:value-type="date">
            <text:p>1/2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70]-[.B170]" office:value-type="time" office:time-value="PT00H29M59.999999712S" calcext:value-type="time">
            <text:p>0:30</text:p>
          </table:table-cell>
          <table:table-cell table:style-name="ce1" table:formula="of:=TIMEVALUE([.D17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1-29" calcext:value-type="date">
            <text:p>1/2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29" calcext:value-type="date">
            <text:p>1/2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29" calcext:value-type="date">
            <text:p>1/2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73]-[.B173]" office:value-type="time" office:time-value="PT00H45M00S" calcext:value-type="time">
            <text:p>0:45</text:p>
          </table:table-cell>
          <table:table-cell table:style-name="ce1" table:formula="of:=TIMEVALUE([.D17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30" calcext:value-type="date">
            <text:p>1/3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76]-[.B176]" office:value-type="time" office:time-value="PT00H29M59.999999712S" calcext:value-type="time">
            <text:p>0:30</text:p>
          </table:table-cell>
          <table:table-cell table:style-name="ce1" table:formula="of:=TIMEVALUE([.D17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1-30" calcext:value-type="date">
            <text:p>1/3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30" calcext:value-type="date">
            <text:p>1/3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30" calcext:value-type="date">
            <text:p>1/3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79]-[.B179]" office:value-type="time" office:time-value="PT00H45M00S" calcext:value-type="time">
            <text:p>0:45</text:p>
          </table:table-cell>
          <table:table-cell table:style-name="ce1" table:formula="of:=TIMEVALUE([.D17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1-31" calcext:value-type="date">
            <text:p>1/3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82]-[.B182]" office:value-type="time" office:time-value="PT00H29M59.999999712S" calcext:value-type="time">
            <text:p>0:30</text:p>
          </table:table-cell>
          <table:table-cell table:style-name="ce1" table:formula="of:=TIMEVALUE([.D18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1-31" calcext:value-type="date">
            <text:p>1/3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31" calcext:value-type="date">
            <text:p>1/3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1-31" calcext:value-type="date">
            <text:p>1/3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85]-[.B185]" office:value-type="time" office:time-value="PT00H45M00S" calcext:value-type="time">
            <text:p>0:45</text:p>
          </table:table-cell>
          <table:table-cell table:style-name="ce1" table:formula="of:=TIMEVALUE([.D18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/>
          <table:table-cell table:style-name="ce4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/>
          <table:table-cell table:style-name="ce4"/>
          <table:table-cell table:style-name="ce15"/>
          <table:table-cell table:style-name="ce4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/>
          <table:table-cell table:style-name="ce4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/>
          <table:table-cell table:style-name="ce4"/>
          <table:table-cell table:style-name="ce15"/>
          <table:table-cell table:style-name="ce4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/>
          <table:table-cell table:style-name="ce15" table:number-columns-repeated="2"/>
          <table:table-cell table:style-name="ce4"/>
          <table:table-cell table:number-columns-repeated="1016"/>
        </table:table-row>
        <table:table-row table:style-name="ro1" table:number-rows-repeated="2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/>
          <table:table-cell table:style-name="ce4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/>
          <table:table-cell table:style-name="ce4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/>
          <table:table-cell table:style-name="ce4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/>
          <table:table-cell table:style-name="ce4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/>
          <table:table-cell table:style-name="ce4"/>
          <table:table-cell table:number-columns-repeated="1016"/>
        </table:table-row>
        <table:table-row table:style-name="ro1">
          <table:table-cell table:style-name="ce3"/>
          <table:table-cell table:style-name="ce4" table:number-columns-repeated="2"/>
          <table:table-cell table:style-name="ce10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/>
          <table:table-cell table:style-name="ce4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/>
          <table:table-cell table:style-name="ce4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/>
          <table:table-cell table:style-name="ce4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/>
          <table:table-cell table:style-name="ce4" table:number-columns-repeated="3"/>
          <table:table-cell table:number-columns-repeated="1016"/>
        </table:table-row>
        <table:table-row table:style-name="ro1" table:number-rows-repeated="8">
          <table:table-cell table:style-name="ce3"/>
          <table:table-cell table:style-name="ce7" table:number-columns-repeated="2"/>
          <table:table-cell table:style-name="ce10"/>
          <table:table-cell table:style-name="ce1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/>
          <table:table-cell table:style-name="ce4" table:number-columns-repeated="3"/>
          <table:table-cell table:number-columns-repeated="1016"/>
        </table:table-row>
        <table:table-row table:style-name="ro1" table:number-rows-repeated="2">
          <table:table-cell table:style-name="ce3"/>
          <table:table-cell table:style-name="ce7" table:number-columns-repeated="2"/>
          <table:table-cell table:style-name="ce10"/>
          <table:table-cell table:style-name="ce1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/>
          <table:table-cell table:style-name="ce4"/>
          <table:table-cell table:style-name="ce15"/>
          <table:table-cell table:style-name="ce4"/>
          <table:table-cell table:number-columns-repeated="1016"/>
        </table:table-row>
        <table:table-row table:style-name="ro1">
          <table:table-cell table:style-name="ce3"/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/>
          <table:table-cell table:style-name="ce4"/>
          <table:table-cell table:style-name="ce15"/>
          <table:table-cell table:style-name="ce4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/>
          <table:table-cell table:style-name="ce4" table:number-columns-repeated="3"/>
          <table:table-cell table:number-columns-repeated="1016"/>
        </table:table-row>
        <table:table-row table:style-name="ro1" table:number-rows-repeated="3">
          <table:table-cell table:style-name="ce3"/>
          <table:table-cell table:style-name="ce7" table:number-columns-repeated="2"/>
          <table:table-cell table:style-name="ce10"/>
          <table:table-cell table:style-name="ce1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/>
          <table:table-cell table:style-name="ce4"/>
          <table:table-cell table:style-name="ce15"/>
          <table:table-cell table:style-name="ce4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/>
          <table:table-cell table:style-name="ce4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/>
          <table:table-cell table:style-name="ce4" table:number-columns-repeated="3"/>
          <table:table-cell table:number-columns-repeated="1016"/>
        </table:table-row>
        <table:table-row table:style-name="ro1" table:number-rows-repeated="2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/>
          <table:table-cell table:style-name="ce4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4"/>
          <table:table-cell table:style-name="ce12"/>
          <table:table-cell table:style-name="ce11"/>
          <table:table-cell table:style-name="ce4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/>
          <table:table-cell table:style-name="ce4"/>
          <table:table-cell table:number-columns-repeated="1016"/>
        </table:table-row>
        <table:table-row table:style-name="ro1" table:number-rows-repeated="2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/>
          <table:table-cell table:style-name="ce4"/>
          <table:table-cell table:number-columns-repeated="1016"/>
        </table:table-row>
        <table:table-row table:style-name="ro1" table:number-rows-repeated="2">
          <table:table-cell table:style-name="ce3"/>
          <table:table-cell table:style-name="ce7" table:number-columns-repeated="2"/>
          <table:table-cell table:style-name="ce10"/>
          <table:table-cell table:style-name="ce1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/>
          <table:table-cell table:style-name="ce4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 table:number-columns-repeated="2"/>
          <table:table-cell table:number-columns-repeated="1016"/>
        </table:table-row>
        <table:table-row table:style-name="ro1" table:number-rows-repeated="2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4" table:number-columns-repeated="2"/>
          <table:table-cell table:style-name="ce12"/>
          <table:table-cell table:style-name="ce11"/>
          <table:table-cell table:style-name="ce4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 table:number-columns-repeated="2"/>
          <table:table-cell table:number-columns-repeated="1016"/>
        </table:table-row>
        <table:table-row table:style-name="ro1" table:number-rows-repeated="8">
          <table:table-cell table:style-name="ce3"/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 table:number-columns-repeated="2"/>
          <table:table-cell table:number-columns-repeated="1016"/>
        </table:table-row>
        <table:table-row table:style-name="ro1" table:number-rows-repeated="2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 table:number-columns-repeated="2"/>
          <table:table-cell table:number-columns-repeated="1016"/>
        </table:table-row>
        <table:table-row table:style-name="ro1" table:number-rows-repeated="2">
          <table:table-cell table:style-name="ce3"/>
          <table:table-cell table:style-name="ce7" table:number-columns-repeated="2"/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3"/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 table:number-columns-repeated="2"/>
          <table:table-cell table:number-columns-repeated="1016"/>
        </table:table-row>
        <table:table-row table:style-name="ro1" table:number-rows-repeated="4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 table:number-columns-repeated="2"/>
          <table:table-cell table:number-columns-repeated="1016"/>
        </table:table-row>
        <table:table-row table:style-name="ro1" table:number-rows-repeated="2">
          <table:table-cell table:style-name="ce3"/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/>
          <table:table-cell table:style-name="ce4"/>
          <table:table-cell table:style-name="ce15"/>
          <table:table-cell table:style-name="ce4"/>
          <table:table-cell table:number-columns-repeated="1016"/>
        </table:table-row>
        <table:table-row table:style-name="ro1">
          <table:table-cell table:style-name="ce3"/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3"/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3"/>
          <table:table-cell table:style-name="ce7"/>
          <table:table-cell table:style-name="ce4" table:number-columns-repeated="6"/>
          <table:table-cell table:number-columns-repeated="1016"/>
        </table:table-row>
        <table:table-row table:style-name="ro1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 table:number-columns-repeated="2"/>
          <table:table-cell table:number-columns-repeated="1016"/>
        </table:table-row>
        <table:table-row table:style-name="ro1" table:number-rows-repeated="2">
          <table:table-cell table:style-name="ce3"/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 table:number-columns-repeated="2"/>
          <table:table-cell table:number-columns-repeated="1016"/>
        </table:table-row>
        <table:table-row table:style-name="ro1" table:number-rows-repeated="2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 table:number-columns-repeated="2"/>
          <table:table-cell table:number-columns-repeated="1016"/>
        </table:table-row>
        <table:table-row table:style-name="ro1" table:number-rows-repeated="2">
          <table:table-cell table:style-name="ce3"/>
          <table:table-cell table:style-name="ce4" table:number-columns-repeated="7"/>
          <table:table-cell table:number-columns-repeated="1016"/>
        </table:table-row>
        <table:table-row table:style-name="ro1" table:number-rows-repeated="6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/>
          <table:table-cell table:style-name="ce4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 table:number-columns-repeated="2"/>
          <table:table-cell table:number-columns-repeated="1016"/>
        </table:table-row>
        <table:table-row table:style-name="ro1" table:number-rows-repeated="3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3"/>
          <table:table-cell table:style-name="ce7"/>
          <table:table-cell table:style-name="ce4" table:number-columns-repeated="6"/>
          <table:table-cell table:number-columns-repeated="1016"/>
        </table:table-row>
        <table:table-row table:style-name="ro1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/>
          <table:table-cell table:style-name="ce4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 table:number-columns-repeated="2"/>
          <table:table-cell table:number-columns-repeated="1016"/>
        </table:table-row>
        <table:table-row table:style-name="ro1" table:number-rows-repeated="2">
          <table:table-cell table:style-name="ce3"/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 table:number-columns-repeated="2"/>
          <table:table-cell table:number-columns-repeated="1016"/>
        </table:table-row>
        <table:table-row table:style-name="ro1" table:number-rows-repeated="2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/>
          <table:table-cell table:style-name="ce4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 table:number-columns-repeated="2"/>
          <table:table-cell table:number-columns-repeated="1016"/>
        </table:table-row>
        <table:table-row table:style-name="ro1" table:number-rows-repeated="2">
          <table:table-cell table:style-name="ce3"/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 table:number-columns-repeated="2"/>
          <table:table-cell table:number-columns-repeated="1016"/>
        </table:table-row>
        <table:table-row table:style-name="ro1" table:number-rows-repeated="2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/>
          <table:table-cell table:style-name="ce4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 table:number-columns-repeated="2"/>
          <table:table-cell table:number-columns-repeated="1016"/>
        </table:table-row>
        <table:table-row table:style-name="ro1" table:number-rows-repeated="2">
          <table:table-cell table:style-name="ce3"/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 table:number-columns-repeated="2"/>
          <table:table-cell table:number-columns-repeated="1016"/>
        </table:table-row>
        <table:table-row table:style-name="ro1" table:number-rows-repeated="2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/>
          <table:table-cell table:style-name="ce4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 table:number-columns-repeated="2"/>
          <table:table-cell table:number-columns-repeated="1016"/>
        </table:table-row>
        <table:table-row table:style-name="ro1" table:number-rows-repeated="2">
          <table:table-cell table:style-name="ce3"/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1" table:number-columns-repeated="2"/>
          <table:table-cell table:number-columns-repeated="1016"/>
        </table:table-row>
        <table:table-row table:style-name="ro2" table:number-rows-repeated="10482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b2023" table:style-name="ta2">
        <table:table-column table:style-name="co1" table:number-columns-repeated="6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Time Start</text:p>
          </table:table-cell>
          <table:table-cell table:style-name="ce5" office:value-type="string" calcext:value-type="string">
            <text:p>Time End</text:p>
          </table:table-cell>
          <table:table-cell table:style-name="ce5" office:value-type="string" calcext:value-type="string">
            <text:p>Duration</text:p>
          </table:table-cell>
          <table:table-cell table:style-name="ce11" office:value-type="string" calcext:value-type="string">
            <text:p>DecimalTime</text:p>
          </table:table-cell>
          <table:table-cell table:style-name="ce5" office:value-type="string" calcext:value-type="string">
            <text:p>ProjectID</text:p>
          </table:table-cell>
          <table:table-cell table:style-name="ce5" office:value-type="string" calcext:value-type="string">
            <text:p>Directory</text:p>
          </table:table-cell>
          <table:table-cell table:style-name="ce5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01" calcext:value-type="date">
            <text:p>2/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2]-[.B2]" office:value-type="time" office:time-value="PT00H29M59.999999712S" calcext:value-type="time">
            <text:p>0:30</text:p>
          </table:table-cell>
          <table:table-cell table:style-name="ce1" table:formula="of:=TIMEVALUE([.D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01" calcext:value-type="date">
            <text:p>2/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01" calcext:value-type="date">
            <text:p>2/1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01" calcext:value-type="date">
            <text:p>2/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01" calcext:value-type="date">
            <text:p>2/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6]-[.B6]" office:value-type="time" office:time-value="PT00H45M00S" calcext:value-type="time">
            <text:p>0:45</text:p>
          </table:table-cell>
          <table:table-cell table:style-name="ce1" table:formula="of:=TIMEVALUE([.D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9" table:number-columns-repeated="3"/>
          <table:table-cell table:style-name="ce1" table:number-columns-repeated="2"/>
          <table:table-cell table:style-name="ce5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date" office:date-value="2023-02-02" calcext:value-type="date">
            <text:p>2/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9]-[.B9]" office:value-type="time" office:time-value="PT00H29M59.999999712S" calcext:value-type="time">
            <text:p>0:30</text:p>
          </table:table-cell>
          <table:table-cell table:style-name="ce1" table:formula="of:=TIMEVALUE([.D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02" calcext:value-type="date">
            <text:p>2/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02" calcext:value-type="date">
            <text:p>2/2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02" calcext:value-type="date">
            <text:p>2/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02" calcext:value-type="date">
            <text:p>2/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3]-[.B13]" office:value-type="time" office:time-value="PT00H45M00S" calcext:value-type="time">
            <text:p>0:45</text:p>
          </table:table-cell>
          <table:table-cell table:style-name="ce1" table:formula="of:=TIMEVALUE([.D1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2-03" calcext:value-type="date">
            <text:p>2/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6]-[.B16]" office:value-type="time" office:time-value="PT00H29M59.999999712S" calcext:value-type="time">
            <text:p>0:30</text:p>
          </table:table-cell>
          <table:table-cell table:style-name="ce1" table:formula="of:=TIMEVALUE([.D1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03" calcext:value-type="date">
            <text:p>2/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03" calcext:value-type="date">
            <text:p>2/3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03" calcext:value-type="date">
            <text:p>2/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03" calcext:value-type="date">
            <text:p>2/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20]-[.B20]" office:value-type="time" office:time-value="PT00H45M00S" calcext:value-type="time">
            <text:p>0:45</text:p>
          </table:table-cell>
          <table:table-cell table:style-name="ce1" table:formula="of:=TIMEVALUE([.D2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2-04" calcext:value-type="date">
            <text:p>2/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23]-[.B23]" office:value-type="time" office:time-value="PT00H29M59.999999712S" calcext:value-type="time">
            <text:p>0:30</text:p>
          </table:table-cell>
          <table:table-cell table:style-name="ce1" table:formula="of:=TIMEVALUE([.D2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04" calcext:value-type="date">
            <text:p>2/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04" calcext:value-type="date">
            <text:p>2/4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04" calcext:value-type="date">
            <text:p>2/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04" calcext:value-type="date">
            <text:p>2/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27]-[.B27]" office:value-type="time" office:time-value="PT00H45M00S" calcext:value-type="time">
            <text:p>0:45</text:p>
          </table:table-cell>
          <table:table-cell table:style-name="ce1" table:formula="of:=TIMEVALUE([.D2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2-05" calcext:value-type="date">
            <text:p>2/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30]-[.B30]" office:value-type="time" office:time-value="PT00H29M59.999999712S" calcext:value-type="time">
            <text:p>0:30</text:p>
          </table:table-cell>
          <table:table-cell table:style-name="ce1" table:formula="of:=TIMEVALUE([.D3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05" calcext:value-type="date">
            <text:p>2/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05" calcext:value-type="date">
            <text:p>2/5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05" calcext:value-type="date">
            <text:p>2/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05" calcext:value-type="date">
            <text:p>2/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34]-[.B34]" office:value-type="time" office:time-value="PT00H45M00S" calcext:value-type="time">
            <text:p>0:45</text:p>
          </table:table-cell>
          <table:table-cell table:style-name="ce1" table:formula="of:=TIMEVALUE([.D3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2-06" calcext:value-type="date">
            <text:p>2/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37]-[.B37]" office:value-type="time" office:time-value="PT00H29M59.999999712S" calcext:value-type="time">
            <text:p>0:30</text:p>
          </table:table-cell>
          <table:table-cell table:style-name="ce1" table:formula="of:=TIMEVALUE([.D3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06" calcext:value-type="date">
            <text:p>2/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06" calcext:value-type="date">
            <text:p>2/6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06" calcext:value-type="date">
            <text:p>2/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06" calcext:value-type="date">
            <text:p>2/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41]-[.B41]" office:value-type="time" office:time-value="PT00H45M00S" calcext:value-type="time">
            <text:p>0:45</text:p>
          </table:table-cell>
          <table:table-cell table:style-name="ce1" table:formula="of:=TIMEVALUE([.D4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2-07" calcext:value-type="date">
            <text:p>2/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44]-[.B44]" office:value-type="time" office:time-value="PT00H29M59.999999712S" calcext:value-type="time">
            <text:p>0:30</text:p>
          </table:table-cell>
          <table:table-cell table:style-name="ce1" table:formula="of:=TIMEVALUE([.D4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07" calcext:value-type="date">
            <text:p>2/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07" calcext:value-type="date">
            <text:p>2/7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07" calcext:value-type="date">
            <text:p>2/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07" calcext:value-type="date">
            <text:p>2/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48]-[.B48]" office:value-type="time" office:time-value="PT00H45M00S" calcext:value-type="time">
            <text:p>0:45</text:p>
          </table:table-cell>
          <table:table-cell table:style-name="ce1" table:formula="of:=TIMEVALUE([.D48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2-08" calcext:value-type="date">
            <text:p>2/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51]-[.B51]" office:value-type="time" office:time-value="PT00H29M59.999999712S" calcext:value-type="time">
            <text:p>0:30</text:p>
          </table:table-cell>
          <table:table-cell table:style-name="ce1" table:formula="of:=TIMEVALUE([.D5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08" calcext:value-type="date">
            <text:p>2/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08" calcext:value-type="date">
            <text:p>2/8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08" calcext:value-type="date">
            <text:p>2/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08" calcext:value-type="date">
            <text:p>2/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55]-[.B55]" office:value-type="time" office:time-value="PT00H45M00S" calcext:value-type="time">
            <text:p>0:45</text:p>
          </table:table-cell>
          <table:table-cell table:style-name="ce1" table:formula="of:=TIMEVALUE([.D5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2-09" calcext:value-type="date">
            <text:p>2/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58]-[.B58]" office:value-type="time" office:time-value="PT00H29M59.999999712S" calcext:value-type="time">
            <text:p>0:30</text:p>
          </table:table-cell>
          <table:table-cell table:style-name="ce1" table:formula="of:=TIMEVALUE([.D5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09" calcext:value-type="date">
            <text:p>2/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09" calcext:value-type="date">
            <text:p>2/9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09" calcext:value-type="date">
            <text:p>2/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09" calcext:value-type="date">
            <text:p>2/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62]-[.B62]" office:value-type="time" office:time-value="PT00H45M00S" calcext:value-type="time">
            <text:p>0:45</text:p>
          </table:table-cell>
          <table:table-cell table:style-name="ce1" table:formula="of:=TIMEVALUE([.D62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2-10" calcext:value-type="date">
            <text:p>2/1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65]-[.B65]" office:value-type="time" office:time-value="PT00H29M59.999999712S" calcext:value-type="time">
            <text:p>0:30</text:p>
          </table:table-cell>
          <table:table-cell table:style-name="ce1" table:formula="of:=TIMEVALUE([.D65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10" calcext:value-type="date">
            <text:p>2/1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10" calcext:value-type="date">
            <text:p>2/10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10" calcext:value-type="date">
            <text:p>2/1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10" calcext:value-type="date">
            <text:p>2/1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69]-[.B69]" office:value-type="time" office:time-value="PT00H45M00S" calcext:value-type="time">
            <text:p>0:45</text:p>
          </table:table-cell>
          <table:table-cell table:style-name="ce1" table:formula="of:=TIMEVALUE([.D6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2-11" calcext:value-type="date">
            <text:p>2/1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72]-[.B72]" office:value-type="time" office:time-value="PT00H29M59.999999712S" calcext:value-type="time">
            <text:p>0:30</text:p>
          </table:table-cell>
          <table:table-cell table:style-name="ce1" table:formula="of:=TIMEVALUE([.D7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11" calcext:value-type="date">
            <text:p>2/1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11" calcext:value-type="date">
            <text:p>2/11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11" calcext:value-type="date">
            <text:p>2/1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11" calcext:value-type="date">
            <text:p>2/1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76]-[.B76]" office:value-type="time" office:time-value="PT00H45M00S" calcext:value-type="time">
            <text:p>0:45</text:p>
          </table:table-cell>
          <table:table-cell table:style-name="ce1" table:formula="of:=TIMEVALUE([.D7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2-12" calcext:value-type="date">
            <text:p>2/1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79]-[.B79]" office:value-type="time" office:time-value="PT00H29M59.999999712S" calcext:value-type="time">
            <text:p>0:30</text:p>
          </table:table-cell>
          <table:table-cell table:style-name="ce1" table:formula="of:=TIMEVALUE([.D7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12" calcext:value-type="date">
            <text:p>2/1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12" calcext:value-type="date">
            <text:p>2/12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12" calcext:value-type="date">
            <text:p>2/1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12" calcext:value-type="date">
            <text:p>2/1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83]-[.B83]" office:value-type="time" office:time-value="PT00H45M00S" calcext:value-type="time">
            <text:p>0:45</text:p>
          </table:table-cell>
          <table:table-cell table:style-name="ce1" table:formula="of:=TIMEVALUE([.D8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2-13" calcext:value-type="date">
            <text:p>2/1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86]-[.B86]" office:value-type="time" office:time-value="PT00H29M59.999999712S" calcext:value-type="time">
            <text:p>0:30</text:p>
          </table:table-cell>
          <table:table-cell table:style-name="ce1" table:formula="of:=TIMEVALUE([.D8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13" calcext:value-type="date">
            <text:p>2/1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13" calcext:value-type="date">
            <text:p>2/13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13" calcext:value-type="date">
            <text:p>2/1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13" calcext:value-type="date">
            <text:p>2/1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90]-[.B90]" office:value-type="time" office:time-value="PT00H45M00S" calcext:value-type="time">
            <text:p>0:45</text:p>
          </table:table-cell>
          <table:table-cell table:style-name="ce1" table:formula="of:=TIMEVALUE([.D9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2-14" calcext:value-type="date">
            <text:p>2/1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93]-[.B93]" office:value-type="time" office:time-value="PT00H29M59.999999712S" calcext:value-type="time">
            <text:p>0:30</text:p>
          </table:table-cell>
          <table:table-cell table:style-name="ce1" table:formula="of:=TIMEVALUE([.D9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14" calcext:value-type="date">
            <text:p>2/1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14" calcext:value-type="date">
            <text:p>2/14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14" calcext:value-type="date">
            <text:p>2/1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14" calcext:value-type="date">
            <text:p>2/1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97]-[.B97]" office:value-type="time" office:time-value="PT00H45M00S" calcext:value-type="time">
            <text:p>0:45</text:p>
          </table:table-cell>
          <table:table-cell table:style-name="ce1" table:formula="of:=TIMEVALUE([.D9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2-15" calcext:value-type="date">
            <text:p>2/1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00]-[.B100]" office:value-type="time" office:time-value="PT00H29M59.999999712S" calcext:value-type="time">
            <text:p>0:30</text:p>
          </table:table-cell>
          <table:table-cell table:style-name="ce1" table:formula="of:=TIMEVALUE([.D10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15" calcext:value-type="date">
            <text:p>2/1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15" calcext:value-type="date">
            <text:p>2/15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15" calcext:value-type="date">
            <text:p>2/1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15" calcext:value-type="date">
            <text:p>2/1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04]-[.B104]" office:value-type="time" office:time-value="PT00H45M00S" calcext:value-type="time">
            <text:p>0:45</text:p>
          </table:table-cell>
          <table:table-cell table:style-name="ce1" table:formula="of:=TIMEVALUE([.D10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2-16" calcext:value-type="date">
            <text:p>2/1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07]-[.B107]" office:value-type="time" office:time-value="PT00H29M59.999999712S" calcext:value-type="time">
            <text:p>0:30</text:p>
          </table:table-cell>
          <table:table-cell table:style-name="ce1" table:formula="of:=TIMEVALUE([.D10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16" calcext:value-type="date">
            <text:p>2/1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16" calcext:value-type="date">
            <text:p>2/16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16" calcext:value-type="date">
            <text:p>2/1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16" calcext:value-type="date">
            <text:p>2/1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11]-[.B111]" office:value-type="time" office:time-value="PT00H45M00S" calcext:value-type="time">
            <text:p>0:45</text:p>
          </table:table-cell>
          <table:table-cell table:style-name="ce1" table:formula="of:=TIMEVALUE([.D11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2-17" calcext:value-type="date">
            <text:p>2/1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14]-[.B114]" office:value-type="time" office:time-value="PT00H29M59.999999712S" calcext:value-type="time">
            <text:p>0:30</text:p>
          </table:table-cell>
          <table:table-cell table:style-name="ce1" table:formula="of:=TIMEVALUE([.D11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17" calcext:value-type="date">
            <text:p>2/1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17" calcext:value-type="date">
            <text:p>2/17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17" calcext:value-type="date">
            <text:p>2/1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17" calcext:value-type="date">
            <text:p>2/1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18]-[.B118]" office:value-type="time" office:time-value="PT00H45M00S" calcext:value-type="time">
            <text:p>0:45</text:p>
          </table:table-cell>
          <table:table-cell table:style-name="ce1" table:formula="of:=TIMEVALUE([.D118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2-18" calcext:value-type="date">
            <text:p>2/1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21]-[.B121]" office:value-type="time" office:time-value="PT00H29M59.999999712S" calcext:value-type="time">
            <text:p>0:30</text:p>
          </table:table-cell>
          <table:table-cell table:style-name="ce1" table:formula="of:=TIMEVALUE([.D12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18" calcext:value-type="date">
            <text:p>2/1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18" calcext:value-type="date">
            <text:p>2/18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18" calcext:value-type="date">
            <text:p>2/1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18" calcext:value-type="date">
            <text:p>2/1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25]-[.B125]" office:value-type="time" office:time-value="PT00H45M00S" calcext:value-type="time">
            <text:p>0:45</text:p>
          </table:table-cell>
          <table:table-cell table:style-name="ce1" table:formula="of:=TIMEVALUE([.D12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2-19" calcext:value-type="date">
            <text:p>2/1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28]-[.B128]" office:value-type="time" office:time-value="PT00H29M59.999999712S" calcext:value-type="time">
            <text:p>0:30</text:p>
          </table:table-cell>
          <table:table-cell table:style-name="ce1" table:formula="of:=TIMEVALUE([.D12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19" calcext:value-type="date">
            <text:p>2/1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19" calcext:value-type="date">
            <text:p>2/19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19" calcext:value-type="date">
            <text:p>2/1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19" calcext:value-type="date">
            <text:p>2/1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32]-[.B132]" office:value-type="time" office:time-value="PT00H45M00S" calcext:value-type="time">
            <text:p>0:45</text:p>
          </table:table-cell>
          <table:table-cell table:style-name="ce1" table:formula="of:=TIMEVALUE([.D132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2-20" calcext:value-type="date">
            <text:p>2/2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35]-[.B135]" office:value-type="time" office:time-value="PT00H29M59.999999712S" calcext:value-type="time">
            <text:p>0:30</text:p>
          </table:table-cell>
          <table:table-cell table:style-name="ce1" table:formula="of:=TIMEVALUE([.D135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20" calcext:value-type="date">
            <text:p>2/2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20" calcext:value-type="date">
            <text:p>2/20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20" calcext:value-type="date">
            <text:p>2/2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20" calcext:value-type="date">
            <text:p>2/2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39]-[.B139]" office:value-type="time" office:time-value="PT00H45M00S" calcext:value-type="time">
            <text:p>0:45</text:p>
          </table:table-cell>
          <table:table-cell table:style-name="ce1" table:formula="of:=TIMEVALUE([.D13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2-21" calcext:value-type="date">
            <text:p>2/2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42]-[.B142]" office:value-type="time" office:time-value="PT00H29M59.999999712S" calcext:value-type="time">
            <text:p>0:30</text:p>
          </table:table-cell>
          <table:table-cell table:style-name="ce1" table:formula="of:=TIMEVALUE([.D14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21" calcext:value-type="date">
            <text:p>2/2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21" calcext:value-type="date">
            <text:p>2/21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21" calcext:value-type="date">
            <text:p>2/2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21" calcext:value-type="date">
            <text:p>2/2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46]-[.B146]" office:value-type="time" office:time-value="PT00H45M00S" calcext:value-type="time">
            <text:p>0:45</text:p>
          </table:table-cell>
          <table:table-cell table:style-name="ce1" table:formula="of:=TIMEVALUE([.D14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2-22" calcext:value-type="date">
            <text:p>2/2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49]-[.B149]" office:value-type="time" office:time-value="PT00H29M59.999999712S" calcext:value-type="time">
            <text:p>0:30</text:p>
          </table:table-cell>
          <table:table-cell table:style-name="ce1" table:formula="of:=TIMEVALUE([.D14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22" calcext:value-type="date">
            <text:p>2/2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22" calcext:value-type="date">
            <text:p>2/22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22" calcext:value-type="date">
            <text:p>2/2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22" calcext:value-type="date">
            <text:p>2/2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53]-[.B153]" office:value-type="time" office:time-value="PT00H45M00S" calcext:value-type="time">
            <text:p>0:45</text:p>
          </table:table-cell>
          <table:table-cell table:style-name="ce1" table:formula="of:=TIMEVALUE([.D15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2-23" calcext:value-type="date">
            <text:p>2/2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56]-[.B156]" office:value-type="time" office:time-value="PT00H29M59.999999712S" calcext:value-type="time">
            <text:p>0:30</text:p>
          </table:table-cell>
          <table:table-cell table:style-name="ce1" table:formula="of:=TIMEVALUE([.D15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23" calcext:value-type="date">
            <text:p>2/2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23" calcext:value-type="date">
            <text:p>2/23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23" calcext:value-type="date">
            <text:p>2/2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23" calcext:value-type="date">
            <text:p>2/2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60]-[.B160]" office:value-type="time" office:time-value="PT00H45M00S" calcext:value-type="time">
            <text:p>0:45</text:p>
          </table:table-cell>
          <table:table-cell table:style-name="ce1" table:formula="of:=TIMEVALUE([.D16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2-24" calcext:value-type="date">
            <text:p>2/2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63]-[.B163]" office:value-type="time" office:time-value="PT00H29M59.999999712S" calcext:value-type="time">
            <text:p>0:30</text:p>
          </table:table-cell>
          <table:table-cell table:style-name="ce1" table:formula="of:=TIMEVALUE([.D16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24" calcext:value-type="date">
            <text:p>2/2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24" calcext:value-type="date">
            <text:p>2/24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24" calcext:value-type="date">
            <text:p>2/2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24" calcext:value-type="date">
            <text:p>2/2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67]-[.B167]" office:value-type="time" office:time-value="PT00H45M00S" calcext:value-type="time">
            <text:p>0:45</text:p>
          </table:table-cell>
          <table:table-cell table:style-name="ce1" table:formula="of:=TIMEVALUE([.D16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2-25" calcext:value-type="date">
            <text:p>2/2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70]-[.B170]" office:value-type="time" office:time-value="PT00H29M59.999999712S" calcext:value-type="time">
            <text:p>0:30</text:p>
          </table:table-cell>
          <table:table-cell table:style-name="ce1" table:formula="of:=TIMEVALUE([.D17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25" calcext:value-type="date">
            <text:p>2/2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25" calcext:value-type="date">
            <text:p>2/25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25" calcext:value-type="date">
            <text:p>2/2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25" calcext:value-type="date">
            <text:p>2/2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74]-[.B174]" office:value-type="time" office:time-value="PT00H45M00S" calcext:value-type="time">
            <text:p>0:45</text:p>
          </table:table-cell>
          <table:table-cell table:style-name="ce1" table:formula="of:=TIMEVALUE([.D17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2-26" calcext:value-type="date">
            <text:p>2/2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77]-[.B177]" office:value-type="time" office:time-value="PT00H29M59.999999712S" calcext:value-type="time">
            <text:p>0:30</text:p>
          </table:table-cell>
          <table:table-cell table:style-name="ce1" table:formula="of:=TIMEVALUE([.D17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26" calcext:value-type="date">
            <text:p>2/2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26" calcext:value-type="date">
            <text:p>2/26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26" calcext:value-type="date">
            <text:p>2/2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26" calcext:value-type="date">
            <text:p>2/2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81]-[.B181]" office:value-type="time" office:time-value="PT00H45M00S" calcext:value-type="time">
            <text:p>0:45</text:p>
          </table:table-cell>
          <table:table-cell table:style-name="ce1" table:formula="of:=TIMEVALUE([.D18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2-27" calcext:value-type="date">
            <text:p>2/2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84]-[.B184]" office:value-type="time" office:time-value="PT00H29M59.999999712S" calcext:value-type="time">
            <text:p>0:30</text:p>
          </table:table-cell>
          <table:table-cell table:style-name="ce1" table:formula="of:=TIMEVALUE([.D18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27" calcext:value-type="date">
            <text:p>2/2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27" calcext:value-type="date">
            <text:p>2/27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27" calcext:value-type="date">
            <text:p>2/2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27" calcext:value-type="date">
            <text:p>2/2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88]-[.B188]" office:value-type="time" office:time-value="PT00H45M00S" calcext:value-type="time">
            <text:p>0:45</text:p>
          </table:table-cell>
          <table:table-cell table:style-name="ce1" table:formula="of:=TIMEVALUE([.D188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2-28" calcext:value-type="date">
            <text:p>2/2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91]-[.B191]" office:value-type="time" office:time-value="PT00H29M59.999999712S" calcext:value-type="time">
            <text:p>0:30</text:p>
          </table:table-cell>
          <table:table-cell table:style-name="ce1" table:formula="of:=TIMEVALUE([.D19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28" calcext:value-type="date">
            <text:p>2/2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28" calcext:value-type="date">
            <text:p>2/28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2-28" calcext:value-type="date">
            <text:p>2/2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2-28" calcext:value-type="date">
            <text:p>2/2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95]-[.B195]" office:value-type="time" office:time-value="PT00H45M00S" calcext:value-type="time">
            <text:p>0:45</text:p>
          </table:table-cell>
          <table:table-cell table:style-name="ce1" table:formula="of:=TIMEVALUE([.D19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10483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2023" table:style-name="ta3">
        <table:table-column table:style-name="co1" table:number-columns-repeated="6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Time Start</text:p>
          </table:table-cell>
          <table:table-cell table:style-name="ce5" office:value-type="string" calcext:value-type="string">
            <text:p>Time End</text:p>
          </table:table-cell>
          <table:table-cell table:style-name="ce5" office:value-type="string" calcext:value-type="string">
            <text:p>Duration</text:p>
          </table:table-cell>
          <table:table-cell table:style-name="ce11" office:value-type="string" calcext:value-type="string">
            <text:p>DecimalTime</text:p>
          </table:table-cell>
          <table:table-cell table:style-name="ce5" office:value-type="string" calcext:value-type="string">
            <text:p>ProjectID</text:p>
          </table:table-cell>
          <table:table-cell table:style-name="ce5" office:value-type="string" calcext:value-type="string">
            <text:p>Directory</text:p>
          </table:table-cell>
          <table:table-cell table:style-name="ce5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01" calcext:value-type="date">
            <text:p>3/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2]-[.B2]" office:value-type="time" office:time-value="PT00H29M59.999999712S" calcext:value-type="time">
            <text:p>0:30</text:p>
          </table:table-cell>
          <table:table-cell table:style-name="ce1" table:formula="of:=TIMEVALUE([.D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01" calcext:value-type="date">
            <text:p>3/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01" calcext:value-type="date">
            <text:p>3/1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01" calcext:value-type="date">
            <text:p>3/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01" calcext:value-type="date">
            <text:p>3/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6]-[.B6]" office:value-type="time" office:time-value="PT00H45M00S" calcext:value-type="time">
            <text:p>0:45</text:p>
          </table:table-cell>
          <table:table-cell table:style-name="ce1" table:formula="of:=TIMEVALUE([.D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9" table:number-columns-repeated="3"/>
          <table:table-cell table:style-name="ce1" table:number-columns-repeated="2"/>
          <table:table-cell table:style-name="ce5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date" office:date-value="2023-03-02" calcext:value-type="date">
            <text:p>3/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9]-[.B9]" office:value-type="time" office:time-value="PT00H29M59.999999712S" calcext:value-type="time">
            <text:p>0:30</text:p>
          </table:table-cell>
          <table:table-cell table:style-name="ce1" table:formula="of:=TIMEVALUE([.D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02" calcext:value-type="date">
            <text:p>3/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02" calcext:value-type="date">
            <text:p>3/2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02" calcext:value-type="date">
            <text:p>3/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02" calcext:value-type="date">
            <text:p>3/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3]-[.B13]" office:value-type="time" office:time-value="PT00H45M00S" calcext:value-type="time">
            <text:p>0:45</text:p>
          </table:table-cell>
          <table:table-cell table:style-name="ce1" table:formula="of:=TIMEVALUE([.D1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3-03" calcext:value-type="date">
            <text:p>3/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6]-[.B16]" office:value-type="time" office:time-value="PT00H29M59.999999712S" calcext:value-type="time">
            <text:p>0:30</text:p>
          </table:table-cell>
          <table:table-cell table:style-name="ce1" table:formula="of:=TIMEVALUE([.D1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03" calcext:value-type="date">
            <text:p>3/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03" calcext:value-type="date">
            <text:p>3/3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03" calcext:value-type="date">
            <text:p>3/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03" calcext:value-type="date">
            <text:p>3/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20]-[.B20]" office:value-type="time" office:time-value="PT00H45M00S" calcext:value-type="time">
            <text:p>0:45</text:p>
          </table:table-cell>
          <table:table-cell table:style-name="ce1" table:formula="of:=TIMEVALUE([.D2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3-04" calcext:value-type="date">
            <text:p>3/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23]-[.B23]" office:value-type="time" office:time-value="PT00H29M59.999999712S" calcext:value-type="time">
            <text:p>0:30</text:p>
          </table:table-cell>
          <table:table-cell table:style-name="ce1" table:formula="of:=TIMEVALUE([.D2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04" calcext:value-type="date">
            <text:p>3/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04" calcext:value-type="date">
            <text:p>3/4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04" calcext:value-type="date">
            <text:p>3/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04" calcext:value-type="date">
            <text:p>3/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27]-[.B27]" office:value-type="time" office:time-value="PT00H45M00S" calcext:value-type="time">
            <text:p>0:45</text:p>
          </table:table-cell>
          <table:table-cell table:style-name="ce1" table:formula="of:=TIMEVALUE([.D2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3-05" calcext:value-type="date">
            <text:p>3/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30]-[.B30]" office:value-type="time" office:time-value="PT00H29M59.999999712S" calcext:value-type="time">
            <text:p>0:30</text:p>
          </table:table-cell>
          <table:table-cell table:style-name="ce1" table:formula="of:=TIMEVALUE([.D3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05" calcext:value-type="date">
            <text:p>3/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05" calcext:value-type="date">
            <text:p>3/5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05" calcext:value-type="date">
            <text:p>3/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05" calcext:value-type="date">
            <text:p>3/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34]-[.B34]" office:value-type="time" office:time-value="PT00H45M00S" calcext:value-type="time">
            <text:p>0:45</text:p>
          </table:table-cell>
          <table:table-cell table:style-name="ce1" table:formula="of:=TIMEVALUE([.D3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3-06" calcext:value-type="date">
            <text:p>3/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37]-[.B37]" office:value-type="time" office:time-value="PT00H29M59.999999712S" calcext:value-type="time">
            <text:p>0:30</text:p>
          </table:table-cell>
          <table:table-cell table:style-name="ce1" table:formula="of:=TIMEVALUE([.D3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06" calcext:value-type="date">
            <text:p>3/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06" calcext:value-type="date">
            <text:p>3/6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06" calcext:value-type="date">
            <text:p>3/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06" calcext:value-type="date">
            <text:p>3/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41]-[.B41]" office:value-type="time" office:time-value="PT00H45M00S" calcext:value-type="time">
            <text:p>0:45</text:p>
          </table:table-cell>
          <table:table-cell table:style-name="ce1" table:formula="of:=TIMEVALUE([.D4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3-07" calcext:value-type="date">
            <text:p>3/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44]-[.B44]" office:value-type="time" office:time-value="PT00H29M59.999999712S" calcext:value-type="time">
            <text:p>0:30</text:p>
          </table:table-cell>
          <table:table-cell table:style-name="ce1" table:formula="of:=TIMEVALUE([.D4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07" calcext:value-type="date">
            <text:p>3/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07" calcext:value-type="date">
            <text:p>3/7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07" calcext:value-type="date">
            <text:p>3/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07" calcext:value-type="date">
            <text:p>3/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48]-[.B48]" office:value-type="time" office:time-value="PT00H45M00S" calcext:value-type="time">
            <text:p>0:45</text:p>
          </table:table-cell>
          <table:table-cell table:style-name="ce1" table:formula="of:=TIMEVALUE([.D48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3-08" calcext:value-type="date">
            <text:p>3/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51]-[.B51]" office:value-type="time" office:time-value="PT00H29M59.999999712S" calcext:value-type="time">
            <text:p>0:30</text:p>
          </table:table-cell>
          <table:table-cell table:style-name="ce1" table:formula="of:=TIMEVALUE([.D5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08" calcext:value-type="date">
            <text:p>3/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08" calcext:value-type="date">
            <text:p>3/8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08" calcext:value-type="date">
            <text:p>3/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08" calcext:value-type="date">
            <text:p>3/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55]-[.B55]" office:value-type="time" office:time-value="PT00H45M00S" calcext:value-type="time">
            <text:p>0:45</text:p>
          </table:table-cell>
          <table:table-cell table:style-name="ce1" table:formula="of:=TIMEVALUE([.D5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3-09" calcext:value-type="date">
            <text:p>3/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58]-[.B58]" office:value-type="time" office:time-value="PT00H29M59.999999712S" calcext:value-type="time">
            <text:p>0:30</text:p>
          </table:table-cell>
          <table:table-cell table:style-name="ce1" table:formula="of:=TIMEVALUE([.D5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09" calcext:value-type="date">
            <text:p>3/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09" calcext:value-type="date">
            <text:p>3/9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09" calcext:value-type="date">
            <text:p>3/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09" calcext:value-type="date">
            <text:p>3/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62]-[.B62]" office:value-type="time" office:time-value="PT00H45M00S" calcext:value-type="time">
            <text:p>0:45</text:p>
          </table:table-cell>
          <table:table-cell table:style-name="ce1" table:formula="of:=TIMEVALUE([.D62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3-10" calcext:value-type="date">
            <text:p>3/1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65]-[.B65]" office:value-type="time" office:time-value="PT00H29M59.999999712S" calcext:value-type="time">
            <text:p>0:30</text:p>
          </table:table-cell>
          <table:table-cell table:style-name="ce1" table:formula="of:=TIMEVALUE([.D65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10" calcext:value-type="date">
            <text:p>3/1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10" calcext:value-type="date">
            <text:p>3/10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10" calcext:value-type="date">
            <text:p>3/1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10" calcext:value-type="date">
            <text:p>3/1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69]-[.B69]" office:value-type="time" office:time-value="PT00H45M00S" calcext:value-type="time">
            <text:p>0:45</text:p>
          </table:table-cell>
          <table:table-cell table:style-name="ce1" table:formula="of:=TIMEVALUE([.D6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3-11" calcext:value-type="date">
            <text:p>3/1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72]-[.B72]" office:value-type="time" office:time-value="PT00H29M59.999999712S" calcext:value-type="time">
            <text:p>0:30</text:p>
          </table:table-cell>
          <table:table-cell table:style-name="ce1" table:formula="of:=TIMEVALUE([.D7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11" calcext:value-type="date">
            <text:p>3/1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11" calcext:value-type="date">
            <text:p>3/11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11" calcext:value-type="date">
            <text:p>3/1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11" calcext:value-type="date">
            <text:p>3/1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76]-[.B76]" office:value-type="time" office:time-value="PT00H45M00S" calcext:value-type="time">
            <text:p>0:45</text:p>
          </table:table-cell>
          <table:table-cell table:style-name="ce1" table:formula="of:=TIMEVALUE([.D7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3-12" calcext:value-type="date">
            <text:p>3/1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79]-[.B79]" office:value-type="time" office:time-value="PT00H29M59.999999712S" calcext:value-type="time">
            <text:p>0:30</text:p>
          </table:table-cell>
          <table:table-cell table:style-name="ce1" table:formula="of:=TIMEVALUE([.D7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12" calcext:value-type="date">
            <text:p>3/1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12" calcext:value-type="date">
            <text:p>3/12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12" calcext:value-type="date">
            <text:p>3/1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12" calcext:value-type="date">
            <text:p>3/1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83]-[.B83]" office:value-type="time" office:time-value="PT00H45M00S" calcext:value-type="time">
            <text:p>0:45</text:p>
          </table:table-cell>
          <table:table-cell table:style-name="ce1" table:formula="of:=TIMEVALUE([.D8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3-13" calcext:value-type="date">
            <text:p>3/1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86]-[.B86]" office:value-type="time" office:time-value="PT00H29M59.999999712S" calcext:value-type="time">
            <text:p>0:30</text:p>
          </table:table-cell>
          <table:table-cell table:style-name="ce1" table:formula="of:=TIMEVALUE([.D8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13" calcext:value-type="date">
            <text:p>3/1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13" calcext:value-type="date">
            <text:p>3/13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13" calcext:value-type="date">
            <text:p>3/1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13" calcext:value-type="date">
            <text:p>3/1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90]-[.B90]" office:value-type="time" office:time-value="PT00H45M00S" calcext:value-type="time">
            <text:p>0:45</text:p>
          </table:table-cell>
          <table:table-cell table:style-name="ce1" table:formula="of:=TIMEVALUE([.D9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3-14" calcext:value-type="date">
            <text:p>3/1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93]-[.B93]" office:value-type="time" office:time-value="PT00H29M59.999999712S" calcext:value-type="time">
            <text:p>0:30</text:p>
          </table:table-cell>
          <table:table-cell table:style-name="ce1" table:formula="of:=TIMEVALUE([.D9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14" calcext:value-type="date">
            <text:p>3/1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14" calcext:value-type="date">
            <text:p>3/14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14" calcext:value-type="date">
            <text:p>3/1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14" calcext:value-type="date">
            <text:p>3/1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97]-[.B97]" office:value-type="time" office:time-value="PT00H45M00S" calcext:value-type="time">
            <text:p>0:45</text:p>
          </table:table-cell>
          <table:table-cell table:style-name="ce1" table:formula="of:=TIMEVALUE([.D9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3-15" calcext:value-type="date">
            <text:p>3/1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00]-[.B100]" office:value-type="time" office:time-value="PT00H29M59.999999712S" calcext:value-type="time">
            <text:p>0:30</text:p>
          </table:table-cell>
          <table:table-cell table:style-name="ce1" table:formula="of:=TIMEVALUE([.D10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15" calcext:value-type="date">
            <text:p>3/1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15" calcext:value-type="date">
            <text:p>3/15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15" calcext:value-type="date">
            <text:p>3/1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15" calcext:value-type="date">
            <text:p>3/1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04]-[.B104]" office:value-type="time" office:time-value="PT00H45M00S" calcext:value-type="time">
            <text:p>0:45</text:p>
          </table:table-cell>
          <table:table-cell table:style-name="ce1" table:formula="of:=TIMEVALUE([.D10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3-16" calcext:value-type="date">
            <text:p>3/1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07]-[.B107]" office:value-type="time" office:time-value="PT00H29M59.999999712S" calcext:value-type="time">
            <text:p>0:30</text:p>
          </table:table-cell>
          <table:table-cell table:style-name="ce1" table:formula="of:=TIMEVALUE([.D10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16" calcext:value-type="date">
            <text:p>3/1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16" calcext:value-type="date">
            <text:p>3/16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16" calcext:value-type="date">
            <text:p>3/1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16" calcext:value-type="date">
            <text:p>3/1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11]-[.B111]" office:value-type="time" office:time-value="PT00H45M00S" calcext:value-type="time">
            <text:p>0:45</text:p>
          </table:table-cell>
          <table:table-cell table:style-name="ce1" table:formula="of:=TIMEVALUE([.D11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3-17" calcext:value-type="date">
            <text:p>3/1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14]-[.B114]" office:value-type="time" office:time-value="PT00H29M59.999999712S" calcext:value-type="time">
            <text:p>0:30</text:p>
          </table:table-cell>
          <table:table-cell table:style-name="ce1" table:formula="of:=TIMEVALUE([.D11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17" calcext:value-type="date">
            <text:p>3/1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17" calcext:value-type="date">
            <text:p>3/17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17" calcext:value-type="date">
            <text:p>3/1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17" calcext:value-type="date">
            <text:p>3/1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18]-[.B118]" office:value-type="time" office:time-value="PT00H45M00S" calcext:value-type="time">
            <text:p>0:45</text:p>
          </table:table-cell>
          <table:table-cell table:style-name="ce1" table:formula="of:=TIMEVALUE([.D118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3-18" calcext:value-type="date">
            <text:p>3/1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21]-[.B121]" office:value-type="time" office:time-value="PT00H29M59.999999712S" calcext:value-type="time">
            <text:p>0:30</text:p>
          </table:table-cell>
          <table:table-cell table:style-name="ce1" table:formula="of:=TIMEVALUE([.D12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18" calcext:value-type="date">
            <text:p>3/1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18" calcext:value-type="date">
            <text:p>3/18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18" calcext:value-type="date">
            <text:p>3/1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18" calcext:value-type="date">
            <text:p>3/1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25]-[.B125]" office:value-type="time" office:time-value="PT00H45M00S" calcext:value-type="time">
            <text:p>0:45</text:p>
          </table:table-cell>
          <table:table-cell table:style-name="ce1" table:formula="of:=TIMEVALUE([.D12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3-19" calcext:value-type="date">
            <text:p>3/1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28]-[.B128]" office:value-type="time" office:time-value="PT00H29M59.999999712S" calcext:value-type="time">
            <text:p>0:30</text:p>
          </table:table-cell>
          <table:table-cell table:style-name="ce1" table:formula="of:=TIMEVALUE([.D12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19" calcext:value-type="date">
            <text:p>3/1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19" calcext:value-type="date">
            <text:p>3/19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19" calcext:value-type="date">
            <text:p>3/1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19" calcext:value-type="date">
            <text:p>3/1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32]-[.B132]" office:value-type="time" office:time-value="PT00H45M00S" calcext:value-type="time">
            <text:p>0:45</text:p>
          </table:table-cell>
          <table:table-cell table:style-name="ce1" table:formula="of:=TIMEVALUE([.D132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3-20" calcext:value-type="date">
            <text:p>3/2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35]-[.B135]" office:value-type="time" office:time-value="PT00H29M59.999999712S" calcext:value-type="time">
            <text:p>0:30</text:p>
          </table:table-cell>
          <table:table-cell table:style-name="ce1" table:formula="of:=TIMEVALUE([.D135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20" calcext:value-type="date">
            <text:p>3/2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20" calcext:value-type="date">
            <text:p>3/20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20" calcext:value-type="date">
            <text:p>3/2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20" calcext:value-type="date">
            <text:p>3/2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39]-[.B139]" office:value-type="time" office:time-value="PT00H45M00S" calcext:value-type="time">
            <text:p>0:45</text:p>
          </table:table-cell>
          <table:table-cell table:style-name="ce1" table:formula="of:=TIMEVALUE([.D13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3-21" calcext:value-type="date">
            <text:p>3/2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42]-[.B142]" office:value-type="time" office:time-value="PT00H29M59.999999712S" calcext:value-type="time">
            <text:p>0:30</text:p>
          </table:table-cell>
          <table:table-cell table:style-name="ce1" table:formula="of:=TIMEVALUE([.D14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21" calcext:value-type="date">
            <text:p>3/2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21" calcext:value-type="date">
            <text:p>3/21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2"/>
          <table:table-cell table:style-name="ce5" office:value-type="float" office:value="8803" calcext:value-type="float">
            <text:p>8803</text:p>
          </table:table-cell>
          <table:table-cell table:style-name="ce19" office:value-type="string" calcext:value-type="string">
            <text:p>8803sb23</text:p>
          </table:table-cell>
          <table:table-cell table:style-name="ce5" office:value-type="string" calcext:value-type="string">
            <text:p>delivered lecture 6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21" calcext:value-type="date">
            <text:p>3/2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21" calcext:value-type="date">
            <text:p>3/2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46]-[.B146]" office:value-type="time" office:time-value="PT00H45M00S" calcext:value-type="time">
            <text:p>0:45</text:p>
          </table:table-cell>
          <table:table-cell table:style-name="ce1" table:formula="of:=TIMEVALUE([.D14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3-22" calcext:value-type="date">
            <text:p>3/2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49]-[.B149]" office:value-type="time" office:time-value="PT00H29M59.999999712S" calcext:value-type="time">
            <text:p>0:30</text:p>
          </table:table-cell>
          <table:table-cell table:style-name="ce1" table:formula="of:=TIMEVALUE([.D14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22" calcext:value-type="date">
            <text:p>3/2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22" calcext:value-type="date">
            <text:p>3/22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3"/>
          <table:table-cell table:style-name="ce19"/>
          <table:table-cell table:number-columns-repeated="1017"/>
        </table:table-row>
        <table:table-row table:style-name="ro1">
          <table:table-cell table:style-name="ce2" office:value-type="date" office:date-value="2023-03-22" calcext:value-type="date">
            <text:p>3/2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22" calcext:value-type="date">
            <text:p>3/2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53]-[.B153]" office:value-type="time" office:time-value="PT00H45M00S" calcext:value-type="time">
            <text:p>0:45</text:p>
          </table:table-cell>
          <table:table-cell table:style-name="ce1" table:formula="of:=TIMEVALUE([.D15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3-23" calcext:value-type="date">
            <text:p>3/2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56]-[.B156]" office:value-type="time" office:time-value="PT00H29M59.999999712S" calcext:value-type="time">
            <text:p>0:30</text:p>
          </table:table-cell>
          <table:table-cell table:style-name="ce1" table:formula="of:=TIMEVALUE([.D15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23" calcext:value-type="date">
            <text:p>3/2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23" calcext:value-type="date">
            <text:p>3/23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3"/>
          <table:table-cell table:style-name="ce19"/>
          <table:table-cell table:number-columns-repeated="1017"/>
        </table:table-row>
        <table:table-row table:style-name="ro1">
          <table:table-cell table:style-name="ce2" office:value-type="date" office:date-value="2023-03-23" calcext:value-type="date">
            <text:p>3/2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23" calcext:value-type="date">
            <text:p>3/2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60]-[.B160]" office:value-type="time" office:time-value="PT00H45M00S" calcext:value-type="time">
            <text:p>0:45</text:p>
          </table:table-cell>
          <table:table-cell table:style-name="ce1" table:formula="of:=TIMEVALUE([.D16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3-24" calcext:value-type="date">
            <text:p>3/2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63]-[.B163]" office:value-type="time" office:time-value="PT00H29M59.999999712S" calcext:value-type="time">
            <text:p>0:30</text:p>
          </table:table-cell>
          <table:table-cell table:style-name="ce1" table:formula="of:=TIMEVALUE([.D16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24" calcext:value-type="date">
            <text:p>3/2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24" calcext:value-type="date">
            <text:p>3/24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3"/>
          <table:table-cell table:style-name="ce19"/>
          <table:table-cell table:number-columns-repeated="1017"/>
        </table:table-row>
        <table:table-row table:style-name="ro1">
          <table:table-cell table:style-name="ce2" office:value-type="date" office:date-value="2023-03-24" calcext:value-type="date">
            <text:p>3/2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24" calcext:value-type="date">
            <text:p>3/2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67]-[.B167]" office:value-type="time" office:time-value="PT00H45M00S" calcext:value-type="time">
            <text:p>0:45</text:p>
          </table:table-cell>
          <table:table-cell table:style-name="ce1" table:formula="of:=TIMEVALUE([.D16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3-25" calcext:value-type="date">
            <text:p>3/2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70]-[.B170]" office:value-type="time" office:time-value="PT00H29M59.999999712S" calcext:value-type="time">
            <text:p>0:30</text:p>
          </table:table-cell>
          <table:table-cell table:style-name="ce1" table:formula="of:=TIMEVALUE([.D17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25" calcext:value-type="date">
            <text:p>3/2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25" calcext:value-type="date">
            <text:p>3/25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3"/>
          <table:table-cell table:style-name="ce19"/>
          <table:table-cell table:number-columns-repeated="1017"/>
        </table:table-row>
        <table:table-row table:style-name="ro1">
          <table:table-cell table:style-name="ce2" office:value-type="date" office:date-value="2023-03-25" calcext:value-type="date">
            <text:p>3/2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25" calcext:value-type="date">
            <text:p>3/2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74]-[.B174]" office:value-type="time" office:time-value="PT00H45M00S" calcext:value-type="time">
            <text:p>0:45</text:p>
          </table:table-cell>
          <table:table-cell table:style-name="ce1" table:formula="of:=TIMEVALUE([.D17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3-26" calcext:value-type="date">
            <text:p>3/2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77]-[.B177]" office:value-type="time" office:time-value="PT00H29M59.999999712S" calcext:value-type="time">
            <text:p>0:30</text:p>
          </table:table-cell>
          <table:table-cell table:style-name="ce1" table:formula="of:=TIMEVALUE([.D17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26" calcext:value-type="date">
            <text:p>3/2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26" calcext:value-type="date">
            <text:p>3/26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3"/>
          <table:table-cell table:style-name="ce19"/>
          <table:table-cell table:number-columns-repeated="1017"/>
        </table:table-row>
        <table:table-row table:style-name="ro1">
          <table:table-cell table:style-name="ce2" office:value-type="date" office:date-value="2023-03-26" calcext:value-type="date">
            <text:p>3/2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26" calcext:value-type="date">
            <text:p>3/2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81]-[.B181]" office:value-type="time" office:time-value="PT00H45M00S" calcext:value-type="time">
            <text:p>0:45</text:p>
          </table:table-cell>
          <table:table-cell table:style-name="ce1" table:formula="of:=TIMEVALUE([.D18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3-27" calcext:value-type="date">
            <text:p>3/2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84]-[.B184]" office:value-type="time" office:time-value="PT00H29M59.999999712S" calcext:value-type="time">
            <text:p>0:30</text:p>
          </table:table-cell>
          <table:table-cell table:style-name="ce1" table:formula="of:=TIMEVALUE([.D18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27" calcext:value-type="date">
            <text:p>3/2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27" calcext:value-type="date">
            <text:p>3/27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3"/>
          <table:table-cell table:style-name="ce19"/>
          <table:table-cell table:number-columns-repeated="1017"/>
        </table:table-row>
        <table:table-row table:style-name="ro1">
          <table:table-cell table:style-name="ce2" office:value-type="date" office:date-value="2023-03-27" calcext:value-type="date">
            <text:p>3/2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27" calcext:value-type="date">
            <text:p>3/2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88]-[.B188]" office:value-type="time" office:time-value="PT00H45M00S" calcext:value-type="time">
            <text:p>0:45</text:p>
          </table:table-cell>
          <table:table-cell table:style-name="ce1" table:formula="of:=TIMEVALUE([.D188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3-28" calcext:value-type="date">
            <text:p>3/2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91]-[.B191]" office:value-type="time" office:time-value="PT00H29M59.999999712S" calcext:value-type="time">
            <text:p>0:30</text:p>
          </table:table-cell>
          <table:table-cell table:style-name="ce1" table:formula="of:=TIMEVALUE([.D19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28" calcext:value-type="date">
            <text:p>3/2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28" calcext:value-type="date">
            <text:p>3/28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3"/>
          <table:table-cell table:style-name="ce19"/>
          <table:table-cell table:style-name="ce5" office:value-type="string" calcext:value-type="string">
            <text:p>Seminar in Vermont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28" calcext:value-type="date">
            <text:p>3/2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28" calcext:value-type="date">
            <text:p>3/2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95]-[.B195]" office:value-type="time" office:time-value="PT00H45M00S" calcext:value-type="time">
            <text:p>0:45</text:p>
          </table:table-cell>
          <table:table-cell table:style-name="ce1" table:formula="of:=TIMEVALUE([.D19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3-29" calcext:value-type="date">
            <text:p>3/2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98]-[.B198]" office:value-type="time" office:time-value="PT00H29M59.999999712S" calcext:value-type="time">
            <text:p>0:30</text:p>
          </table:table-cell>
          <table:table-cell table:style-name="ce1" table:formula="of:=TIMEVALUE([.D19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29" calcext:value-type="date">
            <text:p>3/2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29" calcext:value-type="date">
            <text:p>3/29/2023</text:p>
          </table:table-cell>
          <table:table-cell table:style-name="ce6" table:number-columns-repeated="2"/>
          <table:table-cell table:number-columns-repeated="3"/>
          <table:table-cell table:style-name="ce19"/>
          <table:table-cell table:number-columns-repeated="1017"/>
        </table:table-row>
        <table:table-row table:style-name="ro1">
          <table:table-cell table:style-name="ce2" office:value-type="date" office:date-value="2023-03-29" calcext:value-type="date">
            <text:p>3/2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29" calcext:value-type="date">
            <text:p>3/2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202]-[.B202]" office:value-type="time" office:time-value="PT00H45M00S" calcext:value-type="time">
            <text:p>0:45</text:p>
          </table:table-cell>
          <table:table-cell table:style-name="ce1" table:formula="of:=TIMEVALUE([.D202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3-30" calcext:value-type="date">
            <text:p>3/3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205]-[.B205]" office:value-type="time" office:time-value="PT00H29M59.999999712S" calcext:value-type="time">
            <text:p>0:30</text:p>
          </table:table-cell>
          <table:table-cell table:style-name="ce1" table:formula="of:=TIMEVALUE([.D205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30" calcext:value-type="date">
            <text:p>3/3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30" calcext:value-type="date">
            <text:p>3/30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3"/>
          <table:table-cell table:style-name="ce19"/>
          <table:table-cell table:style-name="ce5" office:value-type="string" calcext:value-type="string">
            <text:p>SSRL UEC meeting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30" calcext:value-type="date">
            <text:p>3/3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30" calcext:value-type="date">
            <text:p>3/3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209]-[.B209]" office:value-type="time" office:time-value="PT00H45M00S" calcext:value-type="time">
            <text:p>0:45</text:p>
          </table:table-cell>
          <table:table-cell table:style-name="ce1" table:formula="of:=TIMEVALUE([.D20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3-31" calcext:value-type="date">
            <text:p>3/3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212]-[.B212]" office:value-type="time" office:time-value="PT00H29M59.999999712S" calcext:value-type="time">
            <text:p>0:30</text:p>
          </table:table-cell>
          <table:table-cell table:style-name="ce1" table:formula="of:=TIMEVALUE([.D21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31" calcext:value-type="date">
            <text:p>3/3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31" calcext:value-type="date">
            <text:p>3/31/2023</text:p>
          </table:table-cell>
          <table:table-cell table:style-name="ce6" office:value-type="time" office:time-value="PT09H45M00S" calcext:value-type="time">
            <text:p>9:45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3"/>
          <table:table-cell table:style-name="ce19"/>
          <table:table-cell table:style-name="ce5" office:value-type="string" calcext:value-type="string">
            <text:p>SSRL UEC meeting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3-31" calcext:value-type="date">
            <text:p>3/3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3-31" calcext:value-type="date">
            <text:p>3/3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216]-[.B216]" office:value-type="time" office:time-value="PT00H45M00S" calcext:value-type="time">
            <text:p>0:45</text:p>
          </table:table-cell>
          <table:table-cell table:style-name="ce1" table:formula="of:=TIMEVALUE([.D21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10483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pr2023" table:style-name="ta4">
        <table:table-column table:style-name="co1" table:number-columns-repeated="6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Time Start</text:p>
          </table:table-cell>
          <table:table-cell table:style-name="ce5" office:value-type="string" calcext:value-type="string">
            <text:p>Time End</text:p>
          </table:table-cell>
          <table:table-cell table:style-name="ce5" office:value-type="string" calcext:value-type="string">
            <text:p>Duration</text:p>
          </table:table-cell>
          <table:table-cell table:style-name="ce11" office:value-type="string" calcext:value-type="string">
            <text:p>DecimalTime</text:p>
          </table:table-cell>
          <table:table-cell table:style-name="ce5" office:value-type="string" calcext:value-type="string">
            <text:p>ProjectID</text:p>
          </table:table-cell>
          <table:table-cell table:style-name="ce5" office:value-type="string" calcext:value-type="string">
            <text:p>Directory</text:p>
          </table:table-cell>
          <table:table-cell table:style-name="ce5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4-01" calcext:value-type="date">
            <text:p>4/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2]-[.B2]" office:value-type="time" office:time-value="PT00H29M59.999999712S" calcext:value-type="time">
            <text:p>0:30</text:p>
          </table:table-cell>
          <table:table-cell table:style-name="ce1" table:formula="of:=TIMEVALUE([.D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4-01" calcext:value-type="date">
            <text:p>4/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01" calcext:value-type="date">
            <text:p>4/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01" calcext:value-type="date">
            <text:p>4/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5]-[.B5]" office:value-type="time" office:time-value="PT00H45M00S" calcext:value-type="time">
            <text:p>0:45</text:p>
          </table:table-cell>
          <table:table-cell table:style-name="ce1" table:formula="of:=TIMEVALUE([.D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9" table:number-columns-repeated="3"/>
          <table:table-cell table:style-name="ce1" table:number-columns-repeated="2"/>
          <table:table-cell table:style-name="ce5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date" office:date-value="2023-04-02" calcext:value-type="date">
            <text:p>4/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8]-[.B8]" office:value-type="time" office:time-value="PT00H29M59.999999712S" calcext:value-type="time">
            <text:p>0:30</text:p>
          </table:table-cell>
          <table:table-cell table:style-name="ce1" table:formula="of:=TIMEVALUE([.D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4-02" calcext:value-type="date">
            <text:p>4/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02" calcext:value-type="date">
            <text:p>4/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02" calcext:value-type="date">
            <text:p>4/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1]-[.B11]" office:value-type="time" office:time-value="PT00H45M00S" calcext:value-type="time">
            <text:p>0:45</text:p>
          </table:table-cell>
          <table:table-cell table:style-name="ce1" table:formula="of:=TIMEVALUE([.D1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4-03" calcext:value-type="date">
            <text:p>4/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4]-[.B14]" office:value-type="time" office:time-value="PT00H29M59.999999712S" calcext:value-type="time">
            <text:p>0:30</text:p>
          </table:table-cell>
          <table:table-cell table:style-name="ce1" table:formula="of:=TIMEVALUE([.D1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4-03" calcext:value-type="date">
            <text:p>4/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03" calcext:value-type="date">
            <text:p>4/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03" calcext:value-type="date">
            <text:p>4/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7]-[.B17]" office:value-type="time" office:time-value="PT00H45M00S" calcext:value-type="time">
            <text:p>0:45</text:p>
          </table:table-cell>
          <table:table-cell table:style-name="ce1" table:formula="of:=TIMEVALUE([.D1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4-04" calcext:value-type="date">
            <text:p>4/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20]-[.B20]" office:value-type="time" office:time-value="PT00H29M59.999999712S" calcext:value-type="time">
            <text:p>0:30</text:p>
          </table:table-cell>
          <table:table-cell table:style-name="ce1" table:formula="of:=TIMEVALUE([.D2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4-04" calcext:value-type="date">
            <text:p>4/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04" calcext:value-type="date">
            <text:p>4/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04" calcext:value-type="date">
            <text:p>4/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23]-[.B23]" office:value-type="time" office:time-value="PT00H45M00S" calcext:value-type="time">
            <text:p>0:45</text:p>
          </table:table-cell>
          <table:table-cell table:style-name="ce1" table:formula="of:=TIMEVALUE([.D2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4-05" calcext:value-type="date">
            <text:p>4/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26]-[.B26]" office:value-type="time" office:time-value="PT00H29M59.999999712S" calcext:value-type="time">
            <text:p>0:30</text:p>
          </table:table-cell>
          <table:table-cell table:style-name="ce1" table:formula="of:=TIMEVALUE([.D2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4-05" calcext:value-type="date">
            <text:p>4/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05" calcext:value-type="date">
            <text:p>4/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05" calcext:value-type="date">
            <text:p>4/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29]-[.B29]" office:value-type="time" office:time-value="PT00H45M00S" calcext:value-type="time">
            <text:p>0:45</text:p>
          </table:table-cell>
          <table:table-cell table:style-name="ce1" table:formula="of:=TIMEVALUE([.D2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4-06" calcext:value-type="date">
            <text:p>4/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32]-[.B32]" office:value-type="time" office:time-value="PT00H29M59.999999712S" calcext:value-type="time">
            <text:p>0:30</text:p>
          </table:table-cell>
          <table:table-cell table:style-name="ce1" table:formula="of:=TIMEVALUE([.D3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4-06" calcext:value-type="date">
            <text:p>4/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06" calcext:value-type="date">
            <text:p>4/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06" calcext:value-type="date">
            <text:p>4/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35]-[.B35]" office:value-type="time" office:time-value="PT00H45M00S" calcext:value-type="time">
            <text:p>0:45</text:p>
          </table:table-cell>
          <table:table-cell table:style-name="ce1" table:formula="of:=TIMEVALUE([.D3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4-07" calcext:value-type="date">
            <text:p>4/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38]-[.B38]" office:value-type="time" office:time-value="PT00H29M59.999999712S" calcext:value-type="time">
            <text:p>0:30</text:p>
          </table:table-cell>
          <table:table-cell table:style-name="ce1" table:formula="of:=TIMEVALUE([.D3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4-07" calcext:value-type="date">
            <text:p>4/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07" calcext:value-type="date">
            <text:p>4/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07" calcext:value-type="date">
            <text:p>4/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41]-[.B41]" office:value-type="time" office:time-value="PT00H45M00S" calcext:value-type="time">
            <text:p>0:45</text:p>
          </table:table-cell>
          <table:table-cell table:style-name="ce1" table:formula="of:=TIMEVALUE([.D4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4-08" calcext:value-type="date">
            <text:p>4/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44]-[.B44]" office:value-type="time" office:time-value="PT00H29M59.999999712S" calcext:value-type="time">
            <text:p>0:30</text:p>
          </table:table-cell>
          <table:table-cell table:style-name="ce1" table:formula="of:=TIMEVALUE([.D4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4-08" calcext:value-type="date">
            <text:p>4/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08" calcext:value-type="date">
            <text:p>4/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08" calcext:value-type="date">
            <text:p>4/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47]-[.B47]" office:value-type="time" office:time-value="PT00H45M00S" calcext:value-type="time">
            <text:p>0:45</text:p>
          </table:table-cell>
          <table:table-cell table:style-name="ce1" table:formula="of:=TIMEVALUE([.D4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4-09" calcext:value-type="date">
            <text:p>4/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50]-[.B50]" office:value-type="time" office:time-value="PT00H29M59.999999712S" calcext:value-type="time">
            <text:p>0:30</text:p>
          </table:table-cell>
          <table:table-cell table:style-name="ce1" table:formula="of:=TIMEVALUE([.D5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4-09" calcext:value-type="date">
            <text:p>4/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09" calcext:value-type="date">
            <text:p>4/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09" calcext:value-type="date">
            <text:p>4/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53]-[.B53]" office:value-type="time" office:time-value="PT00H45M00S" calcext:value-type="time">
            <text:p>0:45</text:p>
          </table:table-cell>
          <table:table-cell table:style-name="ce1" table:formula="of:=TIMEVALUE([.D5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4-10" calcext:value-type="date">
            <text:p>4/1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56]-[.B56]" office:value-type="time" office:time-value="PT00H29M59.999999712S" calcext:value-type="time">
            <text:p>0:30</text:p>
          </table:table-cell>
          <table:table-cell table:style-name="ce1" table:formula="of:=TIMEVALUE([.D5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4-10" calcext:value-type="date">
            <text:p>4/1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10" calcext:value-type="date">
            <text:p>4/1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10" calcext:value-type="date">
            <text:p>4/1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59]-[.B59]" office:value-type="time" office:time-value="PT00H45M00S" calcext:value-type="time">
            <text:p>0:45</text:p>
          </table:table-cell>
          <table:table-cell table:style-name="ce1" table:formula="of:=TIMEVALUE([.D5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4-11" calcext:value-type="date">
            <text:p>4/1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62]-[.B62]" office:value-type="time" office:time-value="PT00H29M59.999999712S" calcext:value-type="time">
            <text:p>0:30</text:p>
          </table:table-cell>
          <table:table-cell table:style-name="ce1" table:formula="of:=TIMEVALUE([.D6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4-11" calcext:value-type="date">
            <text:p>4/1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11" calcext:value-type="date">
            <text:p>4/1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11" calcext:value-type="date">
            <text:p>4/1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65]-[.B65]" office:value-type="time" office:time-value="PT00H45M00S" calcext:value-type="time">
            <text:p>0:45</text:p>
          </table:table-cell>
          <table:table-cell table:style-name="ce1" table:formula="of:=TIMEVALUE([.D6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4-12" calcext:value-type="date">
            <text:p>4/1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68]-[.B68]" office:value-type="time" office:time-value="PT00H29M59.999999712S" calcext:value-type="time">
            <text:p>0:30</text:p>
          </table:table-cell>
          <table:table-cell table:style-name="ce1" table:formula="of:=TIMEVALUE([.D6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4-12" calcext:value-type="date">
            <text:p>4/1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12" calcext:value-type="date">
            <text:p>4/1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12" calcext:value-type="date">
            <text:p>4/1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71]-[.B71]" office:value-type="time" office:time-value="PT00H45M00S" calcext:value-type="time">
            <text:p>0:45</text:p>
          </table:table-cell>
          <table:table-cell table:style-name="ce1" table:formula="of:=TIMEVALUE([.D7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4-13" calcext:value-type="date">
            <text:p>4/1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74]-[.B74]" office:value-type="time" office:time-value="PT00H29M59.999999712S" calcext:value-type="time">
            <text:p>0:30</text:p>
          </table:table-cell>
          <table:table-cell table:style-name="ce1" table:formula="of:=TIMEVALUE([.D7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4-13" calcext:value-type="date">
            <text:p>4/1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13" calcext:value-type="date">
            <text:p>4/1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13" calcext:value-type="date">
            <text:p>4/1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77]-[.B77]" office:value-type="time" office:time-value="PT00H45M00S" calcext:value-type="time">
            <text:p>0:45</text:p>
          </table:table-cell>
          <table:table-cell table:style-name="ce1" table:formula="of:=TIMEVALUE([.D7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4-14" calcext:value-type="date">
            <text:p>4/1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80]-[.B80]" office:value-type="time" office:time-value="PT00H29M59.999999712S" calcext:value-type="time">
            <text:p>0:30</text:p>
          </table:table-cell>
          <table:table-cell table:style-name="ce1" table:formula="of:=TIMEVALUE([.D8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4-14" calcext:value-type="date">
            <text:p>4/1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14" calcext:value-type="date">
            <text:p>4/1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14" calcext:value-type="date">
            <text:p>4/1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83]-[.B83]" office:value-type="time" office:time-value="PT00H45M00S" calcext:value-type="time">
            <text:p>0:45</text:p>
          </table:table-cell>
          <table:table-cell table:style-name="ce1" table:formula="of:=TIMEVALUE([.D8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4-15" calcext:value-type="date">
            <text:p>4/1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86]-[.B86]" office:value-type="time" office:time-value="PT00H29M59.999999712S" calcext:value-type="time">
            <text:p>0:30</text:p>
          </table:table-cell>
          <table:table-cell table:style-name="ce1" table:formula="of:=TIMEVALUE([.D8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4-15" calcext:value-type="date">
            <text:p>4/1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15" calcext:value-type="date">
            <text:p>4/1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15" calcext:value-type="date">
            <text:p>4/1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89]-[.B89]" office:value-type="time" office:time-value="PT00H45M00S" calcext:value-type="time">
            <text:p>0:45</text:p>
          </table:table-cell>
          <table:table-cell table:style-name="ce1" table:formula="of:=TIMEVALUE([.D8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4-16" calcext:value-type="date">
            <text:p>4/1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92]-[.B92]" office:value-type="time" office:time-value="PT00H29M59.999999712S" calcext:value-type="time">
            <text:p>0:30</text:p>
          </table:table-cell>
          <table:table-cell table:style-name="ce1" table:formula="of:=TIMEVALUE([.D9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4-16" calcext:value-type="date">
            <text:p>4/1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16" calcext:value-type="date">
            <text:p>4/1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16" calcext:value-type="date">
            <text:p>4/1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95]-[.B95]" office:value-type="time" office:time-value="PT00H45M00S" calcext:value-type="time">
            <text:p>0:45</text:p>
          </table:table-cell>
          <table:table-cell table:style-name="ce1" table:formula="of:=TIMEVALUE([.D9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4-17" calcext:value-type="date">
            <text:p>4/1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98]-[.B98]" office:value-type="time" office:time-value="PT00H29M59.999999712S" calcext:value-type="time">
            <text:p>0:30</text:p>
          </table:table-cell>
          <table:table-cell table:style-name="ce1" table:formula="of:=TIMEVALUE([.D9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4-17" calcext:value-type="date">
            <text:p>4/1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17" calcext:value-type="date">
            <text:p>4/1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17" calcext:value-type="date">
            <text:p>4/1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01]-[.B101]" office:value-type="time" office:time-value="PT00H45M00S" calcext:value-type="time">
            <text:p>0:45</text:p>
          </table:table-cell>
          <table:table-cell table:style-name="ce1" table:formula="of:=TIMEVALUE([.D10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4-18" calcext:value-type="date">
            <text:p>4/1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04]-[.B104]" office:value-type="time" office:time-value="PT00H29M59.999999712S" calcext:value-type="time">
            <text:p>0:30</text:p>
          </table:table-cell>
          <table:table-cell table:style-name="ce1" table:formula="of:=TIMEVALUE([.D10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4-18" calcext:value-type="date">
            <text:p>4/1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18" calcext:value-type="date">
            <text:p>4/1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18" calcext:value-type="date">
            <text:p>4/1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07]-[.B107]" office:value-type="time" office:time-value="PT00H45M00S" calcext:value-type="time">
            <text:p>0:45</text:p>
          </table:table-cell>
          <table:table-cell table:style-name="ce1" table:formula="of:=TIMEVALUE([.D10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4-19" calcext:value-type="date">
            <text:p>4/1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10]-[.B110]" office:value-type="time" office:time-value="PT00H29M59.999999712S" calcext:value-type="time">
            <text:p>0:30</text:p>
          </table:table-cell>
          <table:table-cell table:style-name="ce1" table:formula="of:=TIMEVALUE([.D11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4-19" calcext:value-type="date">
            <text:p>4/1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19" calcext:value-type="date">
            <text:p>4/1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19" calcext:value-type="date">
            <text:p>4/1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13]-[.B113]" office:value-type="time" office:time-value="PT00H45M00S" calcext:value-type="time">
            <text:p>0:45</text:p>
          </table:table-cell>
          <table:table-cell table:style-name="ce1" table:formula="of:=TIMEVALUE([.D11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4-20" calcext:value-type="date">
            <text:p>4/2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16]-[.B116]" office:value-type="time" office:time-value="PT00H29M59.999999712S" calcext:value-type="time">
            <text:p>0:30</text:p>
          </table:table-cell>
          <table:table-cell table:style-name="ce1" table:formula="of:=TIMEVALUE([.D11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4-20" calcext:value-type="date">
            <text:p>4/2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20" calcext:value-type="date">
            <text:p>4/2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20" calcext:value-type="date">
            <text:p>4/2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19]-[.B119]" office:value-type="time" office:time-value="PT00H45M00S" calcext:value-type="time">
            <text:p>0:45</text:p>
          </table:table-cell>
          <table:table-cell table:style-name="ce1" table:formula="of:=TIMEVALUE([.D11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4-21" calcext:value-type="date">
            <text:p>4/2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22]-[.B122]" office:value-type="time" office:time-value="PT00H29M59.999999712S" calcext:value-type="time">
            <text:p>0:30</text:p>
          </table:table-cell>
          <table:table-cell table:style-name="ce1" table:formula="of:=TIMEVALUE([.D12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4-21" calcext:value-type="date">
            <text:p>4/2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21" calcext:value-type="date">
            <text:p>4/2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21" calcext:value-type="date">
            <text:p>4/2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25]-[.B125]" office:value-type="time" office:time-value="PT00H45M00S" calcext:value-type="time">
            <text:p>0:45</text:p>
          </table:table-cell>
          <table:table-cell table:style-name="ce1" table:formula="of:=TIMEVALUE([.D12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4-22" calcext:value-type="date">
            <text:p>4/2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28]-[.B128]" office:value-type="time" office:time-value="PT00H29M59.999999712S" calcext:value-type="time">
            <text:p>0:30</text:p>
          </table:table-cell>
          <table:table-cell table:style-name="ce1" table:formula="of:=TIMEVALUE([.D12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4-22" calcext:value-type="date">
            <text:p>4/2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22" calcext:value-type="date">
            <text:p>4/2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22" calcext:value-type="date">
            <text:p>4/2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31]-[.B131]" office:value-type="time" office:time-value="PT00H45M00S" calcext:value-type="time">
            <text:p>0:45</text:p>
          </table:table-cell>
          <table:table-cell table:style-name="ce1" table:formula="of:=TIMEVALUE([.D13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4-23" calcext:value-type="date">
            <text:p>4/2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34]-[.B134]" office:value-type="time" office:time-value="PT00H29M59.999999712S" calcext:value-type="time">
            <text:p>0:30</text:p>
          </table:table-cell>
          <table:table-cell table:style-name="ce1" table:formula="of:=TIMEVALUE([.D13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4-23" calcext:value-type="date">
            <text:p>4/2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23" calcext:value-type="date">
            <text:p>4/2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23" calcext:value-type="date">
            <text:p>4/2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37]-[.B137]" office:value-type="time" office:time-value="PT00H45M00S" calcext:value-type="time">
            <text:p>0:45</text:p>
          </table:table-cell>
          <table:table-cell table:style-name="ce1" table:formula="of:=TIMEVALUE([.D13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4-24" calcext:value-type="date">
            <text:p>4/2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40]-[.B140]" office:value-type="time" office:time-value="PT00H29M59.999999712S" calcext:value-type="time">
            <text:p>0:30</text:p>
          </table:table-cell>
          <table:table-cell table:style-name="ce1" table:formula="of:=TIMEVALUE([.D14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4-24" calcext:value-type="date">
            <text:p>4/2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24" calcext:value-type="date">
            <text:p>4/2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24" calcext:value-type="date">
            <text:p>4/2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43]-[.B143]" office:value-type="time" office:time-value="PT00H45M00S" calcext:value-type="time">
            <text:p>0:45</text:p>
          </table:table-cell>
          <table:table-cell table:style-name="ce1" table:formula="of:=TIMEVALUE([.D14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4-25" calcext:value-type="date">
            <text:p>4/2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46]-[.B146]" office:value-type="time" office:time-value="PT00H29M59.999999712S" calcext:value-type="time">
            <text:p>0:30</text:p>
          </table:table-cell>
          <table:table-cell table:style-name="ce1" table:formula="of:=TIMEVALUE([.D14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4-25" calcext:value-type="date">
            <text:p>4/2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25" calcext:value-type="date">
            <text:p>4/2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25" calcext:value-type="date">
            <text:p>4/2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49]-[.B149]" office:value-type="time" office:time-value="PT00H45M00S" calcext:value-type="time">
            <text:p>0:45</text:p>
          </table:table-cell>
          <table:table-cell table:style-name="ce1" table:formula="of:=TIMEVALUE([.D14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4-26" calcext:value-type="date">
            <text:p>4/2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52]-[.B152]" office:value-type="time" office:time-value="PT00H29M59.999999712S" calcext:value-type="time">
            <text:p>0:30</text:p>
          </table:table-cell>
          <table:table-cell table:style-name="ce1" table:formula="of:=TIMEVALUE([.D15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4-26" calcext:value-type="date">
            <text:p>4/2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26" calcext:value-type="date">
            <text:p>4/2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26" calcext:value-type="date">
            <text:p>4/2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55]-[.B155]" office:value-type="time" office:time-value="PT00H45M00S" calcext:value-type="time">
            <text:p>0:45</text:p>
          </table:table-cell>
          <table:table-cell table:style-name="ce1" table:formula="of:=TIMEVALUE([.D15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4-27" calcext:value-type="date">
            <text:p>4/2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58]-[.B158]" office:value-type="time" office:time-value="PT00H29M59.999999712S" calcext:value-type="time">
            <text:p>0:30</text:p>
          </table:table-cell>
          <table:table-cell table:style-name="ce1" table:formula="of:=TIMEVALUE([.D15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4-27" calcext:value-type="date">
            <text:p>4/2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27" calcext:value-type="date">
            <text:p>4/2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27" calcext:value-type="date">
            <text:p>4/2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61]-[.B161]" office:value-type="time" office:time-value="PT00H45M00S" calcext:value-type="time">
            <text:p>0:45</text:p>
          </table:table-cell>
          <table:table-cell table:style-name="ce1" table:formula="of:=TIMEVALUE([.D16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4-28" calcext:value-type="date">
            <text:p>4/2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64]-[.B164]" office:value-type="time" office:time-value="PT00H29M59.999999712S" calcext:value-type="time">
            <text:p>0:30</text:p>
          </table:table-cell>
          <table:table-cell table:style-name="ce1" table:formula="of:=TIMEVALUE([.D16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4-28" calcext:value-type="date">
            <text:p>4/2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28" calcext:value-type="date">
            <text:p>4/2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28" calcext:value-type="date">
            <text:p>4/2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67]-[.B167]" office:value-type="time" office:time-value="PT00H45M00S" calcext:value-type="time">
            <text:p>0:45</text:p>
          </table:table-cell>
          <table:table-cell table:style-name="ce1" table:formula="of:=TIMEVALUE([.D16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4-29" calcext:value-type="date">
            <text:p>4/2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70]-[.B170]" office:value-type="time" office:time-value="PT00H29M59.999999712S" calcext:value-type="time">
            <text:p>0:30</text:p>
          </table:table-cell>
          <table:table-cell table:style-name="ce1" table:formula="of:=TIMEVALUE([.D17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4-29" calcext:value-type="date">
            <text:p>4/2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29" calcext:value-type="date">
            <text:p>4/29/2023</text:p>
          </table:table-cell>
          <table:table-cell table:style-name="ce6" table:number-columns-repeated="2"/>
          <table:table-cell table:number-columns-repeated="3"/>
          <table:table-cell table:style-name="ce19"/>
          <table:table-cell table:number-columns-repeated="1017"/>
        </table:table-row>
        <table:table-row table:style-name="ro1">
          <table:table-cell table:style-name="ce2" office:value-type="date" office:date-value="2023-04-29" calcext:value-type="date">
            <text:p>4/2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29" calcext:value-type="date">
            <text:p>4/2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74]-[.B174]" office:value-type="time" office:time-value="PT00H45M00S" calcext:value-type="time">
            <text:p>0:45</text:p>
          </table:table-cell>
          <table:table-cell table:style-name="ce1" table:formula="of:=TIMEVALUE([.D17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4-30" calcext:value-type="date">
            <text:p>4/3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77]-[.B177]" office:value-type="time" office:time-value="PT00H29M59.999999712S" calcext:value-type="time">
            <text:p>0:30</text:p>
          </table:table-cell>
          <table:table-cell table:style-name="ce1" table:formula="of:=TIMEVALUE([.D17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4-30" calcext:value-type="date">
            <text:p>4/3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30" calcext:value-type="date">
            <text:p>4/3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4-30" calcext:value-type="date">
            <text:p>4/3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80]-[.B180]" office:value-type="time" office:time-value="PT00H45M00S" calcext:value-type="time">
            <text:p>0:45</text:p>
          </table:table-cell>
          <table:table-cell table:style-name="ce1" table:formula="of:=TIMEVALUE([.D18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/>
          <table:table-cell table:style-name="ce6" table:number-columns-repeated="2"/>
          <table:table-cell table:style-name="ce9"/>
          <table:table-cell table:style-name="ce1"/>
          <table:table-cell table:style-name="ce1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4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4"/>
          <table:table-cell table:style-name="ce15"/>
          <table:table-cell table:style-name="ce4"/>
          <table:table-cell table:number-columns-repeated="1016"/>
        </table:table-row>
        <table:table-row table:style-name="ro1">
          <table:table-cell table:style-name="ce2"/>
          <table:table-cell table:number-columns-repeated="4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9"/>
          <table:table-cell table:style-name="ce1"/>
          <table:table-cell table:style-name="ce12"/>
          <table:table-cell table:style-name="ce11" table:number-columns-repeated="2"/>
          <table:table-cell table:number-columns-repeated="1016"/>
        </table:table-row>
        <table:table-row table:style-name="ro2" table:number-rows-repeated="10483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y2023" table:style-name="ta5">
        <table:table-column table:style-name="co1" table:number-columns-repeated="6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Time Start</text:p>
          </table:table-cell>
          <table:table-cell table:style-name="ce5" office:value-type="string" calcext:value-type="string">
            <text:p>Time End</text:p>
          </table:table-cell>
          <table:table-cell table:style-name="ce5" office:value-type="string" calcext:value-type="string">
            <text:p>Duration</text:p>
          </table:table-cell>
          <table:table-cell table:style-name="ce11" office:value-type="string" calcext:value-type="string">
            <text:p>DecimalTime</text:p>
          </table:table-cell>
          <table:table-cell table:style-name="ce5" office:value-type="string" calcext:value-type="string">
            <text:p>ProjectID</text:p>
          </table:table-cell>
          <table:table-cell table:style-name="ce5" office:value-type="string" calcext:value-type="string">
            <text:p>Directory</text:p>
          </table:table-cell>
          <table:table-cell table:style-name="ce5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5-01" calcext:value-type="date">
            <text:p>5/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2]-[.B2]" office:value-type="time" office:time-value="PT00H29M59.999999712S" calcext:value-type="time">
            <text:p>0:30</text:p>
          </table:table-cell>
          <table:table-cell table:style-name="ce1" table:formula="of:=TIMEVALUE([.D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5-01" calcext:value-type="date">
            <text:p>5/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01" calcext:value-type="date">
            <text:p>5/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01" calcext:value-type="date">
            <text:p>5/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5]-[.B5]" office:value-type="time" office:time-value="PT00H45M00S" calcext:value-type="time">
            <text:p>0:45</text:p>
          </table:table-cell>
          <table:table-cell table:style-name="ce1" table:formula="of:=TIMEVALUE([.D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9" table:number-columns-repeated="3"/>
          <table:table-cell table:style-name="ce1" table:number-columns-repeated="2"/>
          <table:table-cell table:style-name="ce5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date" office:date-value="2023-05-02" calcext:value-type="date">
            <text:p>5/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8]-[.B8]" office:value-type="time" office:time-value="PT00H29M59.999999712S" calcext:value-type="time">
            <text:p>0:30</text:p>
          </table:table-cell>
          <table:table-cell table:style-name="ce1" table:formula="of:=TIMEVALUE([.D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5-02" calcext:value-type="date">
            <text:p>5/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02" calcext:value-type="date">
            <text:p>5/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02" calcext:value-type="date">
            <text:p>5/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1]-[.B11]" office:value-type="time" office:time-value="PT00H45M00S" calcext:value-type="time">
            <text:p>0:45</text:p>
          </table:table-cell>
          <table:table-cell table:style-name="ce1" table:formula="of:=TIMEVALUE([.D1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5-03" calcext:value-type="date">
            <text:p>5/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4]-[.B14]" office:value-type="time" office:time-value="PT00H29M59.999999712S" calcext:value-type="time">
            <text:p>0:30</text:p>
          </table:table-cell>
          <table:table-cell table:style-name="ce1" table:formula="of:=TIMEVALUE([.D1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5-03" calcext:value-type="date">
            <text:p>5/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03" calcext:value-type="date">
            <text:p>5/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03" calcext:value-type="date">
            <text:p>5/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7]-[.B17]" office:value-type="time" office:time-value="PT00H45M00S" calcext:value-type="time">
            <text:p>0:45</text:p>
          </table:table-cell>
          <table:table-cell table:style-name="ce1" table:formula="of:=TIMEVALUE([.D1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5-04" calcext:value-type="date">
            <text:p>5/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20]-[.B20]" office:value-type="time" office:time-value="PT00H29M59.999999712S" calcext:value-type="time">
            <text:p>0:30</text:p>
          </table:table-cell>
          <table:table-cell table:style-name="ce1" table:formula="of:=TIMEVALUE([.D2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5-04" calcext:value-type="date">
            <text:p>5/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04" calcext:value-type="date">
            <text:p>5/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04" calcext:value-type="date">
            <text:p>5/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23]-[.B23]" office:value-type="time" office:time-value="PT00H45M00S" calcext:value-type="time">
            <text:p>0:45</text:p>
          </table:table-cell>
          <table:table-cell table:style-name="ce1" table:formula="of:=TIMEVALUE([.D2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5-05" calcext:value-type="date">
            <text:p>5/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26]-[.B26]" office:value-type="time" office:time-value="PT00H29M59.999999712S" calcext:value-type="time">
            <text:p>0:30</text:p>
          </table:table-cell>
          <table:table-cell table:style-name="ce1" table:formula="of:=TIMEVALUE([.D2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5-05" calcext:value-type="date">
            <text:p>5/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05" calcext:value-type="date">
            <text:p>5/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05" calcext:value-type="date">
            <text:p>5/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29]-[.B29]" office:value-type="time" office:time-value="PT00H45M00S" calcext:value-type="time">
            <text:p>0:45</text:p>
          </table:table-cell>
          <table:table-cell table:style-name="ce1" table:formula="of:=TIMEVALUE([.D2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5-06" calcext:value-type="date">
            <text:p>5/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32]-[.B32]" office:value-type="time" office:time-value="PT00H29M59.999999712S" calcext:value-type="time">
            <text:p>0:30</text:p>
          </table:table-cell>
          <table:table-cell table:style-name="ce1" table:formula="of:=TIMEVALUE([.D3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5-06" calcext:value-type="date">
            <text:p>5/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06" calcext:value-type="date">
            <text:p>5/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06" calcext:value-type="date">
            <text:p>5/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35]-[.B35]" office:value-type="time" office:time-value="PT00H45M00S" calcext:value-type="time">
            <text:p>0:45</text:p>
          </table:table-cell>
          <table:table-cell table:style-name="ce1" table:formula="of:=TIMEVALUE([.D3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5-07" calcext:value-type="date">
            <text:p>5/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38]-[.B38]" office:value-type="time" office:time-value="PT00H29M59.999999712S" calcext:value-type="time">
            <text:p>0:30</text:p>
          </table:table-cell>
          <table:table-cell table:style-name="ce1" table:formula="of:=TIMEVALUE([.D3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5-07" calcext:value-type="date">
            <text:p>5/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07" calcext:value-type="date">
            <text:p>5/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07" calcext:value-type="date">
            <text:p>5/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41]-[.B41]" office:value-type="time" office:time-value="PT00H45M00S" calcext:value-type="time">
            <text:p>0:45</text:p>
          </table:table-cell>
          <table:table-cell table:style-name="ce1" table:formula="of:=TIMEVALUE([.D4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5-08" calcext:value-type="date">
            <text:p>5/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44]-[.B44]" office:value-type="time" office:time-value="PT00H29M59.999999712S" calcext:value-type="time">
            <text:p>0:30</text:p>
          </table:table-cell>
          <table:table-cell table:style-name="ce1" table:formula="of:=TIMEVALUE([.D4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5-08" calcext:value-type="date">
            <text:p>5/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08" calcext:value-type="date">
            <text:p>5/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08" calcext:value-type="date">
            <text:p>5/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47]-[.B47]" office:value-type="time" office:time-value="PT00H45M00S" calcext:value-type="time">
            <text:p>0:45</text:p>
          </table:table-cell>
          <table:table-cell table:style-name="ce1" table:formula="of:=TIMEVALUE([.D4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5-09" calcext:value-type="date">
            <text:p>5/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50]-[.B50]" office:value-type="time" office:time-value="PT00H29M59.999999712S" calcext:value-type="time">
            <text:p>0:30</text:p>
          </table:table-cell>
          <table:table-cell table:style-name="ce1" table:formula="of:=TIMEVALUE([.D5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5-09" calcext:value-type="date">
            <text:p>5/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09" calcext:value-type="date">
            <text:p>5/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09" calcext:value-type="date">
            <text:p>5/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53]-[.B53]" office:value-type="time" office:time-value="PT00H45M00S" calcext:value-type="time">
            <text:p>0:45</text:p>
          </table:table-cell>
          <table:table-cell table:style-name="ce1" table:formula="of:=TIMEVALUE([.D5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5-10" calcext:value-type="date">
            <text:p>5/1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56]-[.B56]" office:value-type="time" office:time-value="PT00H29M59.999999712S" calcext:value-type="time">
            <text:p>0:30</text:p>
          </table:table-cell>
          <table:table-cell table:style-name="ce1" table:formula="of:=TIMEVALUE([.D5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5-10" calcext:value-type="date">
            <text:p>5/1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10" calcext:value-type="date">
            <text:p>5/1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10" calcext:value-type="date">
            <text:p>5/1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59]-[.B59]" office:value-type="time" office:time-value="PT00H45M00S" calcext:value-type="time">
            <text:p>0:45</text:p>
          </table:table-cell>
          <table:table-cell table:style-name="ce1" table:formula="of:=TIMEVALUE([.D5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5-11" calcext:value-type="date">
            <text:p>5/1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62]-[.B62]" office:value-type="time" office:time-value="PT00H29M59.999999712S" calcext:value-type="time">
            <text:p>0:30</text:p>
          </table:table-cell>
          <table:table-cell table:style-name="ce1" table:formula="of:=TIMEVALUE([.D6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5-11" calcext:value-type="date">
            <text:p>5/1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11" calcext:value-type="date">
            <text:p>5/1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11" calcext:value-type="date">
            <text:p>5/1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65]-[.B65]" office:value-type="time" office:time-value="PT00H45M00S" calcext:value-type="time">
            <text:p>0:45</text:p>
          </table:table-cell>
          <table:table-cell table:style-name="ce1" table:formula="of:=TIMEVALUE([.D6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5-12" calcext:value-type="date">
            <text:p>5/1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68]-[.B68]" office:value-type="time" office:time-value="PT00H29M59.999999712S" calcext:value-type="time">
            <text:p>0:30</text:p>
          </table:table-cell>
          <table:table-cell table:style-name="ce1" table:formula="of:=TIMEVALUE([.D6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5-12" calcext:value-type="date">
            <text:p>5/1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12" calcext:value-type="date">
            <text:p>5/1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12" calcext:value-type="date">
            <text:p>5/1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71]-[.B71]" office:value-type="time" office:time-value="PT00H45M00S" calcext:value-type="time">
            <text:p>0:45</text:p>
          </table:table-cell>
          <table:table-cell table:style-name="ce1" table:formula="of:=TIMEVALUE([.D7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5-13" calcext:value-type="date">
            <text:p>5/1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74]-[.B74]" office:value-type="time" office:time-value="PT00H29M59.999999712S" calcext:value-type="time">
            <text:p>0:30</text:p>
          </table:table-cell>
          <table:table-cell table:style-name="ce1" table:formula="of:=TIMEVALUE([.D7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5-13" calcext:value-type="date">
            <text:p>5/1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13" calcext:value-type="date">
            <text:p>5/1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13" calcext:value-type="date">
            <text:p>5/1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77]-[.B77]" office:value-type="time" office:time-value="PT00H45M00S" calcext:value-type="time">
            <text:p>0:45</text:p>
          </table:table-cell>
          <table:table-cell table:style-name="ce1" table:formula="of:=TIMEVALUE([.D7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5-14" calcext:value-type="date">
            <text:p>5/1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80]-[.B80]" office:value-type="time" office:time-value="PT00H29M59.999999712S" calcext:value-type="time">
            <text:p>0:30</text:p>
          </table:table-cell>
          <table:table-cell table:style-name="ce1" table:formula="of:=TIMEVALUE([.D8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5-14" calcext:value-type="date">
            <text:p>5/1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14" calcext:value-type="date">
            <text:p>5/1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14" calcext:value-type="date">
            <text:p>5/1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83]-[.B83]" office:value-type="time" office:time-value="PT00H45M00S" calcext:value-type="time">
            <text:p>0:45</text:p>
          </table:table-cell>
          <table:table-cell table:style-name="ce1" table:formula="of:=TIMEVALUE([.D8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5-15" calcext:value-type="date">
            <text:p>5/1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86]-[.B86]" office:value-type="time" office:time-value="PT00H29M59.999999712S" calcext:value-type="time">
            <text:p>0:30</text:p>
          </table:table-cell>
          <table:table-cell table:style-name="ce1" table:formula="of:=TIMEVALUE([.D8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5-15" calcext:value-type="date">
            <text:p>5/1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15" calcext:value-type="date">
            <text:p>5/1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15" calcext:value-type="date">
            <text:p>5/1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89]-[.B89]" office:value-type="time" office:time-value="PT00H45M00S" calcext:value-type="time">
            <text:p>0:45</text:p>
          </table:table-cell>
          <table:table-cell table:style-name="ce1" table:formula="of:=TIMEVALUE([.D8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5-16" calcext:value-type="date">
            <text:p>5/1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92]-[.B92]" office:value-type="time" office:time-value="PT00H29M59.999999712S" calcext:value-type="time">
            <text:p>0:30</text:p>
          </table:table-cell>
          <table:table-cell table:style-name="ce1" table:formula="of:=TIMEVALUE([.D9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5-16" calcext:value-type="date">
            <text:p>5/1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16" calcext:value-type="date">
            <text:p>5/1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16" calcext:value-type="date">
            <text:p>5/1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95]-[.B95]" office:value-type="time" office:time-value="PT00H45M00S" calcext:value-type="time">
            <text:p>0:45</text:p>
          </table:table-cell>
          <table:table-cell table:style-name="ce1" table:formula="of:=TIMEVALUE([.D9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5-17" calcext:value-type="date">
            <text:p>5/1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98]-[.B98]" office:value-type="time" office:time-value="PT00H29M59.999999712S" calcext:value-type="time">
            <text:p>0:30</text:p>
          </table:table-cell>
          <table:table-cell table:style-name="ce1" table:formula="of:=TIMEVALUE([.D9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5-17" calcext:value-type="date">
            <text:p>5/1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17" calcext:value-type="date">
            <text:p>5/1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17" calcext:value-type="date">
            <text:p>5/1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01]-[.B101]" office:value-type="time" office:time-value="PT00H45M00S" calcext:value-type="time">
            <text:p>0:45</text:p>
          </table:table-cell>
          <table:table-cell table:style-name="ce1" table:formula="of:=TIMEVALUE([.D10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5-18" calcext:value-type="date">
            <text:p>5/1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04]-[.B104]" office:value-type="time" office:time-value="PT00H29M59.999999712S" calcext:value-type="time">
            <text:p>0:30</text:p>
          </table:table-cell>
          <table:table-cell table:style-name="ce1" table:formula="of:=TIMEVALUE([.D10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5-18" calcext:value-type="date">
            <text:p>5/1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18" calcext:value-type="date">
            <text:p>5/1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18" calcext:value-type="date">
            <text:p>5/1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07]-[.B107]" office:value-type="time" office:time-value="PT00H45M00S" calcext:value-type="time">
            <text:p>0:45</text:p>
          </table:table-cell>
          <table:table-cell table:style-name="ce1" table:formula="of:=TIMEVALUE([.D10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5-19" calcext:value-type="date">
            <text:p>5/1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10]-[.B110]" office:value-type="time" office:time-value="PT00H29M59.999999712S" calcext:value-type="time">
            <text:p>0:30</text:p>
          </table:table-cell>
          <table:table-cell table:style-name="ce1" table:formula="of:=TIMEVALUE([.D11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5-19" calcext:value-type="date">
            <text:p>5/1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19" calcext:value-type="date">
            <text:p>5/1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19" calcext:value-type="date">
            <text:p>5/1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13]-[.B113]" office:value-type="time" office:time-value="PT00H45M00S" calcext:value-type="time">
            <text:p>0:45</text:p>
          </table:table-cell>
          <table:table-cell table:style-name="ce1" table:formula="of:=TIMEVALUE([.D11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5-20" calcext:value-type="date">
            <text:p>5/2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16]-[.B116]" office:value-type="time" office:time-value="PT00H29M59.999999712S" calcext:value-type="time">
            <text:p>0:30</text:p>
          </table:table-cell>
          <table:table-cell table:style-name="ce1" table:formula="of:=TIMEVALUE([.D11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5-20" calcext:value-type="date">
            <text:p>5/2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20" calcext:value-type="date">
            <text:p>5/2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20" calcext:value-type="date">
            <text:p>5/2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19]-[.B119]" office:value-type="time" office:time-value="PT00H45M00S" calcext:value-type="time">
            <text:p>0:45</text:p>
          </table:table-cell>
          <table:table-cell table:style-name="ce1" table:formula="of:=TIMEVALUE([.D11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5-21" calcext:value-type="date">
            <text:p>5/2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22]-[.B122]" office:value-type="time" office:time-value="PT00H29M59.999999712S" calcext:value-type="time">
            <text:p>0:30</text:p>
          </table:table-cell>
          <table:table-cell table:style-name="ce1" table:formula="of:=TIMEVALUE([.D12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5-21" calcext:value-type="date">
            <text:p>5/2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21" calcext:value-type="date">
            <text:p>5/2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21" calcext:value-type="date">
            <text:p>5/2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25]-[.B125]" office:value-type="time" office:time-value="PT00H45M00S" calcext:value-type="time">
            <text:p>0:45</text:p>
          </table:table-cell>
          <table:table-cell table:style-name="ce1" table:formula="of:=TIMEVALUE([.D12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5-22" calcext:value-type="date">
            <text:p>5/2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28]-[.B128]" office:value-type="time" office:time-value="PT00H29M59.999999712S" calcext:value-type="time">
            <text:p>0:30</text:p>
          </table:table-cell>
          <table:table-cell table:style-name="ce1" table:formula="of:=TIMEVALUE([.D12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5-22" calcext:value-type="date">
            <text:p>5/2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22" calcext:value-type="date">
            <text:p>5/2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22" calcext:value-type="date">
            <text:p>5/2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31]-[.B131]" office:value-type="time" office:time-value="PT00H45M00S" calcext:value-type="time">
            <text:p>0:45</text:p>
          </table:table-cell>
          <table:table-cell table:style-name="ce1" table:formula="of:=TIMEVALUE([.D13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5-23" calcext:value-type="date">
            <text:p>5/2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34]-[.B134]" office:value-type="time" office:time-value="PT00H29M59.999999712S" calcext:value-type="time">
            <text:p>0:30</text:p>
          </table:table-cell>
          <table:table-cell table:style-name="ce1" table:formula="of:=TIMEVALUE([.D13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5-23" calcext:value-type="date">
            <text:p>5/2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23" calcext:value-type="date">
            <text:p>5/2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23" calcext:value-type="date">
            <text:p>5/2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37]-[.B137]" office:value-type="time" office:time-value="PT00H45M00S" calcext:value-type="time">
            <text:p>0:45</text:p>
          </table:table-cell>
          <table:table-cell table:style-name="ce1" table:formula="of:=TIMEVALUE([.D13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5-24" calcext:value-type="date">
            <text:p>5/2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40]-[.B140]" office:value-type="time" office:time-value="PT00H29M59.999999712S" calcext:value-type="time">
            <text:p>0:30</text:p>
          </table:table-cell>
          <table:table-cell table:style-name="ce1" table:formula="of:=TIMEVALUE([.D14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5-24" calcext:value-type="date">
            <text:p>5/2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24" calcext:value-type="date">
            <text:p>5/2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24" calcext:value-type="date">
            <text:p>5/2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43]-[.B143]" office:value-type="time" office:time-value="PT00H45M00S" calcext:value-type="time">
            <text:p>0:45</text:p>
          </table:table-cell>
          <table:table-cell table:style-name="ce1" table:formula="of:=TIMEVALUE([.D14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5-25" calcext:value-type="date">
            <text:p>5/2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46]-[.B146]" office:value-type="time" office:time-value="PT00H29M59.999999712S" calcext:value-type="time">
            <text:p>0:30</text:p>
          </table:table-cell>
          <table:table-cell table:style-name="ce1" table:formula="of:=TIMEVALUE([.D14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5-25" calcext:value-type="date">
            <text:p>5/2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25" calcext:value-type="date">
            <text:p>5/2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25" calcext:value-type="date">
            <text:p>5/2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49]-[.B149]" office:value-type="time" office:time-value="PT00H45M00S" calcext:value-type="time">
            <text:p>0:45</text:p>
          </table:table-cell>
          <table:table-cell table:style-name="ce1" table:formula="of:=TIMEVALUE([.D14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5-26" calcext:value-type="date">
            <text:p>5/2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52]-[.B152]" office:value-type="time" office:time-value="PT00H29M59.999999712S" calcext:value-type="time">
            <text:p>0:30</text:p>
          </table:table-cell>
          <table:table-cell table:style-name="ce1" table:formula="of:=TIMEVALUE([.D15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5-26" calcext:value-type="date">
            <text:p>5/2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26" calcext:value-type="date">
            <text:p>5/2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26" calcext:value-type="date">
            <text:p>5/2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55]-[.B155]" office:value-type="time" office:time-value="PT00H45M00S" calcext:value-type="time">
            <text:p>0:45</text:p>
          </table:table-cell>
          <table:table-cell table:style-name="ce1" table:formula="of:=TIMEVALUE([.D15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5-27" calcext:value-type="date">
            <text:p>5/2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58]-[.B158]" office:value-type="time" office:time-value="PT00H29M59.999999712S" calcext:value-type="time">
            <text:p>0:30</text:p>
          </table:table-cell>
          <table:table-cell table:style-name="ce1" table:formula="of:=TIMEVALUE([.D15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5-27" calcext:value-type="date">
            <text:p>5/2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27" calcext:value-type="date">
            <text:p>5/2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27" calcext:value-type="date">
            <text:p>5/2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61]-[.B161]" office:value-type="time" office:time-value="PT00H45M00S" calcext:value-type="time">
            <text:p>0:45</text:p>
          </table:table-cell>
          <table:table-cell table:style-name="ce1" table:formula="of:=TIMEVALUE([.D16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5-28" calcext:value-type="date">
            <text:p>5/2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64]-[.B164]" office:value-type="time" office:time-value="PT00H29M59.999999712S" calcext:value-type="time">
            <text:p>0:30</text:p>
          </table:table-cell>
          <table:table-cell table:style-name="ce1" table:formula="of:=TIMEVALUE([.D16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5-28" calcext:value-type="date">
            <text:p>5/2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28" calcext:value-type="date">
            <text:p>5/2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28" calcext:value-type="date">
            <text:p>5/2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67]-[.B167]" office:value-type="time" office:time-value="PT00H45M00S" calcext:value-type="time">
            <text:p>0:45</text:p>
          </table:table-cell>
          <table:table-cell table:style-name="ce1" table:formula="of:=TIMEVALUE([.D16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5-29" calcext:value-type="date">
            <text:p>5/2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70]-[.B170]" office:value-type="time" office:time-value="PT00H29M59.999999712S" calcext:value-type="time">
            <text:p>0:30</text:p>
          </table:table-cell>
          <table:table-cell table:style-name="ce1" table:formula="of:=TIMEVALUE([.D17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5-29" calcext:value-type="date">
            <text:p>5/2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29" calcext:value-type="date">
            <text:p>5/29/2023</text:p>
          </table:table-cell>
          <table:table-cell table:style-name="ce6" table:number-columns-repeated="2"/>
          <table:table-cell table:number-columns-repeated="3"/>
          <table:table-cell table:style-name="ce19"/>
          <table:table-cell table:number-columns-repeated="1017"/>
        </table:table-row>
        <table:table-row table:style-name="ro1">
          <table:table-cell table:style-name="ce2" office:value-type="date" office:date-value="2023-05-29" calcext:value-type="date">
            <text:p>5/2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29" calcext:value-type="date">
            <text:p>5/2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74]-[.B174]" office:value-type="time" office:time-value="PT00H45M00S" calcext:value-type="time">
            <text:p>0:45</text:p>
          </table:table-cell>
          <table:table-cell table:style-name="ce1" table:formula="of:=TIMEVALUE([.D17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5-30" calcext:value-type="date">
            <text:p>5/3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77]-[.B177]" office:value-type="time" office:time-value="PT00H29M59.999999712S" calcext:value-type="time">
            <text:p>0:30</text:p>
          </table:table-cell>
          <table:table-cell table:style-name="ce1" table:formula="of:=TIMEVALUE([.D17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5-30" calcext:value-type="date">
            <text:p>5/3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30" calcext:value-type="date">
            <text:p>5/3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30" calcext:value-type="date">
            <text:p>5/3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80]-[.B180]" office:value-type="time" office:time-value="PT00H45M00S" calcext:value-type="time">
            <text:p>0:45</text:p>
          </table:table-cell>
          <table:table-cell table:style-name="ce1" table:formula="of:=TIMEVALUE([.D18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5-31" calcext:value-type="date">
            <text:p>5/3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83]-[.B183]" office:value-type="time" office:time-value="PT00H29M59.999999712S" calcext:value-type="time">
            <text:p>0:30</text:p>
          </table:table-cell>
          <table:table-cell table:style-name="ce1" table:formula="of:=TIMEVALUE([.D18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5-31" calcext:value-type="date">
            <text:p>5/3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31" calcext:value-type="date">
            <text:p>5/3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5-31" calcext:value-type="date">
            <text:p>5/3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86]-[.B186]" office:value-type="time" office:time-value="PT00H45M00S" calcext:value-type="time">
            <text:p>0:45</text:p>
          </table:table-cell>
          <table:table-cell table:style-name="ce1" table:formula="of:=TIMEVALUE([.D18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10483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n2023" table:style-name="ta6">
        <table:table-column table:style-name="co1" table:number-columns-repeated="6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Time Start</text:p>
          </table:table-cell>
          <table:table-cell table:style-name="ce5" office:value-type="string" calcext:value-type="string">
            <text:p>Time End</text:p>
          </table:table-cell>
          <table:table-cell table:style-name="ce5" office:value-type="string" calcext:value-type="string">
            <text:p>Duration</text:p>
          </table:table-cell>
          <table:table-cell table:style-name="ce11" office:value-type="string" calcext:value-type="string">
            <text:p>DecimalTime</text:p>
          </table:table-cell>
          <table:table-cell table:style-name="ce5" office:value-type="string" calcext:value-type="string">
            <text:p>ProjectID</text:p>
          </table:table-cell>
          <table:table-cell table:style-name="ce5" office:value-type="string" calcext:value-type="string">
            <text:p>Directory</text:p>
          </table:table-cell>
          <table:table-cell table:style-name="ce5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6-01" calcext:value-type="date">
            <text:p>6/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2]-[.B2]" office:value-type="time" office:time-value="PT00H29M59.999999712S" calcext:value-type="time">
            <text:p>0:30</text:p>
          </table:table-cell>
          <table:table-cell table:style-name="ce1" table:formula="of:=TIMEVALUE([.D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6-01" calcext:value-type="date">
            <text:p>6/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01" calcext:value-type="date">
            <text:p>6/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01" calcext:value-type="date">
            <text:p>6/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5]-[.B5]" office:value-type="time" office:time-value="PT00H45M00S" calcext:value-type="time">
            <text:p>0:45</text:p>
          </table:table-cell>
          <table:table-cell table:style-name="ce1" table:formula="of:=TIMEVALUE([.D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9" table:number-columns-repeated="3"/>
          <table:table-cell table:style-name="ce1" table:number-columns-repeated="2"/>
          <table:table-cell table:style-name="ce5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date" office:date-value="2023-06-02" calcext:value-type="date">
            <text:p>6/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8]-[.B8]" office:value-type="time" office:time-value="PT00H29M59.999999712S" calcext:value-type="time">
            <text:p>0:30</text:p>
          </table:table-cell>
          <table:table-cell table:style-name="ce1" table:formula="of:=TIMEVALUE([.D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6-02" calcext:value-type="date">
            <text:p>6/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02" calcext:value-type="date">
            <text:p>6/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02" calcext:value-type="date">
            <text:p>6/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1]-[.B11]" office:value-type="time" office:time-value="PT00H45M00S" calcext:value-type="time">
            <text:p>0:45</text:p>
          </table:table-cell>
          <table:table-cell table:style-name="ce1" table:formula="of:=TIMEVALUE([.D1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6-03" calcext:value-type="date">
            <text:p>6/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4]-[.B14]" office:value-type="time" office:time-value="PT00H29M59.999999712S" calcext:value-type="time">
            <text:p>0:30</text:p>
          </table:table-cell>
          <table:table-cell table:style-name="ce1" table:formula="of:=TIMEVALUE([.D1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6-03" calcext:value-type="date">
            <text:p>6/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03" calcext:value-type="date">
            <text:p>6/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03" calcext:value-type="date">
            <text:p>6/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7]-[.B17]" office:value-type="time" office:time-value="PT00H45M00S" calcext:value-type="time">
            <text:p>0:45</text:p>
          </table:table-cell>
          <table:table-cell table:style-name="ce1" table:formula="of:=TIMEVALUE([.D1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6-04" calcext:value-type="date">
            <text:p>6/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20]-[.B20]" office:value-type="time" office:time-value="PT00H29M59.999999712S" calcext:value-type="time">
            <text:p>0:30</text:p>
          </table:table-cell>
          <table:table-cell table:style-name="ce1" table:formula="of:=TIMEVALUE([.D2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6-04" calcext:value-type="date">
            <text:p>6/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04" calcext:value-type="date">
            <text:p>6/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04" calcext:value-type="date">
            <text:p>6/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23]-[.B23]" office:value-type="time" office:time-value="PT00H45M00S" calcext:value-type="time">
            <text:p>0:45</text:p>
          </table:table-cell>
          <table:table-cell table:style-name="ce1" table:formula="of:=TIMEVALUE([.D2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6-05" calcext:value-type="date">
            <text:p>6/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26]-[.B26]" office:value-type="time" office:time-value="PT00H29M59.999999712S" calcext:value-type="time">
            <text:p>0:30</text:p>
          </table:table-cell>
          <table:table-cell table:style-name="ce1" table:formula="of:=TIMEVALUE([.D2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6-05" calcext:value-type="date">
            <text:p>6/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05" calcext:value-type="date">
            <text:p>6/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05" calcext:value-type="date">
            <text:p>6/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29]-[.B29]" office:value-type="time" office:time-value="PT00H45M00S" calcext:value-type="time">
            <text:p>0:45</text:p>
          </table:table-cell>
          <table:table-cell table:style-name="ce1" table:formula="of:=TIMEVALUE([.D2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6-06" calcext:value-type="date">
            <text:p>6/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32]-[.B32]" office:value-type="time" office:time-value="PT00H29M59.999999712S" calcext:value-type="time">
            <text:p>0:30</text:p>
          </table:table-cell>
          <table:table-cell table:style-name="ce1" table:formula="of:=TIMEVALUE([.D3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6-06" calcext:value-type="date">
            <text:p>6/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06" calcext:value-type="date">
            <text:p>6/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06" calcext:value-type="date">
            <text:p>6/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35]-[.B35]" office:value-type="time" office:time-value="PT00H45M00S" calcext:value-type="time">
            <text:p>0:45</text:p>
          </table:table-cell>
          <table:table-cell table:style-name="ce1" table:formula="of:=TIMEVALUE([.D3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6-07" calcext:value-type="date">
            <text:p>6/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38]-[.B38]" office:value-type="time" office:time-value="PT00H29M59.999999712S" calcext:value-type="time">
            <text:p>0:30</text:p>
          </table:table-cell>
          <table:table-cell table:style-name="ce1" table:formula="of:=TIMEVALUE([.D3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6-07" calcext:value-type="date">
            <text:p>6/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07" calcext:value-type="date">
            <text:p>6/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07" calcext:value-type="date">
            <text:p>6/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41]-[.B41]" office:value-type="time" office:time-value="PT00H45M00S" calcext:value-type="time">
            <text:p>0:45</text:p>
          </table:table-cell>
          <table:table-cell table:style-name="ce1" table:formula="of:=TIMEVALUE([.D4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6-08" calcext:value-type="date">
            <text:p>6/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44]-[.B44]" office:value-type="time" office:time-value="PT00H29M59.999999712S" calcext:value-type="time">
            <text:p>0:30</text:p>
          </table:table-cell>
          <table:table-cell table:style-name="ce1" table:formula="of:=TIMEVALUE([.D4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6-08" calcext:value-type="date">
            <text:p>6/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08" calcext:value-type="date">
            <text:p>6/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08" calcext:value-type="date">
            <text:p>6/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47]-[.B47]" office:value-type="time" office:time-value="PT00H45M00S" calcext:value-type="time">
            <text:p>0:45</text:p>
          </table:table-cell>
          <table:table-cell table:style-name="ce1" table:formula="of:=TIMEVALUE([.D4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6-09" calcext:value-type="date">
            <text:p>6/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50]-[.B50]" office:value-type="time" office:time-value="PT00H29M59.999999712S" calcext:value-type="time">
            <text:p>0:30</text:p>
          </table:table-cell>
          <table:table-cell table:style-name="ce1" table:formula="of:=TIMEVALUE([.D5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6-09" calcext:value-type="date">
            <text:p>6/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09" calcext:value-type="date">
            <text:p>6/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09" calcext:value-type="date">
            <text:p>6/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53]-[.B53]" office:value-type="time" office:time-value="PT00H45M00S" calcext:value-type="time">
            <text:p>0:45</text:p>
          </table:table-cell>
          <table:table-cell table:style-name="ce1" table:formula="of:=TIMEVALUE([.D5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6-10" calcext:value-type="date">
            <text:p>6/1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56]-[.B56]" office:value-type="time" office:time-value="PT00H29M59.999999712S" calcext:value-type="time">
            <text:p>0:30</text:p>
          </table:table-cell>
          <table:table-cell table:style-name="ce1" table:formula="of:=TIMEVALUE([.D5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6-10" calcext:value-type="date">
            <text:p>6/1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10" calcext:value-type="date">
            <text:p>6/1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10" calcext:value-type="date">
            <text:p>6/1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59]-[.B59]" office:value-type="time" office:time-value="PT00H45M00S" calcext:value-type="time">
            <text:p>0:45</text:p>
          </table:table-cell>
          <table:table-cell table:style-name="ce1" table:formula="of:=TIMEVALUE([.D5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6-11" calcext:value-type="date">
            <text:p>6/1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62]-[.B62]" office:value-type="time" office:time-value="PT00H29M59.999999712S" calcext:value-type="time">
            <text:p>0:30</text:p>
          </table:table-cell>
          <table:table-cell table:style-name="ce1" table:formula="of:=TIMEVALUE([.D6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6-11" calcext:value-type="date">
            <text:p>6/1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11" calcext:value-type="date">
            <text:p>6/1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11" calcext:value-type="date">
            <text:p>6/1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65]-[.B65]" office:value-type="time" office:time-value="PT00H45M00S" calcext:value-type="time">
            <text:p>0:45</text:p>
          </table:table-cell>
          <table:table-cell table:style-name="ce1" table:formula="of:=TIMEVALUE([.D6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6-12" calcext:value-type="date">
            <text:p>6/1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68]-[.B68]" office:value-type="time" office:time-value="PT00H29M59.999999712S" calcext:value-type="time">
            <text:p>0:30</text:p>
          </table:table-cell>
          <table:table-cell table:style-name="ce1" table:formula="of:=TIMEVALUE([.D6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6-12" calcext:value-type="date">
            <text:p>6/1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12" calcext:value-type="date">
            <text:p>6/1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12" calcext:value-type="date">
            <text:p>6/1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71]-[.B71]" office:value-type="time" office:time-value="PT00H45M00S" calcext:value-type="time">
            <text:p>0:45</text:p>
          </table:table-cell>
          <table:table-cell table:style-name="ce1" table:formula="of:=TIMEVALUE([.D7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6-13" calcext:value-type="date">
            <text:p>6/1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74]-[.B74]" office:value-type="time" office:time-value="PT00H29M59.999999712S" calcext:value-type="time">
            <text:p>0:30</text:p>
          </table:table-cell>
          <table:table-cell table:style-name="ce1" table:formula="of:=TIMEVALUE([.D7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6-13" calcext:value-type="date">
            <text:p>6/1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13" calcext:value-type="date">
            <text:p>6/1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13" calcext:value-type="date">
            <text:p>6/1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77]-[.B77]" office:value-type="time" office:time-value="PT00H45M00S" calcext:value-type="time">
            <text:p>0:45</text:p>
          </table:table-cell>
          <table:table-cell table:style-name="ce1" table:formula="of:=TIMEVALUE([.D7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6-14" calcext:value-type="date">
            <text:p>6/1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80]-[.B80]" office:value-type="time" office:time-value="PT00H29M59.999999712S" calcext:value-type="time">
            <text:p>0:30</text:p>
          </table:table-cell>
          <table:table-cell table:style-name="ce1" table:formula="of:=TIMEVALUE([.D8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6-14" calcext:value-type="date">
            <text:p>6/1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14" calcext:value-type="date">
            <text:p>6/1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14" calcext:value-type="date">
            <text:p>6/1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83]-[.B83]" office:value-type="time" office:time-value="PT00H45M00S" calcext:value-type="time">
            <text:p>0:45</text:p>
          </table:table-cell>
          <table:table-cell table:style-name="ce1" table:formula="of:=TIMEVALUE([.D8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6-15" calcext:value-type="date">
            <text:p>6/1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86]-[.B86]" office:value-type="time" office:time-value="PT00H29M59.999999712S" calcext:value-type="time">
            <text:p>0:30</text:p>
          </table:table-cell>
          <table:table-cell table:style-name="ce1" table:formula="of:=TIMEVALUE([.D8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6-15" calcext:value-type="date">
            <text:p>6/1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15" calcext:value-type="date">
            <text:p>6/1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15" calcext:value-type="date">
            <text:p>6/1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89]-[.B89]" office:value-type="time" office:time-value="PT00H45M00S" calcext:value-type="time">
            <text:p>0:45</text:p>
          </table:table-cell>
          <table:table-cell table:style-name="ce1" table:formula="of:=TIMEVALUE([.D8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6-16" calcext:value-type="date">
            <text:p>6/1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92]-[.B92]" office:value-type="time" office:time-value="PT00H29M59.999999712S" calcext:value-type="time">
            <text:p>0:30</text:p>
          </table:table-cell>
          <table:table-cell table:style-name="ce1" table:formula="of:=TIMEVALUE([.D9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6-16" calcext:value-type="date">
            <text:p>6/1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16" calcext:value-type="date">
            <text:p>6/1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16" calcext:value-type="date">
            <text:p>6/1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95]-[.B95]" office:value-type="time" office:time-value="PT00H45M00S" calcext:value-type="time">
            <text:p>0:45</text:p>
          </table:table-cell>
          <table:table-cell table:style-name="ce1" table:formula="of:=TIMEVALUE([.D9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6-17" calcext:value-type="date">
            <text:p>6/1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98]-[.B98]" office:value-type="time" office:time-value="PT00H29M59.999999712S" calcext:value-type="time">
            <text:p>0:30</text:p>
          </table:table-cell>
          <table:table-cell table:style-name="ce1" table:formula="of:=TIMEVALUE([.D9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6-17" calcext:value-type="date">
            <text:p>6/1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17" calcext:value-type="date">
            <text:p>6/1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17" calcext:value-type="date">
            <text:p>6/1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01]-[.B101]" office:value-type="time" office:time-value="PT00H45M00S" calcext:value-type="time">
            <text:p>0:45</text:p>
          </table:table-cell>
          <table:table-cell table:style-name="ce1" table:formula="of:=TIMEVALUE([.D10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6-18" calcext:value-type="date">
            <text:p>6/1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04]-[.B104]" office:value-type="time" office:time-value="PT00H29M59.999999712S" calcext:value-type="time">
            <text:p>0:30</text:p>
          </table:table-cell>
          <table:table-cell table:style-name="ce1" table:formula="of:=TIMEVALUE([.D10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6-18" calcext:value-type="date">
            <text:p>6/1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18" calcext:value-type="date">
            <text:p>6/1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18" calcext:value-type="date">
            <text:p>6/1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07]-[.B107]" office:value-type="time" office:time-value="PT00H45M00S" calcext:value-type="time">
            <text:p>0:45</text:p>
          </table:table-cell>
          <table:table-cell table:style-name="ce1" table:formula="of:=TIMEVALUE([.D10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6-19" calcext:value-type="date">
            <text:p>6/1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10]-[.B110]" office:value-type="time" office:time-value="PT00H29M59.999999712S" calcext:value-type="time">
            <text:p>0:30</text:p>
          </table:table-cell>
          <table:table-cell table:style-name="ce1" table:formula="of:=TIMEVALUE([.D11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6-19" calcext:value-type="date">
            <text:p>6/1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19" calcext:value-type="date">
            <text:p>6/1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19" calcext:value-type="date">
            <text:p>6/1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13]-[.B113]" office:value-type="time" office:time-value="PT00H45M00S" calcext:value-type="time">
            <text:p>0:45</text:p>
          </table:table-cell>
          <table:table-cell table:style-name="ce1" table:formula="of:=TIMEVALUE([.D11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6-20" calcext:value-type="date">
            <text:p>6/2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16]-[.B116]" office:value-type="time" office:time-value="PT00H29M59.999999712S" calcext:value-type="time">
            <text:p>0:30</text:p>
          </table:table-cell>
          <table:table-cell table:style-name="ce1" table:formula="of:=TIMEVALUE([.D11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6-20" calcext:value-type="date">
            <text:p>6/2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20" calcext:value-type="date">
            <text:p>6/2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20" calcext:value-type="date">
            <text:p>6/2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19]-[.B119]" office:value-type="time" office:time-value="PT00H45M00S" calcext:value-type="time">
            <text:p>0:45</text:p>
          </table:table-cell>
          <table:table-cell table:style-name="ce1" table:formula="of:=TIMEVALUE([.D11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6-21" calcext:value-type="date">
            <text:p>6/2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22]-[.B122]" office:value-type="time" office:time-value="PT00H29M59.999999712S" calcext:value-type="time">
            <text:p>0:30</text:p>
          </table:table-cell>
          <table:table-cell table:style-name="ce1" table:formula="of:=TIMEVALUE([.D12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6-21" calcext:value-type="date">
            <text:p>6/2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21" calcext:value-type="date">
            <text:p>6/2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21" calcext:value-type="date">
            <text:p>6/2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25]-[.B125]" office:value-type="time" office:time-value="PT00H45M00S" calcext:value-type="time">
            <text:p>0:45</text:p>
          </table:table-cell>
          <table:table-cell table:style-name="ce1" table:formula="of:=TIMEVALUE([.D12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6-22" calcext:value-type="date">
            <text:p>6/2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28]-[.B128]" office:value-type="time" office:time-value="PT00H29M59.999999712S" calcext:value-type="time">
            <text:p>0:30</text:p>
          </table:table-cell>
          <table:table-cell table:style-name="ce1" table:formula="of:=TIMEVALUE([.D12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6-22" calcext:value-type="date">
            <text:p>6/2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22" calcext:value-type="date">
            <text:p>6/2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22" calcext:value-type="date">
            <text:p>6/2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31]-[.B131]" office:value-type="time" office:time-value="PT00H45M00S" calcext:value-type="time">
            <text:p>0:45</text:p>
          </table:table-cell>
          <table:table-cell table:style-name="ce1" table:formula="of:=TIMEVALUE([.D13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6-23" calcext:value-type="date">
            <text:p>6/2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34]-[.B134]" office:value-type="time" office:time-value="PT00H29M59.999999712S" calcext:value-type="time">
            <text:p>0:30</text:p>
          </table:table-cell>
          <table:table-cell table:style-name="ce1" table:formula="of:=TIMEVALUE([.D13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6-23" calcext:value-type="date">
            <text:p>6/2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23" calcext:value-type="date">
            <text:p>6/2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23" calcext:value-type="date">
            <text:p>6/2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37]-[.B137]" office:value-type="time" office:time-value="PT00H45M00S" calcext:value-type="time">
            <text:p>0:45</text:p>
          </table:table-cell>
          <table:table-cell table:style-name="ce1" table:formula="of:=TIMEVALUE([.D13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6-24" calcext:value-type="date">
            <text:p>6/2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40]-[.B140]" office:value-type="time" office:time-value="PT00H29M59.999999712S" calcext:value-type="time">
            <text:p>0:30</text:p>
          </table:table-cell>
          <table:table-cell table:style-name="ce1" table:formula="of:=TIMEVALUE([.D14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6-24" calcext:value-type="date">
            <text:p>6/2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24" calcext:value-type="date">
            <text:p>6/2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24" calcext:value-type="date">
            <text:p>6/2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43]-[.B143]" office:value-type="time" office:time-value="PT00H45M00S" calcext:value-type="time">
            <text:p>0:45</text:p>
          </table:table-cell>
          <table:table-cell table:style-name="ce1" table:formula="of:=TIMEVALUE([.D14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6-25" calcext:value-type="date">
            <text:p>6/2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46]-[.B146]" office:value-type="time" office:time-value="PT00H29M59.999999712S" calcext:value-type="time">
            <text:p>0:30</text:p>
          </table:table-cell>
          <table:table-cell table:style-name="ce1" table:formula="of:=TIMEVALUE([.D14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6-25" calcext:value-type="date">
            <text:p>6/2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25" calcext:value-type="date">
            <text:p>6/2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25" calcext:value-type="date">
            <text:p>6/2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49]-[.B149]" office:value-type="time" office:time-value="PT00H45M00S" calcext:value-type="time">
            <text:p>0:45</text:p>
          </table:table-cell>
          <table:table-cell table:style-name="ce1" table:formula="of:=TIMEVALUE([.D14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6-26" calcext:value-type="date">
            <text:p>6/2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52]-[.B152]" office:value-type="time" office:time-value="PT00H29M59.999999712S" calcext:value-type="time">
            <text:p>0:30</text:p>
          </table:table-cell>
          <table:table-cell table:style-name="ce1" table:formula="of:=TIMEVALUE([.D15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6-26" calcext:value-type="date">
            <text:p>6/2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26" calcext:value-type="date">
            <text:p>6/2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26" calcext:value-type="date">
            <text:p>6/2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55]-[.B155]" office:value-type="time" office:time-value="PT00H45M00S" calcext:value-type="time">
            <text:p>0:45</text:p>
          </table:table-cell>
          <table:table-cell table:style-name="ce1" table:formula="of:=TIMEVALUE([.D15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6-27" calcext:value-type="date">
            <text:p>6/2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58]-[.B158]" office:value-type="time" office:time-value="PT00H29M59.999999712S" calcext:value-type="time">
            <text:p>0:30</text:p>
          </table:table-cell>
          <table:table-cell table:style-name="ce1" table:formula="of:=TIMEVALUE([.D15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6-27" calcext:value-type="date">
            <text:p>6/2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27" calcext:value-type="date">
            <text:p>6/2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27" calcext:value-type="date">
            <text:p>6/2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61]-[.B161]" office:value-type="time" office:time-value="PT00H45M00S" calcext:value-type="time">
            <text:p>0:45</text:p>
          </table:table-cell>
          <table:table-cell table:style-name="ce1" table:formula="of:=TIMEVALUE([.D16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6-28" calcext:value-type="date">
            <text:p>6/2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64]-[.B164]" office:value-type="time" office:time-value="PT00H29M59.999999712S" calcext:value-type="time">
            <text:p>0:30</text:p>
          </table:table-cell>
          <table:table-cell table:style-name="ce1" table:formula="of:=TIMEVALUE([.D16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6-28" calcext:value-type="date">
            <text:p>6/2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28" calcext:value-type="date">
            <text:p>6/2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28" calcext:value-type="date">
            <text:p>6/2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67]-[.B167]" office:value-type="time" office:time-value="PT00H45M00S" calcext:value-type="time">
            <text:p>0:45</text:p>
          </table:table-cell>
          <table:table-cell table:style-name="ce1" table:formula="of:=TIMEVALUE([.D16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6-29" calcext:value-type="date">
            <text:p>6/2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70]-[.B170]" office:value-type="time" office:time-value="PT00H29M59.999999712S" calcext:value-type="time">
            <text:p>0:30</text:p>
          </table:table-cell>
          <table:table-cell table:style-name="ce1" table:formula="of:=TIMEVALUE([.D17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6-29" calcext:value-type="date">
            <text:p>6/2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29" calcext:value-type="date">
            <text:p>6/29/2023</text:p>
          </table:table-cell>
          <table:table-cell table:style-name="ce6" table:number-columns-repeated="2"/>
          <table:table-cell table:number-columns-repeated="3"/>
          <table:table-cell table:style-name="ce19"/>
          <table:table-cell table:number-columns-repeated="1017"/>
        </table:table-row>
        <table:table-row table:style-name="ro1">
          <table:table-cell table:style-name="ce2" office:value-type="date" office:date-value="2023-06-29" calcext:value-type="date">
            <text:p>6/2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29" calcext:value-type="date">
            <text:p>6/2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74]-[.B174]" office:value-type="time" office:time-value="PT00H45M00S" calcext:value-type="time">
            <text:p>0:45</text:p>
          </table:table-cell>
          <table:table-cell table:style-name="ce1" table:formula="of:=TIMEVALUE([.D17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6-30" calcext:value-type="date">
            <text:p>6/3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77]-[.B177]" office:value-type="time" office:time-value="PT00H29M59.999999712S" calcext:value-type="time">
            <text:p>0:30</text:p>
          </table:table-cell>
          <table:table-cell table:style-name="ce1" table:formula="of:=TIMEVALUE([.D17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6-30" calcext:value-type="date">
            <text:p>6/3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30" calcext:value-type="date">
            <text:p>6/3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30" calcext:value-type="date">
            <text:p>6/3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80]-[.B180]" office:value-type="time" office:time-value="PT00H45M00S" calcext:value-type="time">
            <text:p>0:45</text:p>
          </table:table-cell>
          <table:table-cell table:style-name="ce1" table:formula="of:=TIMEVALUE([.D18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10483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l2023" table:style-name="ta7">
        <table:table-column table:style-name="co1" table:number-columns-repeated="6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Time Start</text:p>
          </table:table-cell>
          <table:table-cell table:style-name="ce5" office:value-type="string" calcext:value-type="string">
            <text:p>Time End</text:p>
          </table:table-cell>
          <table:table-cell table:style-name="ce5" office:value-type="string" calcext:value-type="string">
            <text:p>Duration</text:p>
          </table:table-cell>
          <table:table-cell table:style-name="ce11" office:value-type="string" calcext:value-type="string">
            <text:p>DecimalTime</text:p>
          </table:table-cell>
          <table:table-cell table:style-name="ce5" office:value-type="string" calcext:value-type="string">
            <text:p>ProjectID</text:p>
          </table:table-cell>
          <table:table-cell table:style-name="ce5" office:value-type="string" calcext:value-type="string">
            <text:p>Directory</text:p>
          </table:table-cell>
          <table:table-cell table:style-name="ce5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7-01" calcext:value-type="date">
            <text:p>7/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2]-[.B2]" office:value-type="time" office:time-value="PT00H29M59.999999712S" calcext:value-type="time">
            <text:p>0:30</text:p>
          </table:table-cell>
          <table:table-cell table:style-name="ce1" table:formula="of:=TIMEVALUE([.D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7-01" calcext:value-type="date">
            <text:p>7/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01" calcext:value-type="date">
            <text:p>7/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01" calcext:value-type="date">
            <text:p>7/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5]-[.B5]" office:value-type="time" office:time-value="PT00H45M00S" calcext:value-type="time">
            <text:p>0:45</text:p>
          </table:table-cell>
          <table:table-cell table:style-name="ce1" table:formula="of:=TIMEVALUE([.D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9" table:number-columns-repeated="3"/>
          <table:table-cell table:style-name="ce1" table:number-columns-repeated="2"/>
          <table:table-cell table:style-name="ce5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date" office:date-value="2023-07-02" calcext:value-type="date">
            <text:p>7/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8]-[.B8]" office:value-type="time" office:time-value="PT00H29M59.999999712S" calcext:value-type="time">
            <text:p>0:30</text:p>
          </table:table-cell>
          <table:table-cell table:style-name="ce1" table:formula="of:=TIMEVALUE([.D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7-02" calcext:value-type="date">
            <text:p>7/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02" calcext:value-type="date">
            <text:p>7/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02" calcext:value-type="date">
            <text:p>7/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1]-[.B11]" office:value-type="time" office:time-value="PT00H45M00S" calcext:value-type="time">
            <text:p>0:45</text:p>
          </table:table-cell>
          <table:table-cell table:style-name="ce1" table:formula="of:=TIMEVALUE([.D1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7-03" calcext:value-type="date">
            <text:p>7/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4]-[.B14]" office:value-type="time" office:time-value="PT00H29M59.999999712S" calcext:value-type="time">
            <text:p>0:30</text:p>
          </table:table-cell>
          <table:table-cell table:style-name="ce1" table:formula="of:=TIMEVALUE([.D1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7-03" calcext:value-type="date">
            <text:p>7/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03" calcext:value-type="date">
            <text:p>7/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03" calcext:value-type="date">
            <text:p>7/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7]-[.B17]" office:value-type="time" office:time-value="PT00H45M00S" calcext:value-type="time">
            <text:p>0:45</text:p>
          </table:table-cell>
          <table:table-cell table:style-name="ce1" table:formula="of:=TIMEVALUE([.D1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7-04" calcext:value-type="date">
            <text:p>7/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20]-[.B20]" office:value-type="time" office:time-value="PT00H29M59.999999712S" calcext:value-type="time">
            <text:p>0:30</text:p>
          </table:table-cell>
          <table:table-cell table:style-name="ce1" table:formula="of:=TIMEVALUE([.D2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7-04" calcext:value-type="date">
            <text:p>7/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04" calcext:value-type="date">
            <text:p>7/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04" calcext:value-type="date">
            <text:p>7/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23]-[.B23]" office:value-type="time" office:time-value="PT00H45M00S" calcext:value-type="time">
            <text:p>0:45</text:p>
          </table:table-cell>
          <table:table-cell table:style-name="ce1" table:formula="of:=TIMEVALUE([.D2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7-05" calcext:value-type="date">
            <text:p>7/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26]-[.B26]" office:value-type="time" office:time-value="PT00H29M59.999999712S" calcext:value-type="time">
            <text:p>0:30</text:p>
          </table:table-cell>
          <table:table-cell table:style-name="ce1" table:formula="of:=TIMEVALUE([.D2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7-05" calcext:value-type="date">
            <text:p>7/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05" calcext:value-type="date">
            <text:p>7/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05" calcext:value-type="date">
            <text:p>7/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29]-[.B29]" office:value-type="time" office:time-value="PT00H45M00S" calcext:value-type="time">
            <text:p>0:45</text:p>
          </table:table-cell>
          <table:table-cell table:style-name="ce1" table:formula="of:=TIMEVALUE([.D2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7-06" calcext:value-type="date">
            <text:p>7/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32]-[.B32]" office:value-type="time" office:time-value="PT00H29M59.999999712S" calcext:value-type="time">
            <text:p>0:30</text:p>
          </table:table-cell>
          <table:table-cell table:style-name="ce1" table:formula="of:=TIMEVALUE([.D3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7-06" calcext:value-type="date">
            <text:p>7/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06" calcext:value-type="date">
            <text:p>7/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06" calcext:value-type="date">
            <text:p>7/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35]-[.B35]" office:value-type="time" office:time-value="PT00H45M00S" calcext:value-type="time">
            <text:p>0:45</text:p>
          </table:table-cell>
          <table:table-cell table:style-name="ce1" table:formula="of:=TIMEVALUE([.D3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7-07" calcext:value-type="date">
            <text:p>7/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38]-[.B38]" office:value-type="time" office:time-value="PT00H29M59.999999712S" calcext:value-type="time">
            <text:p>0:30</text:p>
          </table:table-cell>
          <table:table-cell table:style-name="ce1" table:formula="of:=TIMEVALUE([.D3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7-07" calcext:value-type="date">
            <text:p>7/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07" calcext:value-type="date">
            <text:p>7/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07" calcext:value-type="date">
            <text:p>7/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41]-[.B41]" office:value-type="time" office:time-value="PT00H45M00S" calcext:value-type="time">
            <text:p>0:45</text:p>
          </table:table-cell>
          <table:table-cell table:style-name="ce1" table:formula="of:=TIMEVALUE([.D4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7-08" calcext:value-type="date">
            <text:p>7/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44]-[.B44]" office:value-type="time" office:time-value="PT00H29M59.999999712S" calcext:value-type="time">
            <text:p>0:30</text:p>
          </table:table-cell>
          <table:table-cell table:style-name="ce1" table:formula="of:=TIMEVALUE([.D4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7-08" calcext:value-type="date">
            <text:p>7/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08" calcext:value-type="date">
            <text:p>7/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08" calcext:value-type="date">
            <text:p>7/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47]-[.B47]" office:value-type="time" office:time-value="PT00H45M00S" calcext:value-type="time">
            <text:p>0:45</text:p>
          </table:table-cell>
          <table:table-cell table:style-name="ce1" table:formula="of:=TIMEVALUE([.D4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7-09" calcext:value-type="date">
            <text:p>7/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50]-[.B50]" office:value-type="time" office:time-value="PT00H29M59.999999712S" calcext:value-type="time">
            <text:p>0:30</text:p>
          </table:table-cell>
          <table:table-cell table:style-name="ce1" table:formula="of:=TIMEVALUE([.D5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7-09" calcext:value-type="date">
            <text:p>7/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09" calcext:value-type="date">
            <text:p>7/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09" calcext:value-type="date">
            <text:p>7/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53]-[.B53]" office:value-type="time" office:time-value="PT00H45M00S" calcext:value-type="time">
            <text:p>0:45</text:p>
          </table:table-cell>
          <table:table-cell table:style-name="ce1" table:formula="of:=TIMEVALUE([.D5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7-10" calcext:value-type="date">
            <text:p>7/1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56]-[.B56]" office:value-type="time" office:time-value="PT00H29M59.999999712S" calcext:value-type="time">
            <text:p>0:30</text:p>
          </table:table-cell>
          <table:table-cell table:style-name="ce1" table:formula="of:=TIMEVALUE([.D5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7-10" calcext:value-type="date">
            <text:p>7/1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10" calcext:value-type="date">
            <text:p>7/1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10" calcext:value-type="date">
            <text:p>7/1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59]-[.B59]" office:value-type="time" office:time-value="PT00H45M00S" calcext:value-type="time">
            <text:p>0:45</text:p>
          </table:table-cell>
          <table:table-cell table:style-name="ce1" table:formula="of:=TIMEVALUE([.D5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7-11" calcext:value-type="date">
            <text:p>7/1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62]-[.B62]" office:value-type="time" office:time-value="PT00H29M59.999999712S" calcext:value-type="time">
            <text:p>0:30</text:p>
          </table:table-cell>
          <table:table-cell table:style-name="ce1" table:formula="of:=TIMEVALUE([.D6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7-11" calcext:value-type="date">
            <text:p>7/1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11" calcext:value-type="date">
            <text:p>7/1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11" calcext:value-type="date">
            <text:p>7/1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65]-[.B65]" office:value-type="time" office:time-value="PT00H45M00S" calcext:value-type="time">
            <text:p>0:45</text:p>
          </table:table-cell>
          <table:table-cell table:style-name="ce1" table:formula="of:=TIMEVALUE([.D6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7-12" calcext:value-type="date">
            <text:p>7/1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68]-[.B68]" office:value-type="time" office:time-value="PT00H29M59.999999712S" calcext:value-type="time">
            <text:p>0:30</text:p>
          </table:table-cell>
          <table:table-cell table:style-name="ce1" table:formula="of:=TIMEVALUE([.D6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7-12" calcext:value-type="date">
            <text:p>7/1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12" calcext:value-type="date">
            <text:p>7/1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12" calcext:value-type="date">
            <text:p>7/1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71]-[.B71]" office:value-type="time" office:time-value="PT00H45M00S" calcext:value-type="time">
            <text:p>0:45</text:p>
          </table:table-cell>
          <table:table-cell table:style-name="ce1" table:formula="of:=TIMEVALUE([.D7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7-13" calcext:value-type="date">
            <text:p>7/1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74]-[.B74]" office:value-type="time" office:time-value="PT00H29M59.999999712S" calcext:value-type="time">
            <text:p>0:30</text:p>
          </table:table-cell>
          <table:table-cell table:style-name="ce1" table:formula="of:=TIMEVALUE([.D7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7-13" calcext:value-type="date">
            <text:p>7/1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13" calcext:value-type="date">
            <text:p>7/1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13" calcext:value-type="date">
            <text:p>7/1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77]-[.B77]" office:value-type="time" office:time-value="PT00H45M00S" calcext:value-type="time">
            <text:p>0:45</text:p>
          </table:table-cell>
          <table:table-cell table:style-name="ce1" table:formula="of:=TIMEVALUE([.D7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7-14" calcext:value-type="date">
            <text:p>7/1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80]-[.B80]" office:value-type="time" office:time-value="PT00H29M59.999999712S" calcext:value-type="time">
            <text:p>0:30</text:p>
          </table:table-cell>
          <table:table-cell table:style-name="ce1" table:formula="of:=TIMEVALUE([.D8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7-14" calcext:value-type="date">
            <text:p>7/1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14" calcext:value-type="date">
            <text:p>7/1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14" calcext:value-type="date">
            <text:p>7/1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83]-[.B83]" office:value-type="time" office:time-value="PT00H45M00S" calcext:value-type="time">
            <text:p>0:45</text:p>
          </table:table-cell>
          <table:table-cell table:style-name="ce1" table:formula="of:=TIMEVALUE([.D8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7-15" calcext:value-type="date">
            <text:p>7/1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86]-[.B86]" office:value-type="time" office:time-value="PT00H29M59.999999712S" calcext:value-type="time">
            <text:p>0:30</text:p>
          </table:table-cell>
          <table:table-cell table:style-name="ce1" table:formula="of:=TIMEVALUE([.D8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7-15" calcext:value-type="date">
            <text:p>7/1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15" calcext:value-type="date">
            <text:p>7/1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15" calcext:value-type="date">
            <text:p>7/1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89]-[.B89]" office:value-type="time" office:time-value="PT00H45M00S" calcext:value-type="time">
            <text:p>0:45</text:p>
          </table:table-cell>
          <table:table-cell table:style-name="ce1" table:formula="of:=TIMEVALUE([.D8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7-16" calcext:value-type="date">
            <text:p>7/1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92]-[.B92]" office:value-type="time" office:time-value="PT00H29M59.999999712S" calcext:value-type="time">
            <text:p>0:30</text:p>
          </table:table-cell>
          <table:table-cell table:style-name="ce1" table:formula="of:=TIMEVALUE([.D9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7-16" calcext:value-type="date">
            <text:p>7/1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16" calcext:value-type="date">
            <text:p>7/1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16" calcext:value-type="date">
            <text:p>7/1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95]-[.B95]" office:value-type="time" office:time-value="PT00H45M00S" calcext:value-type="time">
            <text:p>0:45</text:p>
          </table:table-cell>
          <table:table-cell table:style-name="ce1" table:formula="of:=TIMEVALUE([.D9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7-17" calcext:value-type="date">
            <text:p>7/1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98]-[.B98]" office:value-type="time" office:time-value="PT00H29M59.999999712S" calcext:value-type="time">
            <text:p>0:30</text:p>
          </table:table-cell>
          <table:table-cell table:style-name="ce1" table:formula="of:=TIMEVALUE([.D9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7-17" calcext:value-type="date">
            <text:p>7/1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17" calcext:value-type="date">
            <text:p>7/1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17" calcext:value-type="date">
            <text:p>7/1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01]-[.B101]" office:value-type="time" office:time-value="PT00H45M00S" calcext:value-type="time">
            <text:p>0:45</text:p>
          </table:table-cell>
          <table:table-cell table:style-name="ce1" table:formula="of:=TIMEVALUE([.D10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7-18" calcext:value-type="date">
            <text:p>7/1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04]-[.B104]" office:value-type="time" office:time-value="PT00H29M59.999999712S" calcext:value-type="time">
            <text:p>0:30</text:p>
          </table:table-cell>
          <table:table-cell table:style-name="ce1" table:formula="of:=TIMEVALUE([.D10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7-18" calcext:value-type="date">
            <text:p>7/1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18" calcext:value-type="date">
            <text:p>7/1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18" calcext:value-type="date">
            <text:p>7/1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07]-[.B107]" office:value-type="time" office:time-value="PT00H45M00S" calcext:value-type="time">
            <text:p>0:45</text:p>
          </table:table-cell>
          <table:table-cell table:style-name="ce1" table:formula="of:=TIMEVALUE([.D10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7-19" calcext:value-type="date">
            <text:p>7/1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10]-[.B110]" office:value-type="time" office:time-value="PT00H29M59.999999712S" calcext:value-type="time">
            <text:p>0:30</text:p>
          </table:table-cell>
          <table:table-cell table:style-name="ce1" table:formula="of:=TIMEVALUE([.D11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7-19" calcext:value-type="date">
            <text:p>7/1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19" calcext:value-type="date">
            <text:p>7/1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19" calcext:value-type="date">
            <text:p>7/1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13]-[.B113]" office:value-type="time" office:time-value="PT00H45M00S" calcext:value-type="time">
            <text:p>0:45</text:p>
          </table:table-cell>
          <table:table-cell table:style-name="ce1" table:formula="of:=TIMEVALUE([.D11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7-20" calcext:value-type="date">
            <text:p>7/2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16]-[.B116]" office:value-type="time" office:time-value="PT00H29M59.999999712S" calcext:value-type="time">
            <text:p>0:30</text:p>
          </table:table-cell>
          <table:table-cell table:style-name="ce1" table:formula="of:=TIMEVALUE([.D11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7-20" calcext:value-type="date">
            <text:p>7/2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20" calcext:value-type="date">
            <text:p>7/2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20" calcext:value-type="date">
            <text:p>7/2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19]-[.B119]" office:value-type="time" office:time-value="PT00H45M00S" calcext:value-type="time">
            <text:p>0:45</text:p>
          </table:table-cell>
          <table:table-cell table:style-name="ce1" table:formula="of:=TIMEVALUE([.D11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7-21" calcext:value-type="date">
            <text:p>7/2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22]-[.B122]" office:value-type="time" office:time-value="PT00H29M59.999999712S" calcext:value-type="time">
            <text:p>0:30</text:p>
          </table:table-cell>
          <table:table-cell table:style-name="ce1" table:formula="of:=TIMEVALUE([.D12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7-21" calcext:value-type="date">
            <text:p>7/2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21" calcext:value-type="date">
            <text:p>7/2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21" calcext:value-type="date">
            <text:p>7/2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25]-[.B125]" office:value-type="time" office:time-value="PT00H45M00S" calcext:value-type="time">
            <text:p>0:45</text:p>
          </table:table-cell>
          <table:table-cell table:style-name="ce1" table:formula="of:=TIMEVALUE([.D12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7-22" calcext:value-type="date">
            <text:p>7/2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28]-[.B128]" office:value-type="time" office:time-value="PT00H29M59.999999712S" calcext:value-type="time">
            <text:p>0:30</text:p>
          </table:table-cell>
          <table:table-cell table:style-name="ce1" table:formula="of:=TIMEVALUE([.D12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7-22" calcext:value-type="date">
            <text:p>7/2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22" calcext:value-type="date">
            <text:p>7/2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22" calcext:value-type="date">
            <text:p>7/2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31]-[.B131]" office:value-type="time" office:time-value="PT00H45M00S" calcext:value-type="time">
            <text:p>0:45</text:p>
          </table:table-cell>
          <table:table-cell table:style-name="ce1" table:formula="of:=TIMEVALUE([.D13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7-23" calcext:value-type="date">
            <text:p>7/2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34]-[.B134]" office:value-type="time" office:time-value="PT00H29M59.999999712S" calcext:value-type="time">
            <text:p>0:30</text:p>
          </table:table-cell>
          <table:table-cell table:style-name="ce1" table:formula="of:=TIMEVALUE([.D13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7-23" calcext:value-type="date">
            <text:p>7/2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23" calcext:value-type="date">
            <text:p>7/2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23" calcext:value-type="date">
            <text:p>7/2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37]-[.B137]" office:value-type="time" office:time-value="PT00H45M00S" calcext:value-type="time">
            <text:p>0:45</text:p>
          </table:table-cell>
          <table:table-cell table:style-name="ce1" table:formula="of:=TIMEVALUE([.D13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7-24" calcext:value-type="date">
            <text:p>7/2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40]-[.B140]" office:value-type="time" office:time-value="PT00H29M59.999999712S" calcext:value-type="time">
            <text:p>0:30</text:p>
          </table:table-cell>
          <table:table-cell table:style-name="ce1" table:formula="of:=TIMEVALUE([.D14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7-24" calcext:value-type="date">
            <text:p>7/2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24" calcext:value-type="date">
            <text:p>7/2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24" calcext:value-type="date">
            <text:p>7/2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43]-[.B143]" office:value-type="time" office:time-value="PT00H45M00S" calcext:value-type="time">
            <text:p>0:45</text:p>
          </table:table-cell>
          <table:table-cell table:style-name="ce1" table:formula="of:=TIMEVALUE([.D14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7-25" calcext:value-type="date">
            <text:p>7/2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46]-[.B146]" office:value-type="time" office:time-value="PT00H29M59.999999712S" calcext:value-type="time">
            <text:p>0:30</text:p>
          </table:table-cell>
          <table:table-cell table:style-name="ce1" table:formula="of:=TIMEVALUE([.D14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7-25" calcext:value-type="date">
            <text:p>7/2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25" calcext:value-type="date">
            <text:p>7/2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25" calcext:value-type="date">
            <text:p>7/2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49]-[.B149]" office:value-type="time" office:time-value="PT00H45M00S" calcext:value-type="time">
            <text:p>0:45</text:p>
          </table:table-cell>
          <table:table-cell table:style-name="ce1" table:formula="of:=TIMEVALUE([.D14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7-26" calcext:value-type="date">
            <text:p>7/2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52]-[.B152]" office:value-type="time" office:time-value="PT00H29M59.999999712S" calcext:value-type="time">
            <text:p>0:30</text:p>
          </table:table-cell>
          <table:table-cell table:style-name="ce1" table:formula="of:=TIMEVALUE([.D15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7-26" calcext:value-type="date">
            <text:p>7/2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26" calcext:value-type="date">
            <text:p>7/2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26" calcext:value-type="date">
            <text:p>7/2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55]-[.B155]" office:value-type="time" office:time-value="PT00H45M00S" calcext:value-type="time">
            <text:p>0:45</text:p>
          </table:table-cell>
          <table:table-cell table:style-name="ce1" table:formula="of:=TIMEVALUE([.D15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7-27" calcext:value-type="date">
            <text:p>7/2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58]-[.B158]" office:value-type="time" office:time-value="PT00H29M59.999999712S" calcext:value-type="time">
            <text:p>0:30</text:p>
          </table:table-cell>
          <table:table-cell table:style-name="ce1" table:formula="of:=TIMEVALUE([.D158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7-27" calcext:value-type="date">
            <text:p>7/2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27" calcext:value-type="date">
            <text:p>7/2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27" calcext:value-type="date">
            <text:p>7/2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61]-[.B161]" office:value-type="time" office:time-value="PT00H45M00S" calcext:value-type="time">
            <text:p>0:45</text:p>
          </table:table-cell>
          <table:table-cell table:style-name="ce1" table:formula="of:=TIMEVALUE([.D161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7-28" calcext:value-type="date">
            <text:p>7/2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64]-[.B164]" office:value-type="time" office:time-value="PT00H29M59.999999712S" calcext:value-type="time">
            <text:p>0:30</text:p>
          </table:table-cell>
          <table:table-cell table:style-name="ce1" table:formula="of:=TIMEVALUE([.D164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7-28" calcext:value-type="date">
            <text:p>7/2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28" calcext:value-type="date">
            <text:p>7/2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28" calcext:value-type="date">
            <text:p>7/2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67]-[.B167]" office:value-type="time" office:time-value="PT00H45M00S" calcext:value-type="time">
            <text:p>0:45</text:p>
          </table:table-cell>
          <table:table-cell table:style-name="ce1" table:formula="of:=TIMEVALUE([.D16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7-29" calcext:value-type="date">
            <text:p>7/2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70]-[.B170]" office:value-type="time" office:time-value="PT00H29M59.999999712S" calcext:value-type="time">
            <text:p>0:30</text:p>
          </table:table-cell>
          <table:table-cell table:style-name="ce1" table:formula="of:=TIMEVALUE([.D17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7-29" calcext:value-type="date">
            <text:p>7/2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29" calcext:value-type="date">
            <text:p>7/29/2023</text:p>
          </table:table-cell>
          <table:table-cell table:style-name="ce6" table:number-columns-repeated="2"/>
          <table:table-cell table:number-columns-repeated="3"/>
          <table:table-cell table:style-name="ce19"/>
          <table:table-cell table:number-columns-repeated="1017"/>
        </table:table-row>
        <table:table-row table:style-name="ro1">
          <table:table-cell table:style-name="ce2" office:value-type="date" office:date-value="2023-07-29" calcext:value-type="date">
            <text:p>7/2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29" calcext:value-type="date">
            <text:p>7/2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74]-[.B174]" office:value-type="time" office:time-value="PT00H45M00S" calcext:value-type="time">
            <text:p>0:45</text:p>
          </table:table-cell>
          <table:table-cell table:style-name="ce1" table:formula="of:=TIMEVALUE([.D17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7-30" calcext:value-type="date">
            <text:p>7/3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77]-[.B177]" office:value-type="time" office:time-value="PT00H29M59.999999712S" calcext:value-type="time">
            <text:p>0:30</text:p>
          </table:table-cell>
          <table:table-cell table:style-name="ce1" table:formula="of:=TIMEVALUE([.D17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7-30" calcext:value-type="date">
            <text:p>7/3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30" calcext:value-type="date">
            <text:p>7/3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30" calcext:value-type="date">
            <text:p>7/3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80]-[.B180]" office:value-type="time" office:time-value="PT00H45M00S" calcext:value-type="time">
            <text:p>0:45</text:p>
          </table:table-cell>
          <table:table-cell table:style-name="ce1" table:formula="of:=TIMEVALUE([.D18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7-31" calcext:value-type="date">
            <text:p>7/3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83]-[.B183]" office:value-type="time" office:time-value="PT00H29M59.999999712S" calcext:value-type="time">
            <text:p>0:30</text:p>
          </table:table-cell>
          <table:table-cell table:style-name="ce1" table:formula="of:=TIMEVALUE([.D18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7-31" calcext:value-type="date">
            <text:p>7/3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31" calcext:value-type="date">
            <text:p>7/3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7-31" calcext:value-type="date">
            <text:p>7/3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86]-[.B186]" office:value-type="time" office:time-value="PT00H45M00S" calcext:value-type="time">
            <text:p>0:45</text:p>
          </table:table-cell>
          <table:table-cell table:style-name="ce1" table:formula="of:=TIMEVALUE([.D18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10483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g2023" table:style-name="ta8">
        <table:table-column table:style-name="co1" table:number-columns-repeated="6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" office:value-type="date" office:date-value="2023-08-01" calcext:value-type="date">
            <text:p>8/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]-[.B1]" office:value-type="time" office:time-value="PT00H29M59.999999712S" calcext:value-type="time">
            <text:p>0:30</text:p>
          </table:table-cell>
          <table:table-cell table:style-name="ce1" table:formula="of:=TIMEVALUE([.D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8-01" calcext:value-type="date">
            <text:p>8/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01" calcext:value-type="date">
            <text:p>8/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01" calcext:value-type="date">
            <text:p>8/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4]-[.B4]" office:value-type="time" office:time-value="PT00H45M00S" calcext:value-type="time">
            <text:p>0:45</text:p>
          </table:table-cell>
          <table:table-cell table:style-name="ce1" table:formula="of:=TIMEVALUE([.D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9" table:number-columns-repeated="3"/>
          <table:table-cell table:style-name="ce1" table:number-columns-repeated="2"/>
          <table:table-cell table:style-name="ce5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date" office:date-value="2023-08-02" calcext:value-type="date">
            <text:p>8/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7]-[.B7]" office:value-type="time" office:time-value="PT00H29M59.999999712S" calcext:value-type="time">
            <text:p>0:30</text:p>
          </table:table-cell>
          <table:table-cell table:style-name="ce1" table:formula="of:=TIMEVALUE([.D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8-02" calcext:value-type="date">
            <text:p>8/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02" calcext:value-type="date">
            <text:p>8/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02" calcext:value-type="date">
            <text:p>8/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0]-[.B10]" office:value-type="time" office:time-value="PT00H45M00S" calcext:value-type="time">
            <text:p>0:45</text:p>
          </table:table-cell>
          <table:table-cell table:style-name="ce1" table:formula="of:=TIMEVALUE([.D1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8-03" calcext:value-type="date">
            <text:p>8/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3]-[.B13]" office:value-type="time" office:time-value="PT00H29M59.999999712S" calcext:value-type="time">
            <text:p>0:30</text:p>
          </table:table-cell>
          <table:table-cell table:style-name="ce1" table:formula="of:=TIMEVALUE([.D1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8-03" calcext:value-type="date">
            <text:p>8/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03" calcext:value-type="date">
            <text:p>8/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03" calcext:value-type="date">
            <text:p>8/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6]-[.B16]" office:value-type="time" office:time-value="PT00H45M00S" calcext:value-type="time">
            <text:p>0:45</text:p>
          </table:table-cell>
          <table:table-cell table:style-name="ce1" table:formula="of:=TIMEVALUE([.D1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8-04" calcext:value-type="date">
            <text:p>8/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9]-[.B19]" office:value-type="time" office:time-value="PT00H29M59.999999712S" calcext:value-type="time">
            <text:p>0:30</text:p>
          </table:table-cell>
          <table:table-cell table:style-name="ce1" table:formula="of:=TIMEVALUE([.D1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8-04" calcext:value-type="date">
            <text:p>8/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04" calcext:value-type="date">
            <text:p>8/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04" calcext:value-type="date">
            <text:p>8/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22]-[.B22]" office:value-type="time" office:time-value="PT00H45M00S" calcext:value-type="time">
            <text:p>0:45</text:p>
          </table:table-cell>
          <table:table-cell table:style-name="ce1" table:formula="of:=TIMEVALUE([.D22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8-05" calcext:value-type="date">
            <text:p>8/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25]-[.B25]" office:value-type="time" office:time-value="PT00H29M59.999999712S" calcext:value-type="time">
            <text:p>0:30</text:p>
          </table:table-cell>
          <table:table-cell table:style-name="ce1" table:formula="of:=TIMEVALUE([.D25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8-05" calcext:value-type="date">
            <text:p>8/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05" calcext:value-type="date">
            <text:p>8/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05" calcext:value-type="date">
            <text:p>8/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28]-[.B28]" office:value-type="time" office:time-value="PT00H45M00S" calcext:value-type="time">
            <text:p>0:45</text:p>
          </table:table-cell>
          <table:table-cell table:style-name="ce1" table:formula="of:=TIMEVALUE([.D28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8-06" calcext:value-type="date">
            <text:p>8/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31]-[.B31]" office:value-type="time" office:time-value="PT00H29M59.999999712S" calcext:value-type="time">
            <text:p>0:30</text:p>
          </table:table-cell>
          <table:table-cell table:style-name="ce1" table:formula="of:=TIMEVALUE([.D3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8-06" calcext:value-type="date">
            <text:p>8/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06" calcext:value-type="date">
            <text:p>8/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06" calcext:value-type="date">
            <text:p>8/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34]-[.B34]" office:value-type="time" office:time-value="PT00H45M00S" calcext:value-type="time">
            <text:p>0:45</text:p>
          </table:table-cell>
          <table:table-cell table:style-name="ce1" table:formula="of:=TIMEVALUE([.D3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8-07" calcext:value-type="date">
            <text:p>8/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37]-[.B37]" office:value-type="time" office:time-value="PT00H29M59.999999712S" calcext:value-type="time">
            <text:p>0:30</text:p>
          </table:table-cell>
          <table:table-cell table:style-name="ce1" table:formula="of:=TIMEVALUE([.D3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8-07" calcext:value-type="date">
            <text:p>8/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07" calcext:value-type="date">
            <text:p>8/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07" calcext:value-type="date">
            <text:p>8/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40]-[.B40]" office:value-type="time" office:time-value="PT00H45M00S" calcext:value-type="time">
            <text:p>0:45</text:p>
          </table:table-cell>
          <table:table-cell table:style-name="ce1" table:formula="of:=TIMEVALUE([.D4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8-08" calcext:value-type="date">
            <text:p>8/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43]-[.B43]" office:value-type="time" office:time-value="PT00H29M59.999999712S" calcext:value-type="time">
            <text:p>0:30</text:p>
          </table:table-cell>
          <table:table-cell table:style-name="ce1" table:formula="of:=TIMEVALUE([.D4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8-08" calcext:value-type="date">
            <text:p>8/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08" calcext:value-type="date">
            <text:p>8/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08" calcext:value-type="date">
            <text:p>8/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46]-[.B46]" office:value-type="time" office:time-value="PT00H45M00S" calcext:value-type="time">
            <text:p>0:45</text:p>
          </table:table-cell>
          <table:table-cell table:style-name="ce1" table:formula="of:=TIMEVALUE([.D4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8-09" calcext:value-type="date">
            <text:p>8/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49]-[.B49]" office:value-type="time" office:time-value="PT00H29M59.999999712S" calcext:value-type="time">
            <text:p>0:30</text:p>
          </table:table-cell>
          <table:table-cell table:style-name="ce1" table:formula="of:=TIMEVALUE([.D4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8-09" calcext:value-type="date">
            <text:p>8/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09" calcext:value-type="date">
            <text:p>8/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09" calcext:value-type="date">
            <text:p>8/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52]-[.B52]" office:value-type="time" office:time-value="PT00H45M00S" calcext:value-type="time">
            <text:p>0:45</text:p>
          </table:table-cell>
          <table:table-cell table:style-name="ce1" table:formula="of:=TIMEVALUE([.D52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8-10" calcext:value-type="date">
            <text:p>8/1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55]-[.B55]" office:value-type="time" office:time-value="PT00H29M59.999999712S" calcext:value-type="time">
            <text:p>0:30</text:p>
          </table:table-cell>
          <table:table-cell table:style-name="ce1" table:formula="of:=TIMEVALUE([.D55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8-10" calcext:value-type="date">
            <text:p>8/1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10" calcext:value-type="date">
            <text:p>8/1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10" calcext:value-type="date">
            <text:p>8/1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58]-[.B58]" office:value-type="time" office:time-value="PT00H45M00S" calcext:value-type="time">
            <text:p>0:45</text:p>
          </table:table-cell>
          <table:table-cell table:style-name="ce1" table:formula="of:=TIMEVALUE([.D58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8-11" calcext:value-type="date">
            <text:p>8/1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61]-[.B61]" office:value-type="time" office:time-value="PT00H29M59.999999712S" calcext:value-type="time">
            <text:p>0:30</text:p>
          </table:table-cell>
          <table:table-cell table:style-name="ce1" table:formula="of:=TIMEVALUE([.D6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8-11" calcext:value-type="date">
            <text:p>8/1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11" calcext:value-type="date">
            <text:p>8/1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11" calcext:value-type="date">
            <text:p>8/1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64]-[.B64]" office:value-type="time" office:time-value="PT00H45M00S" calcext:value-type="time">
            <text:p>0:45</text:p>
          </table:table-cell>
          <table:table-cell table:style-name="ce1" table:formula="of:=TIMEVALUE([.D6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8-12" calcext:value-type="date">
            <text:p>8/1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67]-[.B67]" office:value-type="time" office:time-value="PT00H29M59.999999712S" calcext:value-type="time">
            <text:p>0:30</text:p>
          </table:table-cell>
          <table:table-cell table:style-name="ce1" table:formula="of:=TIMEVALUE([.D6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8-12" calcext:value-type="date">
            <text:p>8/1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12" calcext:value-type="date">
            <text:p>8/1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12" calcext:value-type="date">
            <text:p>8/1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70]-[.B70]" office:value-type="time" office:time-value="PT00H45M00S" calcext:value-type="time">
            <text:p>0:45</text:p>
          </table:table-cell>
          <table:table-cell table:style-name="ce1" table:formula="of:=TIMEVALUE([.D7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8-13" calcext:value-type="date">
            <text:p>8/1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73]-[.B73]" office:value-type="time" office:time-value="PT00H29M59.999999712S" calcext:value-type="time">
            <text:p>0:30</text:p>
          </table:table-cell>
          <table:table-cell table:style-name="ce1" table:formula="of:=TIMEVALUE([.D7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8-13" calcext:value-type="date">
            <text:p>8/1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13" calcext:value-type="date">
            <text:p>8/1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13" calcext:value-type="date">
            <text:p>8/1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76]-[.B76]" office:value-type="time" office:time-value="PT00H45M00S" calcext:value-type="time">
            <text:p>0:45</text:p>
          </table:table-cell>
          <table:table-cell table:style-name="ce1" table:formula="of:=TIMEVALUE([.D7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8-14" calcext:value-type="date">
            <text:p>8/1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79]-[.B79]" office:value-type="time" office:time-value="PT00H29M59.999999712S" calcext:value-type="time">
            <text:p>0:30</text:p>
          </table:table-cell>
          <table:table-cell table:style-name="ce1" table:formula="of:=TIMEVALUE([.D7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8-14" calcext:value-type="date">
            <text:p>8/1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14" calcext:value-type="date">
            <text:p>8/1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14" calcext:value-type="date">
            <text:p>8/1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82]-[.B82]" office:value-type="time" office:time-value="PT00H45M00S" calcext:value-type="time">
            <text:p>0:45</text:p>
          </table:table-cell>
          <table:table-cell table:style-name="ce1" table:formula="of:=TIMEVALUE([.D82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8-15" calcext:value-type="date">
            <text:p>8/1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85]-[.B85]" office:value-type="time" office:time-value="PT00H29M59.999999712S" calcext:value-type="time">
            <text:p>0:30</text:p>
          </table:table-cell>
          <table:table-cell table:style-name="ce1" table:formula="of:=TIMEVALUE([.D85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8-15" calcext:value-type="date">
            <text:p>8/1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15" calcext:value-type="date">
            <text:p>8/1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15" calcext:value-type="date">
            <text:p>8/1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88]-[.B88]" office:value-type="time" office:time-value="PT00H45M00S" calcext:value-type="time">
            <text:p>0:45</text:p>
          </table:table-cell>
          <table:table-cell table:style-name="ce1" table:formula="of:=TIMEVALUE([.D88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8-16" calcext:value-type="date">
            <text:p>8/1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91]-[.B91]" office:value-type="time" office:time-value="PT00H29M59.999999712S" calcext:value-type="time">
            <text:p>0:30</text:p>
          </table:table-cell>
          <table:table-cell table:style-name="ce1" table:formula="of:=TIMEVALUE([.D9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8-16" calcext:value-type="date">
            <text:p>8/1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16" calcext:value-type="date">
            <text:p>8/1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16" calcext:value-type="date">
            <text:p>8/1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94]-[.B94]" office:value-type="time" office:time-value="PT00H45M00S" calcext:value-type="time">
            <text:p>0:45</text:p>
          </table:table-cell>
          <table:table-cell table:style-name="ce1" table:formula="of:=TIMEVALUE([.D9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8-17" calcext:value-type="date">
            <text:p>8/1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97]-[.B97]" office:value-type="time" office:time-value="PT00H29M59.999999712S" calcext:value-type="time">
            <text:p>0:30</text:p>
          </table:table-cell>
          <table:table-cell table:style-name="ce1" table:formula="of:=TIMEVALUE([.D9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8-17" calcext:value-type="date">
            <text:p>8/1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17" calcext:value-type="date">
            <text:p>8/1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17" calcext:value-type="date">
            <text:p>8/1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00]-[.B100]" office:value-type="time" office:time-value="PT00H45M00S" calcext:value-type="time">
            <text:p>0:45</text:p>
          </table:table-cell>
          <table:table-cell table:style-name="ce1" table:formula="of:=TIMEVALUE([.D10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8-18" calcext:value-type="date">
            <text:p>8/1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03]-[.B103]" office:value-type="time" office:time-value="PT00H29M59.999999712S" calcext:value-type="time">
            <text:p>0:30</text:p>
          </table:table-cell>
          <table:table-cell table:style-name="ce1" table:formula="of:=TIMEVALUE([.D10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8-18" calcext:value-type="date">
            <text:p>8/1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18" calcext:value-type="date">
            <text:p>8/1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18" calcext:value-type="date">
            <text:p>8/1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06]-[.B106]" office:value-type="time" office:time-value="PT00H45M00S" calcext:value-type="time">
            <text:p>0:45</text:p>
          </table:table-cell>
          <table:table-cell table:style-name="ce1" table:formula="of:=TIMEVALUE([.D10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8-19" calcext:value-type="date">
            <text:p>8/1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09]-[.B109]" office:value-type="time" office:time-value="PT00H29M59.999999712S" calcext:value-type="time">
            <text:p>0:30</text:p>
          </table:table-cell>
          <table:table-cell table:style-name="ce1" table:formula="of:=TIMEVALUE([.D10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8-19" calcext:value-type="date">
            <text:p>8/1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19" calcext:value-type="date">
            <text:p>8/1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19" calcext:value-type="date">
            <text:p>8/1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12]-[.B112]" office:value-type="time" office:time-value="PT00H45M00S" calcext:value-type="time">
            <text:p>0:45</text:p>
          </table:table-cell>
          <table:table-cell table:style-name="ce1" table:formula="of:=TIMEVALUE([.D112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8-20" calcext:value-type="date">
            <text:p>8/2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15]-[.B115]" office:value-type="time" office:time-value="PT00H29M59.999999712S" calcext:value-type="time">
            <text:p>0:30</text:p>
          </table:table-cell>
          <table:table-cell table:style-name="ce1" table:formula="of:=TIMEVALUE([.D115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8-20" calcext:value-type="date">
            <text:p>8/2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20" calcext:value-type="date">
            <text:p>8/2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20" calcext:value-type="date">
            <text:p>8/2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18]-[.B118]" office:value-type="time" office:time-value="PT00H45M00S" calcext:value-type="time">
            <text:p>0:45</text:p>
          </table:table-cell>
          <table:table-cell table:style-name="ce1" table:formula="of:=TIMEVALUE([.D118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8-21" calcext:value-type="date">
            <text:p>8/2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21]-[.B121]" office:value-type="time" office:time-value="PT00H29M59.999999712S" calcext:value-type="time">
            <text:p>0:30</text:p>
          </table:table-cell>
          <table:table-cell table:style-name="ce1" table:formula="of:=TIMEVALUE([.D12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8-21" calcext:value-type="date">
            <text:p>8/2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21" calcext:value-type="date">
            <text:p>8/2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21" calcext:value-type="date">
            <text:p>8/2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24]-[.B124]" office:value-type="time" office:time-value="PT00H45M00S" calcext:value-type="time">
            <text:p>0:45</text:p>
          </table:table-cell>
          <table:table-cell table:style-name="ce1" table:formula="of:=TIMEVALUE([.D12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8-22" calcext:value-type="date">
            <text:p>8/2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27]-[.B127]" office:value-type="time" office:time-value="PT00H29M59.999999712S" calcext:value-type="time">
            <text:p>0:30</text:p>
          </table:table-cell>
          <table:table-cell table:style-name="ce1" table:formula="of:=TIMEVALUE([.D12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8-22" calcext:value-type="date">
            <text:p>8/2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22" calcext:value-type="date">
            <text:p>8/2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22" calcext:value-type="date">
            <text:p>8/2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30]-[.B130]" office:value-type="time" office:time-value="PT00H45M00S" calcext:value-type="time">
            <text:p>0:45</text:p>
          </table:table-cell>
          <table:table-cell table:style-name="ce1" table:formula="of:=TIMEVALUE([.D13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8-23" calcext:value-type="date">
            <text:p>8/2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33]-[.B133]" office:value-type="time" office:time-value="PT00H29M59.999999712S" calcext:value-type="time">
            <text:p>0:30</text:p>
          </table:table-cell>
          <table:table-cell table:style-name="ce1" table:formula="of:=TIMEVALUE([.D13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8-23" calcext:value-type="date">
            <text:p>8/2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23" calcext:value-type="date">
            <text:p>8/2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23" calcext:value-type="date">
            <text:p>8/2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36]-[.B136]" office:value-type="time" office:time-value="PT00H45M00S" calcext:value-type="time">
            <text:p>0:45</text:p>
          </table:table-cell>
          <table:table-cell table:style-name="ce1" table:formula="of:=TIMEVALUE([.D13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8-24" calcext:value-type="date">
            <text:p>8/2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39]-[.B139]" office:value-type="time" office:time-value="PT00H29M59.999999712S" calcext:value-type="time">
            <text:p>0:30</text:p>
          </table:table-cell>
          <table:table-cell table:style-name="ce1" table:formula="of:=TIMEVALUE([.D13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8-24" calcext:value-type="date">
            <text:p>8/2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24" calcext:value-type="date">
            <text:p>8/2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24" calcext:value-type="date">
            <text:p>8/2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42]-[.B142]" office:value-type="time" office:time-value="PT00H45M00S" calcext:value-type="time">
            <text:p>0:45</text:p>
          </table:table-cell>
          <table:table-cell table:style-name="ce1" table:formula="of:=TIMEVALUE([.D142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8-25" calcext:value-type="date">
            <text:p>8/2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45]-[.B145]" office:value-type="time" office:time-value="PT00H29M59.999999712S" calcext:value-type="time">
            <text:p>0:30</text:p>
          </table:table-cell>
          <table:table-cell table:style-name="ce1" table:formula="of:=TIMEVALUE([.D145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8-25" calcext:value-type="date">
            <text:p>8/2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25" calcext:value-type="date">
            <text:p>8/2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25" calcext:value-type="date">
            <text:p>8/2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48]-[.B148]" office:value-type="time" office:time-value="PT00H45M00S" calcext:value-type="time">
            <text:p>0:45</text:p>
          </table:table-cell>
          <table:table-cell table:style-name="ce1" table:formula="of:=TIMEVALUE([.D148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8-26" calcext:value-type="date">
            <text:p>8/2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51]-[.B151]" office:value-type="time" office:time-value="PT00H29M59.999999712S" calcext:value-type="time">
            <text:p>0:30</text:p>
          </table:table-cell>
          <table:table-cell table:style-name="ce1" table:formula="of:=TIMEVALUE([.D15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8-26" calcext:value-type="date">
            <text:p>8/2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26" calcext:value-type="date">
            <text:p>8/2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26" calcext:value-type="date">
            <text:p>8/2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54]-[.B154]" office:value-type="time" office:time-value="PT00H45M00S" calcext:value-type="time">
            <text:p>0:45</text:p>
          </table:table-cell>
          <table:table-cell table:style-name="ce1" table:formula="of:=TIMEVALUE([.D15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8-27" calcext:value-type="date">
            <text:p>8/2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57]-[.B157]" office:value-type="time" office:time-value="PT00H29M59.999999712S" calcext:value-type="time">
            <text:p>0:30</text:p>
          </table:table-cell>
          <table:table-cell table:style-name="ce1" table:formula="of:=TIMEVALUE([.D15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8-27" calcext:value-type="date">
            <text:p>8/2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27" calcext:value-type="date">
            <text:p>8/2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27" calcext:value-type="date">
            <text:p>8/2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60]-[.B160]" office:value-type="time" office:time-value="PT00H45M00S" calcext:value-type="time">
            <text:p>0:45</text:p>
          </table:table-cell>
          <table:table-cell table:style-name="ce1" table:formula="of:=TIMEVALUE([.D16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8-28" calcext:value-type="date">
            <text:p>8/2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63]-[.B163]" office:value-type="time" office:time-value="PT00H29M59.999999712S" calcext:value-type="time">
            <text:p>0:30</text:p>
          </table:table-cell>
          <table:table-cell table:style-name="ce1" table:formula="of:=TIMEVALUE([.D16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8-28" calcext:value-type="date">
            <text:p>8/2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28" calcext:value-type="date">
            <text:p>8/2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28" calcext:value-type="date">
            <text:p>8/2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66]-[.B166]" office:value-type="time" office:time-value="PT00H45M00S" calcext:value-type="time">
            <text:p>0:45</text:p>
          </table:table-cell>
          <table:table-cell table:style-name="ce1" table:formula="of:=TIMEVALUE([.D16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8-29" calcext:value-type="date">
            <text:p>8/2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69]-[.B169]" office:value-type="time" office:time-value="PT00H29M59.999999712S" calcext:value-type="time">
            <text:p>0:30</text:p>
          </table:table-cell>
          <table:table-cell table:style-name="ce1" table:formula="of:=TIMEVALUE([.D16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8-29" calcext:value-type="date">
            <text:p>8/2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29" calcext:value-type="date">
            <text:p>8/29/2023</text:p>
          </table:table-cell>
          <table:table-cell table:style-name="ce6" table:number-columns-repeated="2"/>
          <table:table-cell table:number-columns-repeated="3"/>
          <table:table-cell table:style-name="ce19"/>
          <table:table-cell table:number-columns-repeated="1017"/>
        </table:table-row>
        <table:table-row table:style-name="ro1">
          <table:table-cell table:style-name="ce2" office:value-type="date" office:date-value="2023-08-29" calcext:value-type="date">
            <text:p>8/2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29" calcext:value-type="date">
            <text:p>8/2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73]-[.B173]" office:value-type="time" office:time-value="PT00H45M00S" calcext:value-type="time">
            <text:p>0:45</text:p>
          </table:table-cell>
          <table:table-cell table:style-name="ce1" table:formula="of:=TIMEVALUE([.D17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8-30" calcext:value-type="date">
            <text:p>8/3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76]-[.B176]" office:value-type="time" office:time-value="PT00H29M59.999999712S" calcext:value-type="time">
            <text:p>0:30</text:p>
          </table:table-cell>
          <table:table-cell table:style-name="ce1" table:formula="of:=TIMEVALUE([.D17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8-30" calcext:value-type="date">
            <text:p>8/3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30" calcext:value-type="date">
            <text:p>8/3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30" calcext:value-type="date">
            <text:p>8/3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79]-[.B179]" office:value-type="time" office:time-value="PT00H45M00S" calcext:value-type="time">
            <text:p>0:45</text:p>
          </table:table-cell>
          <table:table-cell table:style-name="ce1" table:formula="of:=TIMEVALUE([.D17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8-31" calcext:value-type="date">
            <text:p>8/3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82]-[.B182]" office:value-type="time" office:time-value="PT00H29M59.999999712S" calcext:value-type="time">
            <text:p>0:30</text:p>
          </table:table-cell>
          <table:table-cell table:style-name="ce1" table:formula="of:=TIMEVALUE([.D18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8-31" calcext:value-type="date">
            <text:p>8/3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31" calcext:value-type="date">
            <text:p>8/3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8-31" calcext:value-type="date">
            <text:p>8/3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85]-[.B185]" office:value-type="time" office:time-value="PT00H45M00S" calcext:value-type="time">
            <text:p>0:45</text:p>
          </table:table-cell>
          <table:table-cell table:style-name="ce1" table:formula="of:=TIMEVALUE([.D18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10483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p2023" table:style-name="ta9">
        <table:table-column table:style-name="co1" table:number-columns-repeated="6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" office:value-type="date" office:date-value="2023-09-01" calcext:value-type="date">
            <text:p>9/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]-[.B1]" office:value-type="time" office:time-value="PT00H29M59.999999712S" calcext:value-type="time">
            <text:p>0:30</text:p>
          </table:table-cell>
          <table:table-cell table:style-name="ce1" table:formula="of:=TIMEVALUE([.D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9-01" calcext:value-type="date">
            <text:p>9/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01" calcext:value-type="date">
            <text:p>9/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01" calcext:value-type="date">
            <text:p>9/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4]-[.B4]" office:value-type="time" office:time-value="PT00H45M00S" calcext:value-type="time">
            <text:p>0:45</text:p>
          </table:table-cell>
          <table:table-cell table:style-name="ce1" table:formula="of:=TIMEVALUE([.D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9" table:number-columns-repeated="3"/>
          <table:table-cell table:style-name="ce1" table:number-columns-repeated="2"/>
          <table:table-cell table:style-name="ce5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date" office:date-value="2023-09-02" calcext:value-type="date">
            <text:p>9/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7]-[.B7]" office:value-type="time" office:time-value="PT00H29M59.999999712S" calcext:value-type="time">
            <text:p>0:30</text:p>
          </table:table-cell>
          <table:table-cell table:style-name="ce1" table:formula="of:=TIMEVALUE([.D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9-02" calcext:value-type="date">
            <text:p>9/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02" calcext:value-type="date">
            <text:p>9/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02" calcext:value-type="date">
            <text:p>9/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0]-[.B10]" office:value-type="time" office:time-value="PT00H45M00S" calcext:value-type="time">
            <text:p>0:45</text:p>
          </table:table-cell>
          <table:table-cell table:style-name="ce1" table:formula="of:=TIMEVALUE([.D1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09-03" calcext:value-type="date">
            <text:p>9/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3]-[.B13]" office:value-type="time" office:time-value="PT00H29M59.999999712S" calcext:value-type="time">
            <text:p>0:30</text:p>
          </table:table-cell>
          <table:table-cell table:style-name="ce1" table:formula="of:=TIMEVALUE([.D1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9-03" calcext:value-type="date">
            <text:p>9/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03" calcext:value-type="date">
            <text:p>9/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03" calcext:value-type="date">
            <text:p>9/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6]-[.B16]" office:value-type="time" office:time-value="PT00H45M00S" calcext:value-type="time">
            <text:p>0:45</text:p>
          </table:table-cell>
          <table:table-cell table:style-name="ce1" table:formula="of:=TIMEVALUE([.D1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9-04" calcext:value-type="date">
            <text:p>9/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9]-[.B19]" office:value-type="time" office:time-value="PT00H29M59.999999712S" calcext:value-type="time">
            <text:p>0:30</text:p>
          </table:table-cell>
          <table:table-cell table:style-name="ce1" table:formula="of:=TIMEVALUE([.D1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9-04" calcext:value-type="date">
            <text:p>9/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04" calcext:value-type="date">
            <text:p>9/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04" calcext:value-type="date">
            <text:p>9/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22]-[.B22]" office:value-type="time" office:time-value="PT00H45M00S" calcext:value-type="time">
            <text:p>0:45</text:p>
          </table:table-cell>
          <table:table-cell table:style-name="ce1" table:formula="of:=TIMEVALUE([.D22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9-05" calcext:value-type="date">
            <text:p>9/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25]-[.B25]" office:value-type="time" office:time-value="PT00H29M59.999999712S" calcext:value-type="time">
            <text:p>0:30</text:p>
          </table:table-cell>
          <table:table-cell table:style-name="ce1" table:formula="of:=TIMEVALUE([.D25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9-05" calcext:value-type="date">
            <text:p>9/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05" calcext:value-type="date">
            <text:p>9/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05" calcext:value-type="date">
            <text:p>9/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28]-[.B28]" office:value-type="time" office:time-value="PT00H45M00S" calcext:value-type="time">
            <text:p>0:45</text:p>
          </table:table-cell>
          <table:table-cell table:style-name="ce1" table:formula="of:=TIMEVALUE([.D28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9-06" calcext:value-type="date">
            <text:p>9/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31]-[.B31]" office:value-type="time" office:time-value="PT00H29M59.999999712S" calcext:value-type="time">
            <text:p>0:30</text:p>
          </table:table-cell>
          <table:table-cell table:style-name="ce1" table:formula="of:=TIMEVALUE([.D3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9-06" calcext:value-type="date">
            <text:p>9/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06" calcext:value-type="date">
            <text:p>9/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06" calcext:value-type="date">
            <text:p>9/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34]-[.B34]" office:value-type="time" office:time-value="PT00H45M00S" calcext:value-type="time">
            <text:p>0:45</text:p>
          </table:table-cell>
          <table:table-cell table:style-name="ce1" table:formula="of:=TIMEVALUE([.D3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9-07" calcext:value-type="date">
            <text:p>9/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37]-[.B37]" office:value-type="time" office:time-value="PT00H29M59.999999712S" calcext:value-type="time">
            <text:p>0:30</text:p>
          </table:table-cell>
          <table:table-cell table:style-name="ce1" table:formula="of:=TIMEVALUE([.D3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9-07" calcext:value-type="date">
            <text:p>9/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07" calcext:value-type="date">
            <text:p>9/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07" calcext:value-type="date">
            <text:p>9/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40]-[.B40]" office:value-type="time" office:time-value="PT00H45M00S" calcext:value-type="time">
            <text:p>0:45</text:p>
          </table:table-cell>
          <table:table-cell table:style-name="ce1" table:formula="of:=TIMEVALUE([.D4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9-08" calcext:value-type="date">
            <text:p>9/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43]-[.B43]" office:value-type="time" office:time-value="PT00H29M59.999999712S" calcext:value-type="time">
            <text:p>0:30</text:p>
          </table:table-cell>
          <table:table-cell table:style-name="ce1" table:formula="of:=TIMEVALUE([.D4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9-08" calcext:value-type="date">
            <text:p>9/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08" calcext:value-type="date">
            <text:p>9/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08" calcext:value-type="date">
            <text:p>9/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46]-[.B46]" office:value-type="time" office:time-value="PT00H45M00S" calcext:value-type="time">
            <text:p>0:45</text:p>
          </table:table-cell>
          <table:table-cell table:style-name="ce1" table:formula="of:=TIMEVALUE([.D4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9-09" calcext:value-type="date">
            <text:p>9/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49]-[.B49]" office:value-type="time" office:time-value="PT00H29M59.999999712S" calcext:value-type="time">
            <text:p>0:30</text:p>
          </table:table-cell>
          <table:table-cell table:style-name="ce1" table:formula="of:=TIMEVALUE([.D4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9-09" calcext:value-type="date">
            <text:p>9/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09" calcext:value-type="date">
            <text:p>9/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09" calcext:value-type="date">
            <text:p>9/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52]-[.B52]" office:value-type="time" office:time-value="PT00H45M00S" calcext:value-type="time">
            <text:p>0:45</text:p>
          </table:table-cell>
          <table:table-cell table:style-name="ce1" table:formula="of:=TIMEVALUE([.D52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9-10" calcext:value-type="date">
            <text:p>9/1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55]-[.B55]" office:value-type="time" office:time-value="PT00H29M59.999999712S" calcext:value-type="time">
            <text:p>0:30</text:p>
          </table:table-cell>
          <table:table-cell table:style-name="ce1" table:formula="of:=TIMEVALUE([.D55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9-10" calcext:value-type="date">
            <text:p>9/1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10" calcext:value-type="date">
            <text:p>9/1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10" calcext:value-type="date">
            <text:p>9/1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58]-[.B58]" office:value-type="time" office:time-value="PT00H45M00S" calcext:value-type="time">
            <text:p>0:45</text:p>
          </table:table-cell>
          <table:table-cell table:style-name="ce1" table:formula="of:=TIMEVALUE([.D58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9-11" calcext:value-type="date">
            <text:p>9/1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61]-[.B61]" office:value-type="time" office:time-value="PT00H29M59.999999712S" calcext:value-type="time">
            <text:p>0:30</text:p>
          </table:table-cell>
          <table:table-cell table:style-name="ce1" table:formula="of:=TIMEVALUE([.D6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9-11" calcext:value-type="date">
            <text:p>9/1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11" calcext:value-type="date">
            <text:p>9/1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11" calcext:value-type="date">
            <text:p>9/1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64]-[.B64]" office:value-type="time" office:time-value="PT00H45M00S" calcext:value-type="time">
            <text:p>0:45</text:p>
          </table:table-cell>
          <table:table-cell table:style-name="ce1" table:formula="of:=TIMEVALUE([.D6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9-12" calcext:value-type="date">
            <text:p>9/1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67]-[.B67]" office:value-type="time" office:time-value="PT00H29M59.999999712S" calcext:value-type="time">
            <text:p>0:30</text:p>
          </table:table-cell>
          <table:table-cell table:style-name="ce1" table:formula="of:=TIMEVALUE([.D6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9-12" calcext:value-type="date">
            <text:p>9/1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12" calcext:value-type="date">
            <text:p>9/1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12" calcext:value-type="date">
            <text:p>9/1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70]-[.B70]" office:value-type="time" office:time-value="PT00H45M00S" calcext:value-type="time">
            <text:p>0:45</text:p>
          </table:table-cell>
          <table:table-cell table:style-name="ce1" table:formula="of:=TIMEVALUE([.D7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9-13" calcext:value-type="date">
            <text:p>9/1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73]-[.B73]" office:value-type="time" office:time-value="PT00H29M59.999999712S" calcext:value-type="time">
            <text:p>0:30</text:p>
          </table:table-cell>
          <table:table-cell table:style-name="ce1" table:formula="of:=TIMEVALUE([.D7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9-13" calcext:value-type="date">
            <text:p>9/1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13" calcext:value-type="date">
            <text:p>9/1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13" calcext:value-type="date">
            <text:p>9/1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76]-[.B76]" office:value-type="time" office:time-value="PT00H45M00S" calcext:value-type="time">
            <text:p>0:45</text:p>
          </table:table-cell>
          <table:table-cell table:style-name="ce1" table:formula="of:=TIMEVALUE([.D7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9-14" calcext:value-type="date">
            <text:p>9/1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79]-[.B79]" office:value-type="time" office:time-value="PT00H29M59.999999712S" calcext:value-type="time">
            <text:p>0:30</text:p>
          </table:table-cell>
          <table:table-cell table:style-name="ce1" table:formula="of:=TIMEVALUE([.D7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9-14" calcext:value-type="date">
            <text:p>9/1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14" calcext:value-type="date">
            <text:p>9/1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14" calcext:value-type="date">
            <text:p>9/1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82]-[.B82]" office:value-type="time" office:time-value="PT00H45M00S" calcext:value-type="time">
            <text:p>0:45</text:p>
          </table:table-cell>
          <table:table-cell table:style-name="ce1" table:formula="of:=TIMEVALUE([.D82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9-15" calcext:value-type="date">
            <text:p>9/1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85]-[.B85]" office:value-type="time" office:time-value="PT00H29M59.999999712S" calcext:value-type="time">
            <text:p>0:30</text:p>
          </table:table-cell>
          <table:table-cell table:style-name="ce1" table:formula="of:=TIMEVALUE([.D85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9-15" calcext:value-type="date">
            <text:p>9/1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15" calcext:value-type="date">
            <text:p>9/1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15" calcext:value-type="date">
            <text:p>9/1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88]-[.B88]" office:value-type="time" office:time-value="PT00H45M00S" calcext:value-type="time">
            <text:p>0:45</text:p>
          </table:table-cell>
          <table:table-cell table:style-name="ce1" table:formula="of:=TIMEVALUE([.D88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9-16" calcext:value-type="date">
            <text:p>9/1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91]-[.B91]" office:value-type="time" office:time-value="PT00H29M59.999999712S" calcext:value-type="time">
            <text:p>0:30</text:p>
          </table:table-cell>
          <table:table-cell table:style-name="ce1" table:formula="of:=TIMEVALUE([.D9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9-16" calcext:value-type="date">
            <text:p>9/1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16" calcext:value-type="date">
            <text:p>9/1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16" calcext:value-type="date">
            <text:p>9/1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94]-[.B94]" office:value-type="time" office:time-value="PT00H45M00S" calcext:value-type="time">
            <text:p>0:45</text:p>
          </table:table-cell>
          <table:table-cell table:style-name="ce1" table:formula="of:=TIMEVALUE([.D9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9-17" calcext:value-type="date">
            <text:p>9/1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97]-[.B97]" office:value-type="time" office:time-value="PT00H29M59.999999712S" calcext:value-type="time">
            <text:p>0:30</text:p>
          </table:table-cell>
          <table:table-cell table:style-name="ce1" table:formula="of:=TIMEVALUE([.D9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9-17" calcext:value-type="date">
            <text:p>9/1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17" calcext:value-type="date">
            <text:p>9/1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17" calcext:value-type="date">
            <text:p>9/1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00]-[.B100]" office:value-type="time" office:time-value="PT00H45M00S" calcext:value-type="time">
            <text:p>0:45</text:p>
          </table:table-cell>
          <table:table-cell table:style-name="ce1" table:formula="of:=TIMEVALUE([.D10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9-18" calcext:value-type="date">
            <text:p>9/1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03]-[.B103]" office:value-type="time" office:time-value="PT00H29M59.999999712S" calcext:value-type="time">
            <text:p>0:30</text:p>
          </table:table-cell>
          <table:table-cell table:style-name="ce1" table:formula="of:=TIMEVALUE([.D10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9-18" calcext:value-type="date">
            <text:p>9/1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18" calcext:value-type="date">
            <text:p>9/1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18" calcext:value-type="date">
            <text:p>9/1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06]-[.B106]" office:value-type="time" office:time-value="PT00H45M00S" calcext:value-type="time">
            <text:p>0:45</text:p>
          </table:table-cell>
          <table:table-cell table:style-name="ce1" table:formula="of:=TIMEVALUE([.D10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9-19" calcext:value-type="date">
            <text:p>9/1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09]-[.B109]" office:value-type="time" office:time-value="PT00H29M59.999999712S" calcext:value-type="time">
            <text:p>0:30</text:p>
          </table:table-cell>
          <table:table-cell table:style-name="ce1" table:formula="of:=TIMEVALUE([.D10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9-19" calcext:value-type="date">
            <text:p>9/1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19" calcext:value-type="date">
            <text:p>9/1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19" calcext:value-type="date">
            <text:p>9/1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12]-[.B112]" office:value-type="time" office:time-value="PT00H45M00S" calcext:value-type="time">
            <text:p>0:45</text:p>
          </table:table-cell>
          <table:table-cell table:style-name="ce1" table:formula="of:=TIMEVALUE([.D112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9-20" calcext:value-type="date">
            <text:p>9/2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15]-[.B115]" office:value-type="time" office:time-value="PT00H29M59.999999712S" calcext:value-type="time">
            <text:p>0:30</text:p>
          </table:table-cell>
          <table:table-cell table:style-name="ce1" table:formula="of:=TIMEVALUE([.D115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9-20" calcext:value-type="date">
            <text:p>9/2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20" calcext:value-type="date">
            <text:p>9/2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20" calcext:value-type="date">
            <text:p>9/2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18]-[.B118]" office:value-type="time" office:time-value="PT00H45M00S" calcext:value-type="time">
            <text:p>0:45</text:p>
          </table:table-cell>
          <table:table-cell table:style-name="ce1" table:formula="of:=TIMEVALUE([.D118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9-21" calcext:value-type="date">
            <text:p>9/2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21]-[.B121]" office:value-type="time" office:time-value="PT00H29M59.999999712S" calcext:value-type="time">
            <text:p>0:30</text:p>
          </table:table-cell>
          <table:table-cell table:style-name="ce1" table:formula="of:=TIMEVALUE([.D12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9-21" calcext:value-type="date">
            <text:p>9/2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21" calcext:value-type="date">
            <text:p>9/2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21" calcext:value-type="date">
            <text:p>9/2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24]-[.B124]" office:value-type="time" office:time-value="PT00H45M00S" calcext:value-type="time">
            <text:p>0:45</text:p>
          </table:table-cell>
          <table:table-cell table:style-name="ce1" table:formula="of:=TIMEVALUE([.D12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9-22" calcext:value-type="date">
            <text:p>9/2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27]-[.B127]" office:value-type="time" office:time-value="PT00H29M59.999999712S" calcext:value-type="time">
            <text:p>0:30</text:p>
          </table:table-cell>
          <table:table-cell table:style-name="ce1" table:formula="of:=TIMEVALUE([.D12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9-22" calcext:value-type="date">
            <text:p>9/2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22" calcext:value-type="date">
            <text:p>9/2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22" calcext:value-type="date">
            <text:p>9/2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30]-[.B130]" office:value-type="time" office:time-value="PT00H45M00S" calcext:value-type="time">
            <text:p>0:45</text:p>
          </table:table-cell>
          <table:table-cell table:style-name="ce1" table:formula="of:=TIMEVALUE([.D13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9-23" calcext:value-type="date">
            <text:p>9/2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33]-[.B133]" office:value-type="time" office:time-value="PT00H29M59.999999712S" calcext:value-type="time">
            <text:p>0:30</text:p>
          </table:table-cell>
          <table:table-cell table:style-name="ce1" table:formula="of:=TIMEVALUE([.D13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9-23" calcext:value-type="date">
            <text:p>9/2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23" calcext:value-type="date">
            <text:p>9/2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23" calcext:value-type="date">
            <text:p>9/2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36]-[.B136]" office:value-type="time" office:time-value="PT00H45M00S" calcext:value-type="time">
            <text:p>0:45</text:p>
          </table:table-cell>
          <table:table-cell table:style-name="ce1" table:formula="of:=TIMEVALUE([.D13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9-24" calcext:value-type="date">
            <text:p>9/2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39]-[.B139]" office:value-type="time" office:time-value="PT00H29M59.999999712S" calcext:value-type="time">
            <text:p>0:30</text:p>
          </table:table-cell>
          <table:table-cell table:style-name="ce1" table:formula="of:=TIMEVALUE([.D13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9-24" calcext:value-type="date">
            <text:p>9/2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24" calcext:value-type="date">
            <text:p>9/2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24" calcext:value-type="date">
            <text:p>9/2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42]-[.B142]" office:value-type="time" office:time-value="PT00H45M00S" calcext:value-type="time">
            <text:p>0:45</text:p>
          </table:table-cell>
          <table:table-cell table:style-name="ce1" table:formula="of:=TIMEVALUE([.D142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9-25" calcext:value-type="date">
            <text:p>9/2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45]-[.B145]" office:value-type="time" office:time-value="PT00H29M59.999999712S" calcext:value-type="time">
            <text:p>0:30</text:p>
          </table:table-cell>
          <table:table-cell table:style-name="ce1" table:formula="of:=TIMEVALUE([.D145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9-25" calcext:value-type="date">
            <text:p>9/2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25" calcext:value-type="date">
            <text:p>9/2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25" calcext:value-type="date">
            <text:p>9/2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48]-[.B148]" office:value-type="time" office:time-value="PT00H45M00S" calcext:value-type="time">
            <text:p>0:45</text:p>
          </table:table-cell>
          <table:table-cell table:style-name="ce1" table:formula="of:=TIMEVALUE([.D148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9-26" calcext:value-type="date">
            <text:p>9/2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51]-[.B151]" office:value-type="time" office:time-value="PT00H29M59.999999712S" calcext:value-type="time">
            <text:p>0:30</text:p>
          </table:table-cell>
          <table:table-cell table:style-name="ce1" table:formula="of:=TIMEVALUE([.D15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9-26" calcext:value-type="date">
            <text:p>9/2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26" calcext:value-type="date">
            <text:p>9/2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26" calcext:value-type="date">
            <text:p>9/2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54]-[.B154]" office:value-type="time" office:time-value="PT00H45M00S" calcext:value-type="time">
            <text:p>0:45</text:p>
          </table:table-cell>
          <table:table-cell table:style-name="ce1" table:formula="of:=TIMEVALUE([.D15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9-27" calcext:value-type="date">
            <text:p>9/2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57]-[.B157]" office:value-type="time" office:time-value="PT00H29M59.999999712S" calcext:value-type="time">
            <text:p>0:30</text:p>
          </table:table-cell>
          <table:table-cell table:style-name="ce1" table:formula="of:=TIMEVALUE([.D15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9-27" calcext:value-type="date">
            <text:p>9/2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27" calcext:value-type="date">
            <text:p>9/2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27" calcext:value-type="date">
            <text:p>9/2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60]-[.B160]" office:value-type="time" office:time-value="PT00H45M00S" calcext:value-type="time">
            <text:p>0:45</text:p>
          </table:table-cell>
          <table:table-cell table:style-name="ce1" table:formula="of:=TIMEVALUE([.D16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9-28" calcext:value-type="date">
            <text:p>9/2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63]-[.B163]" office:value-type="time" office:time-value="PT00H29M59.999999712S" calcext:value-type="time">
            <text:p>0:30</text:p>
          </table:table-cell>
          <table:table-cell table:style-name="ce1" table:formula="of:=TIMEVALUE([.D16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9-28" calcext:value-type="date">
            <text:p>9/2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28" calcext:value-type="date">
            <text:p>9/2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28" calcext:value-type="date">
            <text:p>9/2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66]-[.B166]" office:value-type="time" office:time-value="PT00H45M00S" calcext:value-type="time">
            <text:p>0:45</text:p>
          </table:table-cell>
          <table:table-cell table:style-name="ce1" table:formula="of:=TIMEVALUE([.D16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9-29" calcext:value-type="date">
            <text:p>9/2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69]-[.B169]" office:value-type="time" office:time-value="PT00H29M59.999999712S" calcext:value-type="time">
            <text:p>0:30</text:p>
          </table:table-cell>
          <table:table-cell table:style-name="ce1" table:formula="of:=TIMEVALUE([.D16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9-29" calcext:value-type="date">
            <text:p>9/2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29" calcext:value-type="date">
            <text:p>9/29/2023</text:p>
          </table:table-cell>
          <table:table-cell table:style-name="ce6" table:number-columns-repeated="2"/>
          <table:table-cell table:number-columns-repeated="3"/>
          <table:table-cell table:style-name="ce19"/>
          <table:table-cell table:number-columns-repeated="1017"/>
        </table:table-row>
        <table:table-row table:style-name="ro1">
          <table:table-cell table:style-name="ce2" office:value-type="date" office:date-value="2023-09-29" calcext:value-type="date">
            <text:p>9/2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29" calcext:value-type="date">
            <text:p>9/2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73]-[.B173]" office:value-type="time" office:time-value="PT00H45M00S" calcext:value-type="time">
            <text:p>0:45</text:p>
          </table:table-cell>
          <table:table-cell table:style-name="ce1" table:formula="of:=TIMEVALUE([.D17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09-30" calcext:value-type="date">
            <text:p>9/3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76]-[.B176]" office:value-type="time" office:time-value="PT00H29M59.999999712S" calcext:value-type="time">
            <text:p>0:30</text:p>
          </table:table-cell>
          <table:table-cell table:style-name="ce1" table:formula="of:=TIMEVALUE([.D17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09-30" calcext:value-type="date">
            <text:p>9/3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9-30" calcext:value-type="date">
            <text:p>9/3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30" calcext:value-type="date">
            <text:p>6/3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79]-[.B179]" office:value-type="time" office:time-value="PT00H45M00S" calcext:value-type="time">
            <text:p>0:45</text:p>
          </table:table-cell>
          <table:table-cell table:style-name="ce1" table:formula="of:=TIMEVALUE([.D17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10483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t2023" table:style-name="ta10">
        <table:table-column table:style-name="co1" table:number-columns-repeated="6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]-[.B1]" office:value-type="time" office:time-value="PT00H29M59.999999712S" calcext:value-type="time">
            <text:p>0:30</text:p>
          </table:table-cell>
          <table:table-cell table:style-name="ce1" table:formula="of:=TIMEVALUE([.D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0-01" calcext:value-type="date">
            <text:p>10/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0-01" calcext:value-type="date">
            <text:p>10/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0-01" calcext:value-type="date">
            <text:p>10/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4]-[.B4]" office:value-type="time" office:time-value="PT00H45M00S" calcext:value-type="time">
            <text:p>0:45</text:p>
          </table:table-cell>
          <table:table-cell table:style-name="ce1" table:formula="of:=TIMEVALUE([.D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9" table:number-columns-repeated="3"/>
          <table:table-cell table:style-name="ce1" table:number-columns-repeated="2"/>
          <table:table-cell table:style-name="ce5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date" office:date-value="2023-10-02" calcext:value-type="date">
            <text:p>10/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7]-[.B7]" office:value-type="time" office:time-value="PT00H29M59.999999712S" calcext:value-type="time">
            <text:p>0:30</text:p>
          </table:table-cell>
          <table:table-cell table:style-name="ce1" table:formula="of:=TIMEVALUE([.D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0-02" calcext:value-type="date">
            <text:p>10/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0-02" calcext:value-type="date">
            <text:p>10/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0-02" calcext:value-type="date">
            <text:p>10/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0]-[.B10]" office:value-type="time" office:time-value="PT00H45M00S" calcext:value-type="time">
            <text:p>0:45</text:p>
          </table:table-cell>
          <table:table-cell table:style-name="ce1" table:formula="of:=TIMEVALUE([.D1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10-03" calcext:value-type="date">
            <text:p>10/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3]-[.B13]" office:value-type="time" office:time-value="PT00H29M59.999999712S" calcext:value-type="time">
            <text:p>0:30</text:p>
          </table:table-cell>
          <table:table-cell table:style-name="ce1" table:formula="of:=TIMEVALUE([.D1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0-03" calcext:value-type="date">
            <text:p>10/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0-03" calcext:value-type="date">
            <text:p>10/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0-03" calcext:value-type="date">
            <text:p>10/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6]-[.B16]" office:value-type="time" office:time-value="PT00H45M00S" calcext:value-type="time">
            <text:p>0:45</text:p>
          </table:table-cell>
          <table:table-cell table:style-name="ce1" table:formula="of:=TIMEVALUE([.D1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10-04" calcext:value-type="date">
            <text:p>10/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9]-[.B19]" office:value-type="time" office:time-value="PT00H29M59.999999712S" calcext:value-type="time">
            <text:p>0:30</text:p>
          </table:table-cell>
          <table:table-cell table:style-name="ce1" table:formula="of:=TIMEVALUE([.D1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0-04" calcext:value-type="date">
            <text:p>10/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0-04" calcext:value-type="date">
            <text:p>10/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0-04" calcext:value-type="date">
            <text:p>10/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22]-[.B22]" office:value-type="time" office:time-value="PT00H45M00S" calcext:value-type="time">
            <text:p>0:45</text:p>
          </table:table-cell>
          <table:table-cell table:style-name="ce1" table:formula="of:=TIMEVALUE([.D22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10-05" calcext:value-type="date">
            <text:p>10/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25]-[.B25]" office:value-type="time" office:time-value="PT00H29M59.999999712S" calcext:value-type="time">
            <text:p>0:30</text:p>
          </table:table-cell>
          <table:table-cell table:style-name="ce1" table:formula="of:=TIMEVALUE([.D25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0-05" calcext:value-type="date">
            <text:p>10/5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05" calcext:value-type="date">
            <text:p>10/5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05" calcext:value-type="date">
            <text:p>10/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28]-[.B28]" office:value-type="time" office:time-value="PT00H45M00S" calcext:value-type="time">
            <text:p>0:45</text:p>
          </table:table-cell>
          <table:table-cell table:style-name="ce1" table:formula="of:=TIMEVALUE([.D28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0-06" calcext:value-type="date">
            <text:p>10/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31]-[.B31]" office:value-type="time" office:time-value="PT00H29M59.999999712S" calcext:value-type="time">
            <text:p>0:30</text:p>
          </table:table-cell>
          <table:table-cell table:style-name="ce1" table:formula="of:=TIMEVALUE([.D3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0-06" calcext:value-type="date">
            <text:p>10/6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06" calcext:value-type="date">
            <text:p>10/6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06" calcext:value-type="date">
            <text:p>10/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34]-[.B34]" office:value-type="time" office:time-value="PT00H45M00S" calcext:value-type="time">
            <text:p>0:45</text:p>
          </table:table-cell>
          <table:table-cell table:style-name="ce1" table:formula="of:=TIMEVALUE([.D3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0-07" calcext:value-type="date">
            <text:p>10/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37]-[.B37]" office:value-type="time" office:time-value="PT00H29M59.999999712S" calcext:value-type="time">
            <text:p>0:30</text:p>
          </table:table-cell>
          <table:table-cell table:style-name="ce1" table:formula="of:=TIMEVALUE([.D3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0-07" calcext:value-type="date">
            <text:p>10/7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07" calcext:value-type="date">
            <text:p>10/7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07" calcext:value-type="date">
            <text:p>10/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40]-[.B40]" office:value-type="time" office:time-value="PT00H45M00S" calcext:value-type="time">
            <text:p>0:45</text:p>
          </table:table-cell>
          <table:table-cell table:style-name="ce1" table:formula="of:=TIMEVALUE([.D4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0-08" calcext:value-type="date">
            <text:p>10/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43]-[.B43]" office:value-type="time" office:time-value="PT00H29M59.999999712S" calcext:value-type="time">
            <text:p>0:30</text:p>
          </table:table-cell>
          <table:table-cell table:style-name="ce1" table:formula="of:=TIMEVALUE([.D4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0-08" calcext:value-type="date">
            <text:p>10/8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08" calcext:value-type="date">
            <text:p>10/8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08" calcext:value-type="date">
            <text:p>10/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46]-[.B46]" office:value-type="time" office:time-value="PT00H45M00S" calcext:value-type="time">
            <text:p>0:45</text:p>
          </table:table-cell>
          <table:table-cell table:style-name="ce1" table:formula="of:=TIMEVALUE([.D4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0-09" calcext:value-type="date">
            <text:p>10/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49]-[.B49]" office:value-type="time" office:time-value="PT00H29M59.999999712S" calcext:value-type="time">
            <text:p>0:30</text:p>
          </table:table-cell>
          <table:table-cell table:style-name="ce1" table:formula="of:=TIMEVALUE([.D4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0-09" calcext:value-type="date">
            <text:p>10/9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09" calcext:value-type="date">
            <text:p>10/9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09" calcext:value-type="date">
            <text:p>10/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52]-[.B52]" office:value-type="time" office:time-value="PT00H45M00S" calcext:value-type="time">
            <text:p>0:45</text:p>
          </table:table-cell>
          <table:table-cell table:style-name="ce1" table:formula="of:=TIMEVALUE([.D52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0-10" calcext:value-type="date">
            <text:p>10/1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55]-[.B55]" office:value-type="time" office:time-value="PT00H29M59.999999712S" calcext:value-type="time">
            <text:p>0:30</text:p>
          </table:table-cell>
          <table:table-cell table:style-name="ce1" table:formula="of:=TIMEVALUE([.D55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0-10" calcext:value-type="date">
            <text:p>10/10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10" calcext:value-type="date">
            <text:p>10/10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10" calcext:value-type="date">
            <text:p>10/1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58]-[.B58]" office:value-type="time" office:time-value="PT00H45M00S" calcext:value-type="time">
            <text:p>0:45</text:p>
          </table:table-cell>
          <table:table-cell table:style-name="ce1" table:formula="of:=TIMEVALUE([.D58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0-11" calcext:value-type="date">
            <text:p>10/1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61]-[.B61]" office:value-type="time" office:time-value="PT00H29M59.999999712S" calcext:value-type="time">
            <text:p>0:30</text:p>
          </table:table-cell>
          <table:table-cell table:style-name="ce1" table:formula="of:=TIMEVALUE([.D6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0-11" calcext:value-type="date">
            <text:p>10/11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11" calcext:value-type="date">
            <text:p>10/11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11" calcext:value-type="date">
            <text:p>10/1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64]-[.B64]" office:value-type="time" office:time-value="PT00H45M00S" calcext:value-type="time">
            <text:p>0:45</text:p>
          </table:table-cell>
          <table:table-cell table:style-name="ce1" table:formula="of:=TIMEVALUE([.D6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0-12" calcext:value-type="date">
            <text:p>10/1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67]-[.B67]" office:value-type="time" office:time-value="PT00H29M59.999999712S" calcext:value-type="time">
            <text:p>0:30</text:p>
          </table:table-cell>
          <table:table-cell table:style-name="ce1" table:formula="of:=TIMEVALUE([.D6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0-12" calcext:value-type="date">
            <text:p>10/12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12" calcext:value-type="date">
            <text:p>10/12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12" calcext:value-type="date">
            <text:p>10/1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70]-[.B70]" office:value-type="time" office:time-value="PT00H45M00S" calcext:value-type="time">
            <text:p>0:45</text:p>
          </table:table-cell>
          <table:table-cell table:style-name="ce1" table:formula="of:=TIMEVALUE([.D7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0-13" calcext:value-type="date">
            <text:p>10/1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73]-[.B73]" office:value-type="time" office:time-value="PT00H29M59.999999712S" calcext:value-type="time">
            <text:p>0:30</text:p>
          </table:table-cell>
          <table:table-cell table:style-name="ce1" table:formula="of:=TIMEVALUE([.D7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13" calcext:value-type="date">
            <text:p>10/1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76]-[.B76]" office:value-type="time" office:time-value="PT00H45M00S" calcext:value-type="time">
            <text:p>0:45</text:p>
          </table:table-cell>
          <table:table-cell table:style-name="ce1" table:formula="of:=TIMEVALUE([.D7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0-14" calcext:value-type="date">
            <text:p>10/1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79]-[.B79]" office:value-type="time" office:time-value="PT00H29M59.999999712S" calcext:value-type="time">
            <text:p>0:30</text:p>
          </table:table-cell>
          <table:table-cell table:style-name="ce1" table:formula="of:=TIMEVALUE([.D7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0-14" calcext:value-type="date">
            <text:p>10/14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14" calcext:value-type="date">
            <text:p>10/14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14" calcext:value-type="date">
            <text:p>10/1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82]-[.B82]" office:value-type="time" office:time-value="PT00H45M00S" calcext:value-type="time">
            <text:p>0:45</text:p>
          </table:table-cell>
          <table:table-cell table:style-name="ce1" table:formula="of:=TIMEVALUE([.D82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0-15" calcext:value-type="date">
            <text:p>10/1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85]-[.B85]" office:value-type="time" office:time-value="PT00H29M59.999999712S" calcext:value-type="time">
            <text:p>0:30</text:p>
          </table:table-cell>
          <table:table-cell table:style-name="ce1" table:formula="of:=TIMEVALUE([.D85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0-15" calcext:value-type="date">
            <text:p>10/15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15" calcext:value-type="date">
            <text:p>10/15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15" calcext:value-type="date">
            <text:p>10/1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88]-[.B88]" office:value-type="time" office:time-value="PT00H45M00S" calcext:value-type="time">
            <text:p>0:45</text:p>
          </table:table-cell>
          <table:table-cell table:style-name="ce1" table:formula="of:=TIMEVALUE([.D88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0-16" calcext:value-type="date">
            <text:p>10/1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91]-[.B91]" office:value-type="time" office:time-value="PT00H29M59.999999712S" calcext:value-type="time">
            <text:p>0:30</text:p>
          </table:table-cell>
          <table:table-cell table:style-name="ce1" table:formula="of:=TIMEVALUE([.D9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0-16" calcext:value-type="date">
            <text:p>10/16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16" calcext:value-type="date">
            <text:p>10/16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16" calcext:value-type="date">
            <text:p>10/1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94]-[.B94]" office:value-type="time" office:time-value="PT00H45M00S" calcext:value-type="time">
            <text:p>0:45</text:p>
          </table:table-cell>
          <table:table-cell table:style-name="ce1" table:formula="of:=TIMEVALUE([.D9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0-17" calcext:value-type="date">
            <text:p>10/1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97]-[.B97]" office:value-type="time" office:time-value="PT00H29M59.999999712S" calcext:value-type="time">
            <text:p>0:30</text:p>
          </table:table-cell>
          <table:table-cell table:style-name="ce1" table:formula="of:=TIMEVALUE([.D9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0-17" calcext:value-type="date">
            <text:p>10/17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17" calcext:value-type="date">
            <text:p>10/17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17" calcext:value-type="date">
            <text:p>10/1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00]-[.B100]" office:value-type="time" office:time-value="PT00H45M00S" calcext:value-type="time">
            <text:p>0:45</text:p>
          </table:table-cell>
          <table:table-cell table:style-name="ce1" table:formula="of:=TIMEVALUE([.D10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0-18" calcext:value-type="date">
            <text:p>10/1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03]-[.B103]" office:value-type="time" office:time-value="PT00H29M59.999999712S" calcext:value-type="time">
            <text:p>0:30</text:p>
          </table:table-cell>
          <table:table-cell table:style-name="ce1" table:formula="of:=TIMEVALUE([.D10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0-18" calcext:value-type="date">
            <text:p>10/18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18" calcext:value-type="date">
            <text:p>10/18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18" calcext:value-type="date">
            <text:p>10/1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06]-[.B106]" office:value-type="time" office:time-value="PT00H45M00S" calcext:value-type="time">
            <text:p>0:45</text:p>
          </table:table-cell>
          <table:table-cell table:style-name="ce1" table:formula="of:=TIMEVALUE([.D10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0-19" calcext:value-type="date">
            <text:p>10/1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09]-[.B109]" office:value-type="time" office:time-value="PT00H29M59.999999712S" calcext:value-type="time">
            <text:p>0:30</text:p>
          </table:table-cell>
          <table:table-cell table:style-name="ce1" table:formula="of:=TIMEVALUE([.D10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0-19" calcext:value-type="date">
            <text:p>10/19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19" calcext:value-type="date">
            <text:p>10/19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19" calcext:value-type="date">
            <text:p>10/1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12]-[.B112]" office:value-type="time" office:time-value="PT00H45M00S" calcext:value-type="time">
            <text:p>0:45</text:p>
          </table:table-cell>
          <table:table-cell table:style-name="ce1" table:formula="of:=TIMEVALUE([.D112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0-20" calcext:value-type="date">
            <text:p>10/2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15]-[.B115]" office:value-type="time" office:time-value="PT00H29M59.999999712S" calcext:value-type="time">
            <text:p>0:30</text:p>
          </table:table-cell>
          <table:table-cell table:style-name="ce1" table:formula="of:=TIMEVALUE([.D115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20" calcext:value-type="date">
            <text:p>10/2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18]-[.B118]" office:value-type="time" office:time-value="PT00H45M00S" calcext:value-type="time">
            <text:p>0:45</text:p>
          </table:table-cell>
          <table:table-cell table:style-name="ce1" table:formula="of:=TIMEVALUE([.D118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0-21" calcext:value-type="date">
            <text:p>10/2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21]-[.B121]" office:value-type="time" office:time-value="PT00H29M59.999999712S" calcext:value-type="time">
            <text:p>0:30</text:p>
          </table:table-cell>
          <table:table-cell table:style-name="ce1" table:formula="of:=TIMEVALUE([.D12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0-21" calcext:value-type="date">
            <text:p>10/21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21" calcext:value-type="date">
            <text:p>10/21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21" calcext:value-type="date">
            <text:p>10/2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24]-[.B124]" office:value-type="time" office:time-value="PT00H45M00S" calcext:value-type="time">
            <text:p>0:45</text:p>
          </table:table-cell>
          <table:table-cell table:style-name="ce1" table:formula="of:=TIMEVALUE([.D12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0-22" calcext:value-type="date">
            <text:p>10/2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27]-[.B127]" office:value-type="time" office:time-value="PT00H29M59.999999712S" calcext:value-type="time">
            <text:p>0:30</text:p>
          </table:table-cell>
          <table:table-cell table:style-name="ce1" table:formula="of:=TIMEVALUE([.D12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0-22" calcext:value-type="date">
            <text:p>10/22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22" calcext:value-type="date">
            <text:p>10/22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22" calcext:value-type="date">
            <text:p>10/2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30]-[.B130]" office:value-type="time" office:time-value="PT00H45M00S" calcext:value-type="time">
            <text:p>0:45</text:p>
          </table:table-cell>
          <table:table-cell table:style-name="ce1" table:formula="of:=TIMEVALUE([.D13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0-23" calcext:value-type="date">
            <text:p>10/2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33]-[.B133]" office:value-type="time" office:time-value="PT00H29M59.999999712S" calcext:value-type="time">
            <text:p>0:30</text:p>
          </table:table-cell>
          <table:table-cell table:style-name="ce1" table:formula="of:=TIMEVALUE([.D13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0-23" calcext:value-type="date">
            <text:p>10/23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23" calcext:value-type="date">
            <text:p>10/23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23" calcext:value-type="date">
            <text:p>10/2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36]-[.B136]" office:value-type="time" office:time-value="PT00H45M00S" calcext:value-type="time">
            <text:p>0:45</text:p>
          </table:table-cell>
          <table:table-cell table:style-name="ce1" table:formula="of:=TIMEVALUE([.D13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0-24" calcext:value-type="date">
            <text:p>10/2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39]-[.B139]" office:value-type="time" office:time-value="PT00H29M59.999999712S" calcext:value-type="time">
            <text:p>0:30</text:p>
          </table:table-cell>
          <table:table-cell table:style-name="ce1" table:formula="of:=TIMEVALUE([.D13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0-24" calcext:value-type="date">
            <text:p>10/24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24" calcext:value-type="date">
            <text:p>10/24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24" calcext:value-type="date">
            <text:p>10/2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42]-[.B142]" office:value-type="time" office:time-value="PT00H45M00S" calcext:value-type="time">
            <text:p>0:45</text:p>
          </table:table-cell>
          <table:table-cell table:style-name="ce1" table:formula="of:=TIMEVALUE([.D142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0-25" calcext:value-type="date">
            <text:p>10/2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45]-[.B145]" office:value-type="time" office:time-value="PT00H29M59.999999712S" calcext:value-type="time">
            <text:p>0:30</text:p>
          </table:table-cell>
          <table:table-cell table:style-name="ce1" table:formula="of:=TIMEVALUE([.D145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0-25" calcext:value-type="date">
            <text:p>10/25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25" calcext:value-type="date">
            <text:p>10/25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25" calcext:value-type="date">
            <text:p>10/2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48]-[.B148]" office:value-type="time" office:time-value="PT00H45M00S" calcext:value-type="time">
            <text:p>0:45</text:p>
          </table:table-cell>
          <table:table-cell table:style-name="ce1" table:formula="of:=TIMEVALUE([.D148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0-26" calcext:value-type="date">
            <text:p>10/2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51]-[.B151]" office:value-type="time" office:time-value="PT00H29M59.999999712S" calcext:value-type="time">
            <text:p>0:30</text:p>
          </table:table-cell>
          <table:table-cell table:style-name="ce1" table:formula="of:=TIMEVALUE([.D15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0-26" calcext:value-type="date">
            <text:p>10/26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26" calcext:value-type="date">
            <text:p>10/26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26" calcext:value-type="date">
            <text:p>10/2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54]-[.B154]" office:value-type="time" office:time-value="PT00H45M00S" calcext:value-type="time">
            <text:p>0:45</text:p>
          </table:table-cell>
          <table:table-cell table:style-name="ce1" table:formula="of:=TIMEVALUE([.D15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0-27" calcext:value-type="date">
            <text:p>10/2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57]-[.B157]" office:value-type="time" office:time-value="PT00H29M59.999999712S" calcext:value-type="time">
            <text:p>0:30</text:p>
          </table:table-cell>
          <table:table-cell table:style-name="ce1" table:formula="of:=TIMEVALUE([.D15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27" calcext:value-type="date">
            <text:p>10/2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60]-[.B160]" office:value-type="time" office:time-value="PT00H45M00S" calcext:value-type="time">
            <text:p>0:45</text:p>
          </table:table-cell>
          <table:table-cell table:style-name="ce1" table:formula="of:=TIMEVALUE([.D16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0-28" calcext:value-type="date">
            <text:p>10/2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63]-[.B163]" office:value-type="time" office:time-value="PT00H29M59.999999712S" calcext:value-type="time">
            <text:p>0:30</text:p>
          </table:table-cell>
          <table:table-cell table:style-name="ce1" table:formula="of:=TIMEVALUE([.D16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0-28" calcext:value-type="date">
            <text:p>10/28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28" calcext:value-type="date">
            <text:p>10/28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28" calcext:value-type="date">
            <text:p>10/2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66]-[.B166]" office:value-type="time" office:time-value="PT00H45M00S" calcext:value-type="time">
            <text:p>0:45</text:p>
          </table:table-cell>
          <table:table-cell table:style-name="ce1" table:formula="of:=TIMEVALUE([.D16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0-29" calcext:value-type="date">
            <text:p>10/2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69]-[.B169]" office:value-type="time" office:time-value="PT00H29M59.999999712S" calcext:value-type="time">
            <text:p>0:30</text:p>
          </table:table-cell>
          <table:table-cell table:style-name="ce1" table:formula="of:=TIMEVALUE([.D16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0-29" calcext:value-type="date">
            <text:p>10/29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29" calcext:value-type="date">
            <text:p>10/29/2023</text:p>
          </table:table-cell>
          <table:table-cell table:style-name="ce6" table:number-columns-repeated="2"/>
          <table:table-cell table:number-columns-repeated="3"/>
          <table:table-cell table:style-name="ce19"/>
          <table:table-cell table:number-columns-repeated="1017"/>
        </table:table-row>
        <table:table-row table:style-name="ro1">
          <table:table-cell table:style-name="ce20" office:value-type="date" office:date-value="2023-10-29" calcext:value-type="date">
            <text:p>10/29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29" calcext:value-type="date">
            <text:p>10/2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73]-[.B173]" office:value-type="time" office:time-value="PT00H45M00S" calcext:value-type="time">
            <text:p>0:45</text:p>
          </table:table-cell>
          <table:table-cell table:style-name="ce1" table:formula="of:=TIMEVALUE([.D17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0-30" calcext:value-type="date">
            <text:p>10/3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76]-[.B176]" office:value-type="time" office:time-value="PT00H29M59.999999712S" calcext:value-type="time">
            <text:p>0:30</text:p>
          </table:table-cell>
          <table:table-cell table:style-name="ce1" table:formula="of:=TIMEVALUE([.D17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0-30" calcext:value-type="date">
            <text:p>10/30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30" calcext:value-type="date">
            <text:p>10/30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30" calcext:value-type="date">
            <text:p>10/3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79]-[.B179]" office:value-type="time" office:time-value="PT00H45M00S" calcext:value-type="time">
            <text:p>0:45</text:p>
          </table:table-cell>
          <table:table-cell table:style-name="ce1" table:formula="of:=TIMEVALUE([.D17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0-31" calcext:value-type="date">
            <text:p>10/3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82]-[.B182]" office:value-type="time" office:time-value="PT00H29M59.999999712S" calcext:value-type="time">
            <text:p>0:30</text:p>
          </table:table-cell>
          <table:table-cell table:style-name="ce1" table:formula="of:=TIMEVALUE([.D18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0-31" calcext:value-type="date">
            <text:p>10/31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31" calcext:value-type="date">
            <text:p>10/31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0-31" calcext:value-type="date">
            <text:p>10/3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85]-[.B185]" office:value-type="time" office:time-value="PT00H45M00S" calcext:value-type="time">
            <text:p>0:45</text:p>
          </table:table-cell>
          <table:table-cell table:style-name="ce1" table:formula="of:=TIMEVALUE([.D18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10483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v2023" table:style-name="ta11">
        <table:table-column table:style-name="co1" table:number-columns-repeated="6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]-[.B1]" office:value-type="time" office:time-value="PT00H29M59.999999712S" calcext:value-type="time">
            <text:p>0:30</text:p>
          </table:table-cell>
          <table:table-cell table:style-name="ce1" table:formula="of:=TIMEVALUE([.D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1-01" calcext:value-type="date">
            <text:p>11/1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01" calcext:value-type="date">
            <text:p>11/1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01" calcext:value-type="date">
            <text:p>11/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4]-[.B4]" office:value-type="time" office:time-value="PT00H45M00S" calcext:value-type="time">
            <text:p>0:45</text:p>
          </table:table-cell>
          <table:table-cell table:style-name="ce1" table:formula="of:=TIMEVALUE([.D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9" table:number-columns-repeated="3"/>
          <table:table-cell table:style-name="ce1" table:number-columns-repeated="2"/>
          <table:table-cell table:style-name="ce5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0" office:value-type="date" office:date-value="2023-11-02" calcext:value-type="date">
            <text:p>11/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7]-[.B7]" office:value-type="time" office:time-value="PT00H29M59.999999712S" calcext:value-type="time">
            <text:p>0:30</text:p>
          </table:table-cell>
          <table:table-cell table:style-name="ce1" table:formula="of:=TIMEVALUE([.D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1-02" calcext:value-type="date">
            <text:p>11/2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02" calcext:value-type="date">
            <text:p>11/2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02" calcext:value-type="date">
            <text:p>11/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0]-[.B10]" office:value-type="time" office:time-value="PT00H45M00S" calcext:value-type="time">
            <text:p>0:45</text:p>
          </table:table-cell>
          <table:table-cell table:style-name="ce1" table:formula="of:=TIMEVALUE([.D1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0" office:value-type="date" office:date-value="2023-11-03" calcext:value-type="date">
            <text:p>11/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3]-[.B13]" office:value-type="time" office:time-value="PT00H29M59.999999712S" calcext:value-type="time">
            <text:p>0:30</text:p>
          </table:table-cell>
          <table:table-cell table:style-name="ce1" table:formula="of:=TIMEVALUE([.D1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1-03" calcext:value-type="date">
            <text:p>11/3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03" calcext:value-type="date">
            <text:p>11/3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03" calcext:value-type="date">
            <text:p>11/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6]-[.B16]" office:value-type="time" office:time-value="PT00H45M00S" calcext:value-type="time">
            <text:p>0:45</text:p>
          </table:table-cell>
          <table:table-cell table:style-name="ce1" table:formula="of:=TIMEVALUE([.D1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1-04" calcext:value-type="date">
            <text:p>11/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9]-[.B19]" office:value-type="time" office:time-value="PT00H29M59.999999712S" calcext:value-type="time">
            <text:p>0:30</text:p>
          </table:table-cell>
          <table:table-cell table:style-name="ce1" table:formula="of:=TIMEVALUE([.D1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1-04" calcext:value-type="date">
            <text:p>11/4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04" calcext:value-type="date">
            <text:p>11/4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04" calcext:value-type="date">
            <text:p>11/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22]-[.B22]" office:value-type="time" office:time-value="PT00H45M00S" calcext:value-type="time">
            <text:p>0:45</text:p>
          </table:table-cell>
          <table:table-cell table:style-name="ce1" table:formula="of:=TIMEVALUE([.D22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1-05" calcext:value-type="date">
            <text:p>11/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25]-[.B25]" office:value-type="time" office:time-value="PT00H29M59.999999712S" calcext:value-type="time">
            <text:p>0:30</text:p>
          </table:table-cell>
          <table:table-cell table:style-name="ce1" table:formula="of:=TIMEVALUE([.D25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1-05" calcext:value-type="date">
            <text:p>11/5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05" calcext:value-type="date">
            <text:p>11/5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05" calcext:value-type="date">
            <text:p>11/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28]-[.B28]" office:value-type="time" office:time-value="PT00H45M00S" calcext:value-type="time">
            <text:p>0:45</text:p>
          </table:table-cell>
          <table:table-cell table:style-name="ce1" table:formula="of:=TIMEVALUE([.D28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1-06" calcext:value-type="date">
            <text:p>11/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31]-[.B31]" office:value-type="time" office:time-value="PT00H29M59.999999712S" calcext:value-type="time">
            <text:p>0:30</text:p>
          </table:table-cell>
          <table:table-cell table:style-name="ce1" table:formula="of:=TIMEVALUE([.D3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1-06" calcext:value-type="date">
            <text:p>11/6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06" calcext:value-type="date">
            <text:p>11/6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06" calcext:value-type="date">
            <text:p>11/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34]-[.B34]" office:value-type="time" office:time-value="PT00H45M00S" calcext:value-type="time">
            <text:p>0:45</text:p>
          </table:table-cell>
          <table:table-cell table:style-name="ce1" table:formula="of:=TIMEVALUE([.D3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1-07" calcext:value-type="date">
            <text:p>11/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37]-[.B37]" office:value-type="time" office:time-value="PT00H29M59.999999712S" calcext:value-type="time">
            <text:p>0:30</text:p>
          </table:table-cell>
          <table:table-cell table:style-name="ce1" table:formula="of:=TIMEVALUE([.D3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1-07" calcext:value-type="date">
            <text:p>11/7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07" calcext:value-type="date">
            <text:p>11/7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07" calcext:value-type="date">
            <text:p>11/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40]-[.B40]" office:value-type="time" office:time-value="PT00H45M00S" calcext:value-type="time">
            <text:p>0:45</text:p>
          </table:table-cell>
          <table:table-cell table:style-name="ce1" table:formula="of:=TIMEVALUE([.D4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1-08" calcext:value-type="date">
            <text:p>11/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43]-[.B43]" office:value-type="time" office:time-value="PT00H29M59.999999712S" calcext:value-type="time">
            <text:p>0:30</text:p>
          </table:table-cell>
          <table:table-cell table:style-name="ce1" table:formula="of:=TIMEVALUE([.D4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1-08" calcext:value-type="date">
            <text:p>11/8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08" calcext:value-type="date">
            <text:p>11/8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08" calcext:value-type="date">
            <text:p>11/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46]-[.B46]" office:value-type="time" office:time-value="PT00H45M00S" calcext:value-type="time">
            <text:p>0:45</text:p>
          </table:table-cell>
          <table:table-cell table:style-name="ce1" table:formula="of:=TIMEVALUE([.D4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1-09" calcext:value-type="date">
            <text:p>11/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49]-[.B49]" office:value-type="time" office:time-value="PT00H29M59.999999712S" calcext:value-type="time">
            <text:p>0:30</text:p>
          </table:table-cell>
          <table:table-cell table:style-name="ce1" table:formula="of:=TIMEVALUE([.D4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1-09" calcext:value-type="date">
            <text:p>11/9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09" calcext:value-type="date">
            <text:p>11/9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09" calcext:value-type="date">
            <text:p>11/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52]-[.B52]" office:value-type="time" office:time-value="PT00H45M00S" calcext:value-type="time">
            <text:p>0:45</text:p>
          </table:table-cell>
          <table:table-cell table:style-name="ce1" table:formula="of:=TIMEVALUE([.D52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1-10" calcext:value-type="date">
            <text:p>11/1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55]-[.B55]" office:value-type="time" office:time-value="PT00H29M59.999999712S" calcext:value-type="time">
            <text:p>0:30</text:p>
          </table:table-cell>
          <table:table-cell table:style-name="ce1" table:formula="of:=TIMEVALUE([.D55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10" calcext:value-type="date">
            <text:p>11/1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58]-[.B58]" office:value-type="time" office:time-value="PT00H45M00S" calcext:value-type="time">
            <text:p>0:45</text:p>
          </table:table-cell>
          <table:table-cell table:style-name="ce1" table:formula="of:=TIMEVALUE([.D58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1-11" calcext:value-type="date">
            <text:p>11/1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61]-[.B61]" office:value-type="time" office:time-value="PT00H29M59.999999712S" calcext:value-type="time">
            <text:p>0:30</text:p>
          </table:table-cell>
          <table:table-cell table:style-name="ce1" table:formula="of:=TIMEVALUE([.D6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1-11" calcext:value-type="date">
            <text:p>11/11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11" calcext:value-type="date">
            <text:p>11/11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11" calcext:value-type="date">
            <text:p>11/1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64]-[.B64]" office:value-type="time" office:time-value="PT00H45M00S" calcext:value-type="time">
            <text:p>0:45</text:p>
          </table:table-cell>
          <table:table-cell table:style-name="ce1" table:formula="of:=TIMEVALUE([.D6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1-12" calcext:value-type="date">
            <text:p>11/1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67]-[.B67]" office:value-type="time" office:time-value="PT00H29M59.999999712S" calcext:value-type="time">
            <text:p>0:30</text:p>
          </table:table-cell>
          <table:table-cell table:style-name="ce1" table:formula="of:=TIMEVALUE([.D6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1-12" calcext:value-type="date">
            <text:p>11/12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12" calcext:value-type="date">
            <text:p>11/12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12" calcext:value-type="date">
            <text:p>11/1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70]-[.B70]" office:value-type="time" office:time-value="PT00H45M00S" calcext:value-type="time">
            <text:p>0:45</text:p>
          </table:table-cell>
          <table:table-cell table:style-name="ce1" table:formula="of:=TIMEVALUE([.D7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1-13" calcext:value-type="date">
            <text:p>11/1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73]-[.B73]" office:value-type="time" office:time-value="PT00H29M59.999999712S" calcext:value-type="time">
            <text:p>0:30</text:p>
          </table:table-cell>
          <table:table-cell table:style-name="ce1" table:formula="of:=TIMEVALUE([.D7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1-13" calcext:value-type="date">
            <text:p>11/13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13" calcext:value-type="date">
            <text:p>11/13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13" calcext:value-type="date">
            <text:p>11/1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76]-[.B76]" office:value-type="time" office:time-value="PT00H45M00S" calcext:value-type="time">
            <text:p>0:45</text:p>
          </table:table-cell>
          <table:table-cell table:style-name="ce1" table:formula="of:=TIMEVALUE([.D7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1-14" calcext:value-type="date">
            <text:p>11/1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79]-[.B79]" office:value-type="time" office:time-value="PT00H29M59.999999712S" calcext:value-type="time">
            <text:p>0:30</text:p>
          </table:table-cell>
          <table:table-cell table:style-name="ce1" table:formula="of:=TIMEVALUE([.D7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1-14" calcext:value-type="date">
            <text:p>11/14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14" calcext:value-type="date">
            <text:p>11/14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14" calcext:value-type="date">
            <text:p>11/1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82]-[.B82]" office:value-type="time" office:time-value="PT00H45M00S" calcext:value-type="time">
            <text:p>0:45</text:p>
          </table:table-cell>
          <table:table-cell table:style-name="ce1" table:formula="of:=TIMEVALUE([.D82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1-15" calcext:value-type="date">
            <text:p>11/1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85]-[.B85]" office:value-type="time" office:time-value="PT00H29M59.999999712S" calcext:value-type="time">
            <text:p>0:30</text:p>
          </table:table-cell>
          <table:table-cell table:style-name="ce1" table:formula="of:=TIMEVALUE([.D85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1-15" calcext:value-type="date">
            <text:p>11/15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15" calcext:value-type="date">
            <text:p>11/15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15" calcext:value-type="date">
            <text:p>11/1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88]-[.B88]" office:value-type="time" office:time-value="PT00H45M00S" calcext:value-type="time">
            <text:p>0:45</text:p>
          </table:table-cell>
          <table:table-cell table:style-name="ce1" table:formula="of:=TIMEVALUE([.D88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1-16" calcext:value-type="date">
            <text:p>11/1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91]-[.B91]" office:value-type="time" office:time-value="PT00H29M59.999999712S" calcext:value-type="time">
            <text:p>0:30</text:p>
          </table:table-cell>
          <table:table-cell table:style-name="ce1" table:formula="of:=TIMEVALUE([.D9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1-16" calcext:value-type="date">
            <text:p>11/16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16" calcext:value-type="date">
            <text:p>11/16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16" calcext:value-type="date">
            <text:p>11/1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94]-[.B94]" office:value-type="time" office:time-value="PT00H45M00S" calcext:value-type="time">
            <text:p>0:45</text:p>
          </table:table-cell>
          <table:table-cell table:style-name="ce1" table:formula="of:=TIMEVALUE([.D9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1-17" calcext:value-type="date">
            <text:p>11/1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97]-[.B97]" office:value-type="time" office:time-value="PT00H29M59.999999712S" calcext:value-type="time">
            <text:p>0:30</text:p>
          </table:table-cell>
          <table:table-cell table:style-name="ce1" table:formula="of:=TIMEVALUE([.D9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17" calcext:value-type="date">
            <text:p>11/1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00]-[.B100]" office:value-type="time" office:time-value="PT00H45M00S" calcext:value-type="time">
            <text:p>0:45</text:p>
          </table:table-cell>
          <table:table-cell table:style-name="ce1" table:formula="of:=TIMEVALUE([.D10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1-18" calcext:value-type="date">
            <text:p>11/1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03]-[.B103]" office:value-type="time" office:time-value="PT00H29M59.999999712S" calcext:value-type="time">
            <text:p>0:30</text:p>
          </table:table-cell>
          <table:table-cell table:style-name="ce1" table:formula="of:=TIMEVALUE([.D10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1-18" calcext:value-type="date">
            <text:p>11/18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18" calcext:value-type="date">
            <text:p>11/18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18" calcext:value-type="date">
            <text:p>11/1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06]-[.B106]" office:value-type="time" office:time-value="PT00H45M00S" calcext:value-type="time">
            <text:p>0:45</text:p>
          </table:table-cell>
          <table:table-cell table:style-name="ce1" table:formula="of:=TIMEVALUE([.D10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1-19" calcext:value-type="date">
            <text:p>11/1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09]-[.B109]" office:value-type="time" office:time-value="PT00H29M59.999999712S" calcext:value-type="time">
            <text:p>0:30</text:p>
          </table:table-cell>
          <table:table-cell table:style-name="ce1" table:formula="of:=TIMEVALUE([.D10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1-19" calcext:value-type="date">
            <text:p>11/19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19" calcext:value-type="date">
            <text:p>11/19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19" calcext:value-type="date">
            <text:p>11/1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12]-[.B112]" office:value-type="time" office:time-value="PT00H45M00S" calcext:value-type="time">
            <text:p>0:45</text:p>
          </table:table-cell>
          <table:table-cell table:style-name="ce1" table:formula="of:=TIMEVALUE([.D112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1-20" calcext:value-type="date">
            <text:p>11/2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15]-[.B115]" office:value-type="time" office:time-value="PT00H29M59.999999712S" calcext:value-type="time">
            <text:p>0:30</text:p>
          </table:table-cell>
          <table:table-cell table:style-name="ce1" table:formula="of:=TIMEVALUE([.D115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1-20" calcext:value-type="date">
            <text:p>11/20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20" calcext:value-type="date">
            <text:p>11/20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20" calcext:value-type="date">
            <text:p>11/2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18]-[.B118]" office:value-type="time" office:time-value="PT00H45M00S" calcext:value-type="time">
            <text:p>0:45</text:p>
          </table:table-cell>
          <table:table-cell table:style-name="ce1" table:formula="of:=TIMEVALUE([.D118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1-21" calcext:value-type="date">
            <text:p>11/2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21]-[.B121]" office:value-type="time" office:time-value="PT00H29M59.999999712S" calcext:value-type="time">
            <text:p>0:30</text:p>
          </table:table-cell>
          <table:table-cell table:style-name="ce1" table:formula="of:=TIMEVALUE([.D12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1-21" calcext:value-type="date">
            <text:p>11/21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21" calcext:value-type="date">
            <text:p>11/21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21" calcext:value-type="date">
            <text:p>11/2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24]-[.B124]" office:value-type="time" office:time-value="PT00H45M00S" calcext:value-type="time">
            <text:p>0:45</text:p>
          </table:table-cell>
          <table:table-cell table:style-name="ce1" table:formula="of:=TIMEVALUE([.D12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1-22" calcext:value-type="date">
            <text:p>11/2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27]-[.B127]" office:value-type="time" office:time-value="PT00H29M59.999999712S" calcext:value-type="time">
            <text:p>0:30</text:p>
          </table:table-cell>
          <table:table-cell table:style-name="ce1" table:formula="of:=TIMEVALUE([.D12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1-22" calcext:value-type="date">
            <text:p>11/22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22" calcext:value-type="date">
            <text:p>11/22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22" calcext:value-type="date">
            <text:p>11/2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30]-[.B130]" office:value-type="time" office:time-value="PT00H45M00S" calcext:value-type="time">
            <text:p>0:45</text:p>
          </table:table-cell>
          <table:table-cell table:style-name="ce1" table:formula="of:=TIMEVALUE([.D13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1-23" calcext:value-type="date">
            <text:p>11/2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33]-[.B133]" office:value-type="time" office:time-value="PT00H29M59.999999712S" calcext:value-type="time">
            <text:p>0:30</text:p>
          </table:table-cell>
          <table:table-cell table:style-name="ce1" table:formula="of:=TIMEVALUE([.D13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1-23" calcext:value-type="date">
            <text:p>11/23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23" calcext:value-type="date">
            <text:p>11/23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23" calcext:value-type="date">
            <text:p>11/2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36]-[.B136]" office:value-type="time" office:time-value="PT00H45M00S" calcext:value-type="time">
            <text:p>0:45</text:p>
          </table:table-cell>
          <table:table-cell table:style-name="ce1" table:formula="of:=TIMEVALUE([.D13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1-24" calcext:value-type="date">
            <text:p>11/2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39]-[.B139]" office:value-type="time" office:time-value="PT00H29M59.999999712S" calcext:value-type="time">
            <text:p>0:30</text:p>
          </table:table-cell>
          <table:table-cell table:style-name="ce1" table:formula="of:=TIMEVALUE([.D13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24" calcext:value-type="date">
            <text:p>11/2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42]-[.B142]" office:value-type="time" office:time-value="PT00H45M00S" calcext:value-type="time">
            <text:p>0:45</text:p>
          </table:table-cell>
          <table:table-cell table:style-name="ce1" table:formula="of:=TIMEVALUE([.D142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1-25" calcext:value-type="date">
            <text:p>11/2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45]-[.B145]" office:value-type="time" office:time-value="PT00H29M59.999999712S" calcext:value-type="time">
            <text:p>0:30</text:p>
          </table:table-cell>
          <table:table-cell table:style-name="ce1" table:formula="of:=TIMEVALUE([.D145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1-25" calcext:value-type="date">
            <text:p>11/25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25" calcext:value-type="date">
            <text:p>11/25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25" calcext:value-type="date">
            <text:p>11/2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48]-[.B148]" office:value-type="time" office:time-value="PT00H45M00S" calcext:value-type="time">
            <text:p>0:45</text:p>
          </table:table-cell>
          <table:table-cell table:style-name="ce1" table:formula="of:=TIMEVALUE([.D148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1-26" calcext:value-type="date">
            <text:p>11/2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51]-[.B151]" office:value-type="time" office:time-value="PT00H29M59.999999712S" calcext:value-type="time">
            <text:p>0:30</text:p>
          </table:table-cell>
          <table:table-cell table:style-name="ce1" table:formula="of:=TIMEVALUE([.D15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1-26" calcext:value-type="date">
            <text:p>11/26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26" calcext:value-type="date">
            <text:p>11/26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26" calcext:value-type="date">
            <text:p>11/2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54]-[.B154]" office:value-type="time" office:time-value="PT00H45M00S" calcext:value-type="time">
            <text:p>0:45</text:p>
          </table:table-cell>
          <table:table-cell table:style-name="ce1" table:formula="of:=TIMEVALUE([.D15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1-27" calcext:value-type="date">
            <text:p>11/2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57]-[.B157]" office:value-type="time" office:time-value="PT00H29M59.999999712S" calcext:value-type="time">
            <text:p>0:30</text:p>
          </table:table-cell>
          <table:table-cell table:style-name="ce1" table:formula="of:=TIMEVALUE([.D15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1-27" calcext:value-type="date">
            <text:p>11/27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27" calcext:value-type="date">
            <text:p>11/27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27" calcext:value-type="date">
            <text:p>11/2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60]-[.B160]" office:value-type="time" office:time-value="PT00H45M00S" calcext:value-type="time">
            <text:p>0:45</text:p>
          </table:table-cell>
          <table:table-cell table:style-name="ce1" table:formula="of:=TIMEVALUE([.D16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1-28" calcext:value-type="date">
            <text:p>11/2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63]-[.B163]" office:value-type="time" office:time-value="PT00H29M59.999999712S" calcext:value-type="time">
            <text:p>0:30</text:p>
          </table:table-cell>
          <table:table-cell table:style-name="ce1" table:formula="of:=TIMEVALUE([.D16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1-28" calcext:value-type="date">
            <text:p>11/28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28" calcext:value-type="date">
            <text:p>11/28/2023</text:p>
          </table:table-cell>
          <table:table-cell table:style-name="ce6" table:number-columns-repeated="2"/>
          <table:table-cell table:number-columns-repeated="3"/>
          <table:table-cell table:style-name="ce19"/>
          <table:table-cell table:number-columns-repeated="1017"/>
        </table:table-row>
        <table:table-row table:style-name="ro1">
          <table:table-cell table:style-name="ce20" office:value-type="date" office:date-value="2023-11-28" calcext:value-type="date">
            <text:p>11/28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28" calcext:value-type="date">
            <text:p>11/2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67]-[.B167]" office:value-type="time" office:time-value="PT00H45M00S" calcext:value-type="time">
            <text:p>0:45</text:p>
          </table:table-cell>
          <table:table-cell table:style-name="ce1" table:formula="of:=TIMEVALUE([.D167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1-29" calcext:value-type="date">
            <text:p>11/2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70]-[.B170]" office:value-type="time" office:time-value="PT00H29M59.999999712S" calcext:value-type="time">
            <text:p>0:30</text:p>
          </table:table-cell>
          <table:table-cell table:style-name="ce1" table:formula="of:=TIMEVALUE([.D170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1-29" calcext:value-type="date">
            <text:p>11/29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29" calcext:value-type="date">
            <text:p>11/29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29" calcext:value-type="date">
            <text:p>11/2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73]-[.B173]" office:value-type="time" office:time-value="PT00H45M00S" calcext:value-type="time">
            <text:p>0:45</text:p>
          </table:table-cell>
          <table:table-cell table:style-name="ce1" table:formula="of:=TIMEVALUE([.D17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0" office:value-type="date" office:date-value="2023-11-30" calcext:value-type="date">
            <text:p>11/3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76]-[.B176]" office:value-type="time" office:time-value="PT00H29M59.999999712S" calcext:value-type="time">
            <text:p>0:30</text:p>
          </table:table-cell>
          <table:table-cell table:style-name="ce1" table:formula="of:=TIMEVALUE([.D17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0" office:value-type="date" office:date-value="2023-11-30" calcext:value-type="date">
            <text:p>11/30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30" calcext:value-type="date">
            <text:p>11/30/2023</text:p>
          </table:table-cell>
          <table:table-cell table:number-columns-repeated="1023"/>
        </table:table-row>
        <table:table-row table:style-name="ro1">
          <table:table-cell table:style-name="ce20" office:value-type="date" office:date-value="2023-11-30" calcext:value-type="date">
            <text:p>11/3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79]-[.B179]" office:value-type="time" office:time-value="PT00H45M00S" calcext:value-type="time">
            <text:p>0:45</text:p>
          </table:table-cell>
          <table:table-cell table:style-name="ce1" table:formula="of:=TIMEVALUE([.D17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10483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2023" table:style-name="ta12">
        <table:table-column table:style-name="co1" table:number-columns-repeated="6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]-[.B1]" office:value-type="time" office:time-value="PT00H29M59.999999712S" calcext:value-type="time">
            <text:p>0:30</text:p>
          </table:table-cell>
          <table:table-cell table:style-name="ce1" table:formula="of:=TIMEVALUE([.D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2-01" calcext:value-type="date">
            <text:p>12/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01" calcext:value-type="date">
            <text:p>12/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01" calcext:value-type="date">
            <text:p>12/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4]-[.B4]" office:value-type="time" office:time-value="PT00H45M00S" calcext:value-type="time">
            <text:p>0:45</text:p>
          </table:table-cell>
          <table:table-cell table:style-name="ce1" table:formula="of:=TIMEVALUE([.D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9" table:number-columns-repeated="3"/>
          <table:table-cell table:style-name="ce1" table:number-columns-repeated="2"/>
          <table:table-cell table:style-name="ce5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date" office:date-value="2023-12-02" calcext:value-type="date">
            <text:p>12/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7]-[.B7]" office:value-type="time" office:time-value="PT00H29M59.999999712S" calcext:value-type="time">
            <text:p>0:30</text:p>
          </table:table-cell>
          <table:table-cell table:style-name="ce1" table:formula="of:=TIMEVALUE([.D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2-02" calcext:value-type="date">
            <text:p>12/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02" calcext:value-type="date">
            <text:p>12/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02" calcext:value-type="date">
            <text:p>12/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0]-[.B10]" office:value-type="time" office:time-value="PT00H45M00S" calcext:value-type="time">
            <text:p>0:45</text:p>
          </table:table-cell>
          <table:table-cell table:style-name="ce1" table:formula="of:=TIMEVALUE([.D1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3-12-03" calcext:value-type="date">
            <text:p>12/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3]-[.B13]" office:value-type="time" office:time-value="PT00H29M59.999999712S" calcext:value-type="time">
            <text:p>0:30</text:p>
          </table:table-cell>
          <table:table-cell table:style-name="ce1" table:formula="of:=TIMEVALUE([.D1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2-03" calcext:value-type="date">
            <text:p>12/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03" calcext:value-type="date">
            <text:p>12/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03" calcext:value-type="date">
            <text:p>12/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6]-[.B16]" office:value-type="time" office:time-value="PT00H45M00S" calcext:value-type="time">
            <text:p>0:45</text:p>
          </table:table-cell>
          <table:table-cell table:style-name="ce1" table:formula="of:=TIMEVALUE([.D1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12-04" calcext:value-type="date">
            <text:p>12/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9]-[.B19]" office:value-type="time" office:time-value="PT00H29M59.999999712S" calcext:value-type="time">
            <text:p>0:30</text:p>
          </table:table-cell>
          <table:table-cell table:style-name="ce1" table:formula="of:=TIMEVALUE([.D1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2-04" calcext:value-type="date">
            <text:p>12/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04" calcext:value-type="date">
            <text:p>12/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04" calcext:value-type="date">
            <text:p>12/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22]-[.B22]" office:value-type="time" office:time-value="PT00H45M00S" calcext:value-type="time">
            <text:p>0:45</text:p>
          </table:table-cell>
          <table:table-cell table:style-name="ce1" table:formula="of:=TIMEVALUE([.D22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12-05" calcext:value-type="date">
            <text:p>12/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25]-[.B25]" office:value-type="time" office:time-value="PT00H29M59.999999712S" calcext:value-type="time">
            <text:p>0:30</text:p>
          </table:table-cell>
          <table:table-cell table:style-name="ce1" table:formula="of:=TIMEVALUE([.D25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2-05" calcext:value-type="date">
            <text:p>12/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05" calcext:value-type="date">
            <text:p>12/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05" calcext:value-type="date">
            <text:p>12/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28]-[.B28]" office:value-type="time" office:time-value="PT00H45M00S" calcext:value-type="time">
            <text:p>0:45</text:p>
          </table:table-cell>
          <table:table-cell table:style-name="ce1" table:formula="of:=TIMEVALUE([.D28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12-06" calcext:value-type="date">
            <text:p>12/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31]-[.B31]" office:value-type="time" office:time-value="PT00H29M59.999999712S" calcext:value-type="time">
            <text:p>0:30</text:p>
          </table:table-cell>
          <table:table-cell table:style-name="ce1" table:formula="of:=TIMEVALUE([.D3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2-06" calcext:value-type="date">
            <text:p>12/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06" calcext:value-type="date">
            <text:p>12/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06" calcext:value-type="date">
            <text:p>12/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34]-[.B34]" office:value-type="time" office:time-value="PT00H45M00S" calcext:value-type="time">
            <text:p>0:45</text:p>
          </table:table-cell>
          <table:table-cell table:style-name="ce1" table:formula="of:=TIMEVALUE([.D3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12-07" calcext:value-type="date">
            <text:p>12/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37]-[.B37]" office:value-type="time" office:time-value="PT00H29M59.999999712S" calcext:value-type="time">
            <text:p>0:30</text:p>
          </table:table-cell>
          <table:table-cell table:style-name="ce1" table:formula="of:=TIMEVALUE([.D3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2-07" calcext:value-type="date">
            <text:p>12/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07" calcext:value-type="date">
            <text:p>12/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07" calcext:value-type="date">
            <text:p>12/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40]-[.B40]" office:value-type="time" office:time-value="PT00H45M00S" calcext:value-type="time">
            <text:p>0:45</text:p>
          </table:table-cell>
          <table:table-cell table:style-name="ce1" table:formula="of:=TIMEVALUE([.D4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12-08" calcext:value-type="date">
            <text:p>12/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43]-[.B43]" office:value-type="time" office:time-value="PT00H29M59.999999712S" calcext:value-type="time">
            <text:p>0:30</text:p>
          </table:table-cell>
          <table:table-cell table:style-name="ce1" table:formula="of:=TIMEVALUE([.D4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2-08" calcext:value-type="date">
            <text:p>12/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08" calcext:value-type="date">
            <text:p>12/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08" calcext:value-type="date">
            <text:p>12/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46]-[.B46]" office:value-type="time" office:time-value="PT00H45M00S" calcext:value-type="time">
            <text:p>0:45</text:p>
          </table:table-cell>
          <table:table-cell table:style-name="ce1" table:formula="of:=TIMEVALUE([.D4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12-09" calcext:value-type="date">
            <text:p>12/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49]-[.B49]" office:value-type="time" office:time-value="PT00H29M59.999999712S" calcext:value-type="time">
            <text:p>0:30</text:p>
          </table:table-cell>
          <table:table-cell table:style-name="ce1" table:formula="of:=TIMEVALUE([.D4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2-09" calcext:value-type="date">
            <text:p>12/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09" calcext:value-type="date">
            <text:p>12/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09" calcext:value-type="date">
            <text:p>12/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52]-[.B52]" office:value-type="time" office:time-value="PT00H45M00S" calcext:value-type="time">
            <text:p>0:45</text:p>
          </table:table-cell>
          <table:table-cell table:style-name="ce1" table:formula="of:=TIMEVALUE([.D52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12-10" calcext:value-type="date">
            <text:p>12/1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55]-[.B55]" office:value-type="time" office:time-value="PT00H29M59.999999712S" calcext:value-type="time">
            <text:p>0:30</text:p>
          </table:table-cell>
          <table:table-cell table:style-name="ce1" table:formula="of:=TIMEVALUE([.D55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2-10" calcext:value-type="date">
            <text:p>12/1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10" calcext:value-type="date">
            <text:p>12/1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10" calcext:value-type="date">
            <text:p>12/1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58]-[.B58]" office:value-type="time" office:time-value="PT00H45M00S" calcext:value-type="time">
            <text:p>0:45</text:p>
          </table:table-cell>
          <table:table-cell table:style-name="ce1" table:formula="of:=TIMEVALUE([.D58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12-11" calcext:value-type="date">
            <text:p>12/1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61]-[.B61]" office:value-type="time" office:time-value="PT00H29M59.999999712S" calcext:value-type="time">
            <text:p>0:30</text:p>
          </table:table-cell>
          <table:table-cell table:style-name="ce1" table:formula="of:=TIMEVALUE([.D6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2-11" calcext:value-type="date">
            <text:p>12/1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11" calcext:value-type="date">
            <text:p>12/1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11" calcext:value-type="date">
            <text:p>12/1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64]-[.B64]" office:value-type="time" office:time-value="PT00H45M00S" calcext:value-type="time">
            <text:p>0:45</text:p>
          </table:table-cell>
          <table:table-cell table:style-name="ce1" table:formula="of:=TIMEVALUE([.D6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12-12" calcext:value-type="date">
            <text:p>12/1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67]-[.B67]" office:value-type="time" office:time-value="PT00H29M59.999999712S" calcext:value-type="time">
            <text:p>0:30</text:p>
          </table:table-cell>
          <table:table-cell table:style-name="ce1" table:formula="of:=TIMEVALUE([.D6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2-12" calcext:value-type="date">
            <text:p>12/1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12" calcext:value-type="date">
            <text:p>12/1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12" calcext:value-type="date">
            <text:p>12/1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70]-[.B70]" office:value-type="time" office:time-value="PT00H45M00S" calcext:value-type="time">
            <text:p>0:45</text:p>
          </table:table-cell>
          <table:table-cell table:style-name="ce1" table:formula="of:=TIMEVALUE([.D7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12-13" calcext:value-type="date">
            <text:p>12/1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73]-[.B73]" office:value-type="time" office:time-value="PT00H29M59.999999712S" calcext:value-type="time">
            <text:p>0:30</text:p>
          </table:table-cell>
          <table:table-cell table:style-name="ce1" table:formula="of:=TIMEVALUE([.D7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2-13" calcext:value-type="date">
            <text:p>12/1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13" calcext:value-type="date">
            <text:p>12/1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13" calcext:value-type="date">
            <text:p>12/1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76]-[.B76]" office:value-type="time" office:time-value="PT00H45M00S" calcext:value-type="time">
            <text:p>0:45</text:p>
          </table:table-cell>
          <table:table-cell table:style-name="ce1" table:formula="of:=TIMEVALUE([.D7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12-14" calcext:value-type="date">
            <text:p>12/1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79]-[.B79]" office:value-type="time" office:time-value="PT00H29M59.999999712S" calcext:value-type="time">
            <text:p>0:30</text:p>
          </table:table-cell>
          <table:table-cell table:style-name="ce1" table:formula="of:=TIMEVALUE([.D7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2-14" calcext:value-type="date">
            <text:p>12/1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14" calcext:value-type="date">
            <text:p>12/1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14" calcext:value-type="date">
            <text:p>12/1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82]-[.B82]" office:value-type="time" office:time-value="PT00H45M00S" calcext:value-type="time">
            <text:p>0:45</text:p>
          </table:table-cell>
          <table:table-cell table:style-name="ce1" table:formula="of:=TIMEVALUE([.D82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12-15" calcext:value-type="date">
            <text:p>12/1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85]-[.B85]" office:value-type="time" office:time-value="PT00H29M59.999999712S" calcext:value-type="time">
            <text:p>0:30</text:p>
          </table:table-cell>
          <table:table-cell table:style-name="ce1" table:formula="of:=TIMEVALUE([.D85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15" calcext:value-type="date">
            <text:p>12/1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88]-[.B88]" office:value-type="time" office:time-value="PT00H45M00S" calcext:value-type="time">
            <text:p>0:45</text:p>
          </table:table-cell>
          <table:table-cell table:style-name="ce1" table:formula="of:=TIMEVALUE([.D88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12-16" calcext:value-type="date">
            <text:p>12/1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91]-[.B91]" office:value-type="time" office:time-value="PT00H29M59.999999712S" calcext:value-type="time">
            <text:p>0:30</text:p>
          </table:table-cell>
          <table:table-cell table:style-name="ce1" table:formula="of:=TIMEVALUE([.D9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2-16" calcext:value-type="date">
            <text:p>12/1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16" calcext:value-type="date">
            <text:p>12/1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16" calcext:value-type="date">
            <text:p>12/1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94]-[.B94]" office:value-type="time" office:time-value="PT00H45M00S" calcext:value-type="time">
            <text:p>0:45</text:p>
          </table:table-cell>
          <table:table-cell table:style-name="ce1" table:formula="of:=TIMEVALUE([.D9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12-17" calcext:value-type="date">
            <text:p>12/1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97]-[.B97]" office:value-type="time" office:time-value="PT00H29M59.999999712S" calcext:value-type="time">
            <text:p>0:30</text:p>
          </table:table-cell>
          <table:table-cell table:style-name="ce1" table:formula="of:=TIMEVALUE([.D9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2-17" calcext:value-type="date">
            <text:p>12/1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17" calcext:value-type="date">
            <text:p>12/1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17" calcext:value-type="date">
            <text:p>12/1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00]-[.B100]" office:value-type="time" office:time-value="PT00H45M00S" calcext:value-type="time">
            <text:p>0:45</text:p>
          </table:table-cell>
          <table:table-cell table:style-name="ce1" table:formula="of:=TIMEVALUE([.D10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12-18" calcext:value-type="date">
            <text:p>12/1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03]-[.B103]" office:value-type="time" office:time-value="PT00H29M59.999999712S" calcext:value-type="time">
            <text:p>0:30</text:p>
          </table:table-cell>
          <table:table-cell table:style-name="ce1" table:formula="of:=TIMEVALUE([.D10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2-18" calcext:value-type="date">
            <text:p>12/1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18" calcext:value-type="date">
            <text:p>12/1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18" calcext:value-type="date">
            <text:p>12/1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06]-[.B106]" office:value-type="time" office:time-value="PT00H45M00S" calcext:value-type="time">
            <text:p>0:45</text:p>
          </table:table-cell>
          <table:table-cell table:style-name="ce1" table:formula="of:=TIMEVALUE([.D10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12-19" calcext:value-type="date">
            <text:p>12/1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09]-[.B109]" office:value-type="time" office:time-value="PT00H29M59.999999712S" calcext:value-type="time">
            <text:p>0:30</text:p>
          </table:table-cell>
          <table:table-cell table:style-name="ce1" table:formula="of:=TIMEVALUE([.D10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2-19" calcext:value-type="date">
            <text:p>12/1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19" calcext:value-type="date">
            <text:p>12/1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19" calcext:value-type="date">
            <text:p>12/1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12]-[.B112]" office:value-type="time" office:time-value="PT00H45M00S" calcext:value-type="time">
            <text:p>0:45</text:p>
          </table:table-cell>
          <table:table-cell table:style-name="ce1" table:formula="of:=TIMEVALUE([.D112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12-20" calcext:value-type="date">
            <text:p>12/2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15]-[.B115]" office:value-type="time" office:time-value="PT00H29M59.999999712S" calcext:value-type="time">
            <text:p>0:30</text:p>
          </table:table-cell>
          <table:table-cell table:style-name="ce1" table:formula="of:=TIMEVALUE([.D115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2-20" calcext:value-type="date">
            <text:p>12/2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20" calcext:value-type="date">
            <text:p>12/2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20" calcext:value-type="date">
            <text:p>12/2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18]-[.B118]" office:value-type="time" office:time-value="PT00H45M00S" calcext:value-type="time">
            <text:p>0:45</text:p>
          </table:table-cell>
          <table:table-cell table:style-name="ce1" table:formula="of:=TIMEVALUE([.D118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12-21" calcext:value-type="date">
            <text:p>12/2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21]-[.B121]" office:value-type="time" office:time-value="PT00H29M59.999999712S" calcext:value-type="time">
            <text:p>0:30</text:p>
          </table:table-cell>
          <table:table-cell table:style-name="ce1" table:formula="of:=TIMEVALUE([.D12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2-21" calcext:value-type="date">
            <text:p>12/2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21" calcext:value-type="date">
            <text:p>12/2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21" calcext:value-type="date">
            <text:p>12/2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24]-[.B124]" office:value-type="time" office:time-value="PT00H45M00S" calcext:value-type="time">
            <text:p>0:45</text:p>
          </table:table-cell>
          <table:table-cell table:style-name="ce1" table:formula="of:=TIMEVALUE([.D12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12-22" calcext:value-type="date">
            <text:p>12/22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27]-[.B127]" office:value-type="time" office:time-value="PT00H29M59.999999712S" calcext:value-type="time">
            <text:p>0:30</text:p>
          </table:table-cell>
          <table:table-cell table:style-name="ce1" table:formula="of:=TIMEVALUE([.D12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22" calcext:value-type="date">
            <text:p>12/22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30]-[.B130]" office:value-type="time" office:time-value="PT00H45M00S" calcext:value-type="time">
            <text:p>0:45</text:p>
          </table:table-cell>
          <table:table-cell table:style-name="ce1" table:formula="of:=TIMEVALUE([.D13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12-23" calcext:value-type="date">
            <text:p>12/23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33]-[.B133]" office:value-type="time" office:time-value="PT00H29M59.999999712S" calcext:value-type="time">
            <text:p>0:30</text:p>
          </table:table-cell>
          <table:table-cell table:style-name="ce1" table:formula="of:=TIMEVALUE([.D13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2-23" calcext:value-type="date">
            <text:p>12/2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23" calcext:value-type="date">
            <text:p>12/23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23" calcext:value-type="date">
            <text:p>12/23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36]-[.B136]" office:value-type="time" office:time-value="PT00H45M00S" calcext:value-type="time">
            <text:p>0:45</text:p>
          </table:table-cell>
          <table:table-cell table:style-name="ce1" table:formula="of:=TIMEVALUE([.D13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12-24" calcext:value-type="date">
            <text:p>12/24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39]-[.B139]" office:value-type="time" office:time-value="PT00H29M59.999999712S" calcext:value-type="time">
            <text:p>0:30</text:p>
          </table:table-cell>
          <table:table-cell table:style-name="ce1" table:formula="of:=TIMEVALUE([.D13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2-24" calcext:value-type="date">
            <text:p>12/2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24" calcext:value-type="date">
            <text:p>12/24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24" calcext:value-type="date">
            <text:p>12/24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42]-[.B142]" office:value-type="time" office:time-value="PT00H45M00S" calcext:value-type="time">
            <text:p>0:45</text:p>
          </table:table-cell>
          <table:table-cell table:style-name="ce1" table:formula="of:=TIMEVALUE([.D142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12-25" calcext:value-type="date">
            <text:p>12/25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45]-[.B145]" office:value-type="time" office:time-value="PT00H29M59.999999712S" calcext:value-type="time">
            <text:p>0:30</text:p>
          </table:table-cell>
          <table:table-cell table:style-name="ce1" table:formula="of:=TIMEVALUE([.D145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2-25" calcext:value-type="date">
            <text:p>12/2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25" calcext:value-type="date">
            <text:p>12/25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25" calcext:value-type="date">
            <text:p>12/25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48]-[.B148]" office:value-type="time" office:time-value="PT00H45M00S" calcext:value-type="time">
            <text:p>0:45</text:p>
          </table:table-cell>
          <table:table-cell table:style-name="ce1" table:formula="of:=TIMEVALUE([.D148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12-26" calcext:value-type="date">
            <text:p>12/26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51]-[.B151]" office:value-type="time" office:time-value="PT00H29M59.999999712S" calcext:value-type="time">
            <text:p>0:30</text:p>
          </table:table-cell>
          <table:table-cell table:style-name="ce1" table:formula="of:=TIMEVALUE([.D151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2-26" calcext:value-type="date">
            <text:p>12/2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26" calcext:value-type="date">
            <text:p>12/26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26" calcext:value-type="date">
            <text:p>12/26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54]-[.B154]" office:value-type="time" office:time-value="PT00H45M00S" calcext:value-type="time">
            <text:p>0:45</text:p>
          </table:table-cell>
          <table:table-cell table:style-name="ce1" table:formula="of:=TIMEVALUE([.D154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12-27" calcext:value-type="date">
            <text:p>12/27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57]-[.B157]" office:value-type="time" office:time-value="PT00H29M59.999999712S" calcext:value-type="time">
            <text:p>0:30</text:p>
          </table:table-cell>
          <table:table-cell table:style-name="ce1" table:formula="of:=TIMEVALUE([.D157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2-27" calcext:value-type="date">
            <text:p>12/2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27" calcext:value-type="date">
            <text:p>12/27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27" calcext:value-type="date">
            <text:p>12/27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60]-[.B160]" office:value-type="time" office:time-value="PT00H45M00S" calcext:value-type="time">
            <text:p>0:45</text:p>
          </table:table-cell>
          <table:table-cell table:style-name="ce1" table:formula="of:=TIMEVALUE([.D160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12-28" calcext:value-type="date">
            <text:p>12/28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63]-[.B163]" office:value-type="time" office:time-value="PT00H29M59.999999712S" calcext:value-type="time">
            <text:p>0:30</text:p>
          </table:table-cell>
          <table:table-cell table:style-name="ce1" table:formula="of:=TIMEVALUE([.D163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2-28" calcext:value-type="date">
            <text:p>12/2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28" calcext:value-type="date">
            <text:p>12/28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28" calcext:value-type="date">
            <text:p>12/28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66]-[.B166]" office:value-type="time" office:time-value="PT00H45M00S" calcext:value-type="time">
            <text:p>0:45</text:p>
          </table:table-cell>
          <table:table-cell table:style-name="ce1" table:formula="of:=TIMEVALUE([.D166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12-29" calcext:value-type="date">
            <text:p>12/29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69]-[.B169]" office:value-type="time" office:time-value="PT00H29M59.999999712S" calcext:value-type="time">
            <text:p>0:30</text:p>
          </table:table-cell>
          <table:table-cell table:style-name="ce1" table:formula="of:=TIMEVALUE([.D169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29" calcext:value-type="date">
            <text:p>12/29/2023</text:p>
          </table:table-cell>
          <table:table-cell table:style-name="ce6" table:number-columns-repeated="2"/>
          <table:table-cell table:number-columns-repeated="3"/>
          <table:table-cell table:style-name="ce19"/>
          <table:table-cell table:number-columns-repeated="1017"/>
        </table:table-row>
        <table:table-row table:style-name="ro1">
          <table:table-cell table:style-name="ce2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29" calcext:value-type="date">
            <text:p>12/29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73]-[.B173]" office:value-type="time" office:time-value="PT00H45M00S" calcext:value-type="time">
            <text:p>0:45</text:p>
          </table:table-cell>
          <table:table-cell table:style-name="ce1" table:formula="of:=TIMEVALUE([.D173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12-30" calcext:value-type="date">
            <text:p>12/30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76]-[.B176]" office:value-type="time" office:time-value="PT00H29M59.999999712S" calcext:value-type="time">
            <text:p>0:30</text:p>
          </table:table-cell>
          <table:table-cell table:style-name="ce1" table:formula="of:=TIMEVALUE([.D176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2-30" calcext:value-type="date">
            <text:p>12/3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30" calcext:value-type="date">
            <text:p>12/30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30" calcext:value-type="date">
            <text:p>12/30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79]-[.B179]" office:value-type="time" office:time-value="PT00H45M00S" calcext:value-type="time">
            <text:p>0:45</text:p>
          </table:table-cell>
          <table:table-cell table:style-name="ce1" table:formula="of:=TIMEVALUE([.D179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3-12-31" calcext:value-type="date">
            <text:p>12/31/2023</text:p>
          </table:table-cell>
          <table:table-cell table:style-name="ce6" office:value-type="time" office:time-value="PT05H00M00S" calcext:value-type="time">
            <text:p>5:00</text:p>
          </table:table-cell>
          <table:table-cell table:style-name="ce6" office:value-type="time" office:time-value="PT05H30M00S" calcext:value-type="time">
            <text:p>5:30</text:p>
          </table:table-cell>
          <table:table-cell table:style-name="ce9" table:formula="of:=[.C182]-[.B182]" office:value-type="time" office:time-value="PT00H29M59.999999712S" calcext:value-type="time">
            <text:p>0:30</text:p>
          </table:table-cell>
          <table:table-cell table:style-name="ce1" table:formula="of:=TIMEVALUE([.D182])*24" office:value-type="float" office:value="0.5" calcext:value-type="float">
            <text:p>0.5</text:p>
          </table:table-cell>
          <table:table-cell table:style-name="ce13" office:value-type="float" office:value="6004" calcext:value-type="float">
            <text:p>6004</text:p>
          </table:table-cell>
          <table:table-cell table:style-name="ce8" office:value-type="string" calcext:value-type="string">
            <text:p>6004MorningCommute</text:p>
          </table:table-cell>
          <table:table-cell table:style-name="ce8" office:value-type="string" calcext:value-type="string">
            <text:p>Morning Commut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3-12-31" calcext:value-type="date">
            <text:p>12/3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31" calcext:value-type="date">
            <text:p>12/31/2023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12-31" calcext:value-type="date">
            <text:p>12/31/20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 table:formula="of:=[.C185]-[.B185]" office:value-type="time" office:time-value="PT00H45M00S" calcext:value-type="time">
            <text:p>0:45</text:p>
          </table:table-cell>
          <table:table-cell table:style-name="ce1" table:formula="of:=TIMEVALUE([.D185])*24" office:value-type="float" office:value="0.75" calcext:value-type="float">
            <text:p>0.75</text:p>
          </table:table-cell>
          <table:table-cell table:style-name="ce14" office:value-type="float" office:value="6005" calcext:value-type="float">
            <text:p>6005</text:p>
          </table:table-cell>
          <table:table-cell table:style-name="ce16" office:value-type="string" calcext:value-type="string">
            <text:p>6005EveningCommute</text:p>
          </table:table-cell>
          <table:table-cell table:style-name="ce17" office:value-type="string" calcext:value-type="string">
            <text:p>Evening commute</text:p>
          </table:table-cell>
          <table:table-cell table:number-columns-repeated="1016"/>
        </table:table-row>
        <table:table-row table:style-name="ro2" table:number-rows-repeated="10483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Jan2023" style:display-name="PageStyle_Jan20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2023" style:display-name="PageStyle_Feb20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2023" style:display-name="PageStyle_Mar20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r2023" style:display-name="PageStyle_Apr20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y2023" style:display-name="PageStyle_May20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n2023" style:display-name="PageStyle_Jun20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2023" style:display-name="PageStyle_Jul20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g2023" style:display-name="PageStyle_Aug20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p2023" style:display-name="PageStyle_Sep20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2023" style:display-name="PageStyle_Oct20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2023" style:display-name="PageStyle_Nov20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2023" style:display-name="PageStyle_Dec202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cell-count="6963" meta:object-count="0"/>
    <meta:generator>LibreOfficeDev/6.0.5.2$Linux_X86_64 LibreOffice_project/</meta:generator>
  </office:meta>
</office:document-meta>
</file>